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17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5.343cm"/>
    </style:style>
    <style:style style:name="co6" style:family="table-column">
      <style:table-column-properties fo:break-before="auto" style:column-width="1.035cm"/>
    </style:style>
    <style:style style:name="co7" style:family="table-column">
      <style:table-column-properties fo:break-before="auto" style:column-width="3.944cm"/>
    </style:style>
    <style:style style:name="co8" style:family="table-column">
      <style:table-column-properties fo:break-before="auto" style:column-width="1.203cm"/>
    </style:style>
    <style:style style:name="co9" style:family="table-column">
      <style:table-column-properties fo:break-before="auto" style:column-width="9.537cm"/>
    </style:style>
    <style:style style:name="co10" style:family="table-column">
      <style:table-column-properties fo:break-before="auto" style:column-width="6.461cm"/>
    </style:style>
    <style:style style:name="co11" style:family="table-column">
      <style:table-column-properties fo:break-before="auto" style:column-width="5.902cm"/>
    </style:style>
    <style:style style:name="co12" style:family="table-column">
      <style:table-column-properties fo:break-before="auto" style:column-width="1.175cm"/>
    </style:style>
    <style:style style:name="co13" style:family="table-column">
      <style:table-column-properties fo:break-before="auto" style:column-width="6.07cm"/>
    </style:style>
    <style:style style:name="co14" style:family="table-column">
      <style:table-column-properties fo:break-before="auto" style:column-width="1.231cm"/>
    </style:style>
    <style:style style:name="co15" style:family="table-column">
      <style:table-column-properties fo:break-before="auto" style:column-width="6.348cm"/>
    </style:style>
    <style:style style:name="co16" style:family="table-column">
      <style:table-column-properties fo:break-before="auto" style:column-width="0.979cm"/>
    </style:style>
    <style:style style:name="co17" style:family="table-column">
      <style:table-column-properties fo:break-before="auto" style:column-width="6.041cm"/>
    </style:style>
    <style:style style:name="co18" style:family="table-column">
      <style:table-column-properties fo:break-before="auto" style:column-width="3.692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5.593cm"/>
    </style:style>
    <style:style style:name="co21" style:family="table-column">
      <style:table-column-properties fo:break-before="auto" style:column-width="5.539cm"/>
    </style:style>
    <style:style style:name="co22" style:family="table-column">
      <style:table-column-properties fo:break-before="auto" style:column-width="1.007cm"/>
    </style:style>
    <style:style style:name="co23" style:family="table-column">
      <style:table-column-properties fo:break-before="auto" style:column-width="6.265cm"/>
    </style:style>
    <style:style style:name="co24" style:family="table-column">
      <style:table-column-properties fo:break-before="auto" style:column-width="8.867cm"/>
    </style:style>
    <style:style style:name="co25" style:family="table-column">
      <style:table-column-properties fo:break-before="auto" style:column-width="6.518cm"/>
    </style:style>
    <style:style style:name="co26" style:family="table-column">
      <style:table-column-properties fo:break-before="auto" style:column-width="0.84cm"/>
    </style:style>
    <style:style style:name="co27" style:family="table-column">
      <style:table-column-properties fo:break-before="auto" style:column-width="1.314cm"/>
    </style:style>
    <style:style style:name="co28" style:family="table-column">
      <style:table-column-properties fo:break-before="auto" style:column-width="1.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2.725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2.752cm" fo:break-before="auto" style:use-optimal-row-height="false"/>
    </style:style>
    <style:style style:name="ro7" style:family="table-row">
      <style:table-row-properties style:row-height="2.805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402cm" fo:break-before="auto" style:use-optimal-row-height="false"/>
    </style:style>
    <style:style style:name="ta1" style:family="table" style:master-page-name="PageStyle_5f_Tabel_20_1">
      <style:table-properties table:display="true" style:writing-mode="lr-tb"/>
    </style:style>
    <style:style style:name="ta2" style:family="table" style:master-page-name="PageStyle_5f_Tabel_20_2">
      <style:table-properties table:display="true" style:writing-mode="lr-tb"/>
    </style:style>
    <style:style style:name="ta3" style:family="table" style:master-page-name="PageStyle_5f_Tabel_20_3">
      <style:table-properties table:display="true" style:writing-mode="lr-tb"/>
    </style:style>
    <style:style style:name="ta4" style:family="table" style:master-page-name="PageStyle_5f_Tabel_20_4">
      <style:table-properties table:display="true" style:writing-mode="lr-tb"/>
    </style:style>
    <style:style style:name="ta5" style:family="table" style:master-page-name="PageStyle_5f_Tabel_20_5">
      <style:table-properties table:display="true" style:writing-mode="lr-tb"/>
    </style:style>
    <style:style style:name="ta6" style:family="table" style:master-page-name="PageStyle_5f_Tabel_20_6">
      <style:table-properties table:display="true" style:writing-mode="lr-tb"/>
    </style:style>
    <style:style style:name="ta7" style:family="table" style:master-page-name="PageStyle_5f_Tabel_20_7">
      <style:table-properties table:display="true" style:writing-mode="lr-tb"/>
    </style:style>
    <style:style style:name="ta8" style:family="table" style:master-page-name="PageStyle_5f_Tabel_20_8">
      <style:table-properties table:display="true" style:writing-mode="lr-tb"/>
    </style:style>
    <style:style style:name="ta9" style:family="table" style:master-page-name="PageStyle_5f_Tabel_20_9">
      <style:table-properties table:display="true" style:writing-mode="lr-tb"/>
    </style:style>
    <style:style style:name="ta10" style:family="table" style:master-page-name="PageStyle_5f_Tabel_20_10">
      <style:table-properties table:display="true" style:writing-mode="lr-tb"/>
    </style:style>
    <style:style style:name="ta11" style:family="table" style:master-page-name="PageStyle_5f_Tabel_20_11">
      <style:table-properties table:display="true" style:writing-mode="lr-tb"/>
    </style:style>
    <style:style style:name="ta12" style:family="table" style:master-page-name="PageStyle_5f_Tabel_20_12">
      <style:table-properties table:display="true" style:writing-mode="lr-tb"/>
    </style:style>
    <style:style style:name="ta13" style:family="table" style:master-page-name="PageStyle_5f_Tabel_20_13">
      <style:table-properties table:display="true" style:writing-mode="lr-tb"/>
    </style:style>
    <style:style style:name="ta14" style:family="table" style:master-page-name="PageStyle_5f_Tabel_20_13A">
      <style:table-properties table:display="true" style:writing-mode="lr-tb"/>
    </style:style>
    <style:style style:name="ta15" style:family="table" style:master-page-name="PageStyle_5f_Tabel_20_14">
      <style:table-properties table:display="true" style:writing-mode="lr-tb"/>
    </style:style>
    <style:style style:name="ta16" style:family="table" style:master-page-name="PageStyle_5f_Tabel_20_15">
      <style:table-properties table:display="true" style:writing-mode="lr-tb"/>
    </style:style>
    <style:style style:name="ta17" style:family="table" style:master-page-name="PageStyle_5f_Tabel_20_16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TL_20_H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TL_20_H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TL_20_H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</style:style>
    <style:style style:name="ce1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TL_20_Data">
      <style:table-cell-properties fo:border-bottom="1.76pt solid #000000" style:diagonal-bl-tr="none" style:diagonal-tl-br="none" fo:border-left="1.76pt solid #000000" fo:padding="0.071cm" fo:border-right="0.74pt solid #c0c0c0" style:rotation-align="none" fo:border-top="0.74pt solid #c0c0c0"/>
    </style:style>
    <style:style style:name="ce2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ColHeader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1" style:family="table-cell" style:parent-style-name="TL_20_Data">
      <style:table-cell-properties style:diagonal-bl-tr="none" style:diagonal-tl-br="none" fo:border="none" fo:padding="0.071cm" style:rotation-align="none"/>
    </style:style>
    <style:style style:name="ce32" style:family="table-cell" style:parent-style-name="TL_20_Data">
      <style:table-cell-properties fo:border-bottom="1.76pt solid #000000" style:diagonal-bl-tr="none" style:diagonal-tl-br="none" fo:border-left="0.74pt solid #c0c0c0" fo:padding="0.071cm" fo:border-right="0.74pt solid #c0c0c0" style:rotation-align="none" fo:border-top="0.74pt solid #c0c0c0"/>
    </style:style>
    <style:style style:name="ce3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9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0" style:family="table-cell" style:parent-style-name="TL_20_Data">
      <style:table-cell-properties fo:border-bottom="1.76pt solid #000000" style:diagonal-bl-tr="none" style:diagonal-tl-br="none" fo:border-left="0.74pt solid #c0c0c0" fo:padding="0.071cm" fo:border-right="1.76pt solid #000000" style:rotation-align="none" fo:border-top="0.74pt solid #c0c0c0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TL_20_RowProperty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Excel_5f_BuiltIn_5f_Currency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78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79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TL_20_RowProperty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justify" style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2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2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TL_20_ColHeader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TL_20_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abel 1. Academisch gevormden naar studierichting en opleidingsplaats</text:p>
          </table:table-cell>
          <table:table-cell table:style-name="ce13" table:number-columns-repeated="26"/>
          <table:table-cell table:style-name="ce34"/>
          <table:table-cell table:number-columns-repeated="996"/>
        </table:table-row>
        <table:table-row table:style-name="ro1">
          <table:table-cell table:style-name="ce2"/>
          <table:table-cell table:style-name="ce14"/>
          <table:table-cell table:style-name="ce2" table:number-columns-repeated="26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3">
            <text:p>Studierichting</text:p>
          </table:table-cell>
          <table:table-cell table:style-name="ce15"/>
          <table:table-cell table:style-name="ce19" office:value-type="string" calcext:value-type="string" table:number-columns-spanned="2" table:number-rows-spanned="2">
            <text:p>Leid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Utrecht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Groning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Amsterdam G.U.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Amsterdam V.U.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Nijmeg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Delft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Wagening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Rotterdam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Tilburg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Kamp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Buitenland</text:p>
          </table:table-cell>
          <table:covered-table-cell table:style-name="ce26"/>
          <table:table-cell table:style-name="ce33" office:value-type="string" calcext:value-type="string" table:number-columns-spanned="2" table:number-rows-spanned="2">
            <text:p>Totaal</text:p>
          </table:table-cell>
          <table:covered-table-cell table:style-name="ce33"/>
          <table:table-cell table:number-columns-repeated="996"/>
        </table:table-row>
        <table:table-row table:style-name="ro2">
          <table:covered-table-cell table:style-name="ce4"/>
          <table:table-cell table:style-name="ce16"/>
          <table:covered-table-cell table:style-name="ce20"/>
          <table:covered-table-cell table:number-columns-repeated="24" table:style-name="ce27"/>
          <table:covered-table-cell table:style-name="ce35"/>
          <table:table-cell table:number-columns-repeated="996"/>
        </table:table-row>
        <table:table-row table:style-name="ro2">
          <table:covered-table-cell table:style-name="ce4"/>
          <table:table-cell table:style-name="ce16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7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table:number-columns-repeated="3"/>
          <table:table-cell table:style-name="ce37"/>
          <table:table-cell table:number-columns-repeated="996"/>
        </table:table-row>
        <table:table-row table:style-name="ro1">
          <table:table-cell table:style-name="ce6" table:number-columns-repeated="13"/>
          <table:table-cell table:number-columns-repeated="1011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 table:style-name="ce18"/>
          <table:table-cell table:style-name="ce23" office:value-type="float" office:value="516" calcext:value-type="float">
            <text:p>51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1229" calcext:value-type="float">
            <text:p>122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799" calcext:value-type="float">
            <text:p>379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 table:style-name="Default"/>
          <table:table-cell table:style-name="ce24" office:value-type="float" office:value="3013" calcext:value-type="float">
            <text:p>3013</text:p>
          </table:table-cell>
          <table:table-cell table:style-name="ce31" office:value-type="float" office:value="616" calcext:value-type="float">
            <text:p>616</text:p>
          </table:table-cell>
          <table:table-cell table:style-name="ce31" office:value-type="float" office:value="1766" calcext:value-type="float">
            <text:p>1766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585" calcext:value-type="float">
            <text:p>585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1168" calcext:value-type="float">
            <text:p>1168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479" calcext:value-type="float">
            <text:p>479</text:p>
          </table:table-cell>
          <table:table-cell table:style-name="ce31" office:value-type="float" office:value="60" calcext:value-type="float">
            <text:p>6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7775" calcext:value-type="float">
            <text:p>7775</text:p>
          </table:table-cell>
          <table:table-cell table:style-name="ce39" office:value-type="float" office:value="1421" calcext:value-type="float">
            <text:p>1421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 table:style-name="Default"/>
          <table:table-cell table:style-name="ce24" office:value-type="float" office:value="1869" calcext:value-type="float">
            <text:p>1869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2180" calcext:value-type="float">
            <text:p>2180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1181" calcext:value-type="float">
            <text:p>1181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2207" calcext:value-type="float">
            <text:p>2207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2" table:style-name="ce31" office:value-type="float" office:value="0" calcext:value-type="float">
            <text:p>0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7764" calcext:value-type="float">
            <text:p>7764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80" calcext:value-type="float">
            <text:p>1380</text:p>
          </table:table-cell>
          <table:table-cell table:style-name="ce31" office:value-type="float" office:value="273" calcext:value-type="float">
            <text:p>273</text:p>
          </table:table-cell>
          <table:table-cell table:number-columns-repeated="18" table:style-name="ce31" office:value-type="float" office:value="0" calcext:value-type="float">
            <text:p>0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09" calcext:value-type="float">
            <text:p>1409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 table:style-name="Default"/>
          <table:table-cell table:style-name="ce24" office:value-type="float" office:value="790" calcext:value-type="float">
            <text:p>790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1130" calcext:value-type="float">
            <text:p>1130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447" calcext:value-type="float">
            <text:p>447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928" calcext:value-type="float">
            <text:p>928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612" calcext:value-type="float">
            <text:p>3612</text:p>
          </table:table-cell>
          <table:table-cell table:style-name="ce39" office:value-type="float" office:value="1150" calcext:value-type="float">
            <text:p>1150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 table:style-name="Default"/>
          <table:table-cell table:style-name="ce24" office:value-type="float" office:value="136" calcext:value-type="float">
            <text:p>13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2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19" calcext:value-type="float">
            <text:p>519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 table:style-name="Default"/>
          <table:table-cell table:style-name="ce24" office:value-type="float" office:value="133" calcext:value-type="float">
            <text:p>133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98" calcext:value-type="float">
            <text:p>59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195" calcext:value-type="float">
            <text:p>195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079" calcext:value-type="float">
            <text:p>1079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 table:style-name="Default"/>
          <table:table-cell table:style-name="ce24" office:value-type="float" office:value="106" calcext:value-type="float">
            <text:p>106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72" calcext:value-type="float">
            <text:p>472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 table:style-name="Default"/>
          <table:table-cell table:style-name="ce24" office:value-type="float" office:value="158" calcext:value-type="float">
            <text:p>158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2" table:style-name="ce31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35" calcext:value-type="float">
            <text:p>735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 table:style-name="Default"/>
          <table:table-cell table:style-name="ce24" office:value-type="float" office:value="406" calcext:value-type="float">
            <text:p>406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642" calcext:value-type="float">
            <text:p>642</text:p>
          </table:table-cell>
          <table:table-cell table:style-name="ce31" office:value-type="float" office:value="503" calcext:value-type="float">
            <text:p>503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79" calcext:value-type="float">
            <text:p>79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2475" calcext:value-type="float">
            <text:p>2475</text:p>
          </table:table-cell>
          <table:table-cell table:style-name="ce39" office:value-type="float" office:value="1375" calcext:value-type="float">
            <text:p>1375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 table:style-name="Default"/>
          <table:table-cell table:style-name="ce24" office:value-type="float" office:value="176" calcext:value-type="float">
            <text:p>176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47" calcext:value-type="float">
            <text:p>47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87" calcext:value-type="float">
            <text:p>87</text:p>
          </table:table-cell>
          <table:table-cell table:style-name="ce31" office:value-type="float" office:value="1061" calcext:value-type="float">
            <text:p>1061</text:p>
          </table:table-cell>
          <table:table-cell table:style-name="ce39" office:value-type="float" office:value="857" calcext:value-type="float">
            <text:p>857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 table:style-name="Default"/>
          <table:table-cell table:style-name="ce24" office:value-type="float" office:value="138" calcext:value-type="float">
            <text:p>138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21" calcext:value-type="float">
            <text:p>21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75" calcext:value-type="float">
            <text:p>67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 table:style-name="Default"/>
          <table:table-cell table:style-name="ce24" office:value-type="float" office:value="77" calcext:value-type="float">
            <text:p>77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85" calcext:value-type="float">
            <text:p>385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 table:style-name="Default"/>
          <table:table-cell table:style-name="ce24" office:value-type="float" office:value="194" calcext:value-type="float">
            <text:p>19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8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0" calcext:value-type="float">
            <text:p>26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0" calcext:value-type="float">
            <text:p>25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28" calcext:value-type="float">
            <text:p>1928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903" calcext:value-type="float">
            <text:p>2903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19" calcext:value-type="float">
            <text:p>819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8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820" calcext:value-type="float">
            <text:p>82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>
            <text:p>Technische wetenschap, w.o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1" office:value-type="float" office:value="5712" calcext:value-type="float">
            <text:p>5712</text:p>
          </table:table-cell>
          <table:table-cell table:style-name="ce31" office:value-type="float" office:value="158" calcext:value-type="float">
            <text:p>158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168" calcext:value-type="float">
            <text:p>116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6880" calcext:value-type="float">
            <text:p>688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1" office:value-type="float" office:value="1727" calcext:value-type="float">
            <text:p>1727</text:p>
          </table:table-cell>
          <table:table-cell table:style-name="ce31" office:value-type="float" office:value="19" calcext:value-type="float">
            <text:p>19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875" calcext:value-type="float">
            <text:p>18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Werktuigkundig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1" office:value-type="float" office:value="1700" calcext:value-type="float">
            <text:p>1700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1" office:value-type="float" office:value="881" calcext:value-type="float">
            <text:p>881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6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1" office:value-type="float" office:value="1031" calcext:value-type="float">
            <text:p>1031</text:p>
          </table:table-cell>
          <table:table-cell table:style-name="ce31" office:value-type="float" office:value="123" calcext:value-type="float">
            <text:p>123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6"/>
        </table:table-row>
        <table:table-row table:style-name="ro2">
          <table:table-cell table:style-name="ce10" office:value-type="string" calcext:value-type="string">
            <text:p>Landbouwwetensch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967" calcext:value-type="float">
            <text:p>967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 table:style-name="Default"/>
          <table:table-cell table:style-name="ce25" office:value-type="float" office:value="6790" calcext:value-type="float">
            <text:p>6790</text:p>
          </table:table-cell>
          <table:table-cell table:style-name="ce32" office:value-type="float" office:value="1518" calcext:value-type="float">
            <text:p>1518</text:p>
          </table:table-cell>
          <table:table-cell table:style-name="ce32" office:value-type="float" office:value="9096" calcext:value-type="float">
            <text:p>9096</text:p>
          </table:table-cell>
          <table:table-cell table:style-name="ce32" office:value-type="float" office:value="1546" calcext:value-type="float">
            <text:p>1546</text:p>
          </table:table-cell>
          <table:table-cell table:style-name="ce32" office:value-type="float" office:value="2828" calcext:value-type="float">
            <text:p>2828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5626" calcext:value-type="float">
            <text:p>5626</text:p>
          </table:table-cell>
          <table:table-cell table:style-name="ce32" office:value-type="float" office:value="1444" calcext:value-type="float">
            <text:p>1444</text:p>
          </table:table-cell>
          <table:table-cell table:style-name="ce32" office:value-type="float" office:value="1717" calcext:value-type="float">
            <text:p>171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5724" calcext:value-type="float">
            <text:p>5724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929" calcext:value-type="float">
            <text:p>1929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570" calcext:value-type="float">
            <text:p>2570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38958" calcext:value-type="float">
            <text:p>38958</text:p>
          </table:table-cell>
          <table:table-cell table:style-name="ce40" office:value-type="float" office:value="5863" calcext:value-type="float">
            <text:p>5863</text:p>
          </table:table-cell>
          <table:table-cell table:number-columns-repeated="99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2" table:style-name="ta2">
        <table:table-column table:style-name="co1" table:default-cell-style-name="ce12"/>
        <table:table-column table:style-name="co4" table:default-cell-style-name="ce1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abel 2. Academisch gevormden met en zonder beroep naar studierichting en graduering</text:p>
          </table:table-cell>
          <table:table-cell table:style-name="ce13" table:number-columns-repeated="30"/>
          <table:table-cell table:style-name="ce34"/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1" table:number-rows-spanned="4">
            <text:p>Studierichting</text:p>
          </table:table-cell>
          <table:table-cell table:style-name="ce2"/>
          <table:table-cell table:style-name="ce42" office:value-type="string" calcext:value-type="string" table:number-columns-spanned="10" table:number-rows-spanned="1">
            <text:p>Met beroep</text:p>
          </table:table-cell>
          <table:covered-table-cell table:number-columns-repeated="9" table:style-name="ce44"/>
          <table:table-cell table:style-name="ce44" office:value-type="string" calcext:value-type="string" table:number-columns-spanned="10" table:number-rows-spanned="1">
            <text:p>Zonder beroep</text:p>
          </table:table-cell>
          <table:covered-table-cell table:number-columns-repeated="9" table:style-name="ce44"/>
          <table:table-cell table:style-name="ce46" office:value-type="string" calcext:value-type="string" table:number-columns-spanned="10" table:number-rows-spanned="1">
            <text:p>Totaal</text:p>
          </table:table-cell>
          <table:covered-table-cell table:number-columns-repeated="8" table:style-name="ce44"/>
          <table:covered-table-cell table:style-name="ce46"/>
          <table:table-cell table:number-columns-repeated="992"/>
        </table:table-row>
        <table:table-row table:style-name="ro2">
          <table:covered-table-cell table:style-name="ce41"/>
          <table:table-cell table:style-name="ce2"/>
          <table:table-cell table:style-name="ce43" office:value-type="string" calcext:value-type="string" table:number-columns-spanned="2" table:number-rows-spanned="2">
            <text:p>Candid.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Afsluitend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Gepromoveerd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Buitenl.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Totaal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Candid.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Afsluitend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Gepromoveerd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Buitenl.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Totaal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Candid.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Afsluitend ex.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Gepromoveerd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Buitenl. ex.</text:p>
          </table:table-cell>
          <table:covered-table-cell table:style-name="ce45"/>
          <table:table-cell table:style-name="ce47" office:value-type="string" calcext:value-type="string" table:number-columns-spanned="2" table:number-rows-spanned="2">
            <text:p>Totaal</text:p>
          </table:table-cell>
          <table:covered-table-cell table:style-name="ce47"/>
          <table:table-cell table:number-columns-repeated="992"/>
        </table:table-row>
        <table:table-row table:style-name="ro2">
          <table:covered-table-cell table:style-name="ce41"/>
          <table:table-cell table:style-name="ce2"/>
          <table:covered-table-cell table:style-name="ce43"/>
          <table:covered-table-cell table:number-columns-repeated="28" table:style-name="ce45"/>
          <table:covered-table-cell table:style-name="ce47"/>
          <table:table-cell table:number-columns-repeated="992"/>
        </table:table-row>
        <table:table-row table:style-name="ro2">
          <table:covered-table-cell table:style-name="ce41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 table:style-name="Default"/>
          <table:table-cell table:style-name="ce23" office:value-type="float" office:value="2551" calcext:value-type="float">
            <text:p>255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334" calcext:value-type="float">
            <text:p>333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921" calcext:value-type="float">
            <text:p>2921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799" calcext:value-type="float">
            <text:p>379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 table:style-name="Default"/>
          <table:table-cell table:style-name="ce24" office:value-type="float" office:value="555" calcext:value-type="float">
            <text:p>555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4445" calcext:value-type="float">
            <text:p>4445</text:p>
          </table:table-cell>
          <table:table-cell table:style-name="ce31" office:value-type="float" office:value="508" calcext:value-type="float">
            <text:p>508</text:p>
          </table:table-cell>
          <table:table-cell table:style-name="ce31" office:value-type="float" office:value="2195" calcext:value-type="float">
            <text:p>2195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7262" calcext:value-type="float">
            <text:p>7262</text:p>
          </table:table-cell>
          <table:table-cell table:style-name="ce31" office:value-type="float" office:value="742" calcext:value-type="float">
            <text:p>742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365" calcext:value-type="float">
            <text:p>365</text:p>
          </table:table-cell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679" calcext:value-type="float">
            <text:p>679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4515" calcext:value-type="float">
            <text:p>4515</text:p>
          </table:table-cell>
          <table:table-cell table:style-name="ce31" office:value-type="float" office:value="873" calcext:value-type="float">
            <text:p>873</text:p>
          </table:table-cell>
          <table:table-cell table:style-name="ce31" office:value-type="float" office:value="2588" calcext:value-type="float">
            <text:p>2588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7775" calcext:value-type="float">
            <text:p>7775</text:p>
          </table:table-cell>
          <table:table-cell table:style-name="ce39" office:value-type="float" office:value="1421" calcext:value-type="float">
            <text:p>142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 table:style-name="Default"/>
          <table:table-cell table:style-name="ce24" office:value-type="float" office:value="75" calcext:value-type="float">
            <text:p>7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569" calcext:value-type="float">
            <text:p>5569</text:p>
          </table:table-cell>
          <table:table-cell table:style-name="ce31" office:value-type="float" office:value="612" calcext:value-type="float">
            <text:p>612</text:p>
          </table:table-cell>
          <table:table-cell table:style-name="ce31" office:value-type="float" office:value="1658" calcext:value-type="float">
            <text:p>1658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7359" calcext:value-type="float">
            <text:p>7359</text:p>
          </table:table-cell>
          <table:table-cell table:style-name="ce31" office:value-type="float" office:value="745" calcext:value-type="float">
            <text:p>74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5821" calcext:value-type="float">
            <text:p>5821</text:p>
          </table:table-cell>
          <table:table-cell table:style-name="ce31" office:value-type="float" office:value="792" calcext:value-type="float">
            <text:p>792</text:p>
          </table:table-cell>
          <table:table-cell table:style-name="ce31" office:value-type="float" office:value="1799" calcext:value-type="float">
            <text:p>1799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7764" calcext:value-type="float">
            <text:p>7764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63" calcext:value-type="float">
            <text:p>1263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84" calcext:value-type="float">
            <text:p>1384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281" calcext:value-type="float">
            <text:p>1281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09" calcext:value-type="float">
            <text:p>1409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 table:style-name="Default"/>
          <table:table-cell table:style-name="ce24" office:value-type="float" office:value="325" calcext:value-type="float">
            <text:p>325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1534" calcext:value-type="float">
            <text:p>1534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1478" calcext:value-type="float">
            <text:p>1478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383" calcext:value-type="float">
            <text:p>3383</text:p>
          </table:table-cell>
          <table:table-cell table:style-name="ce31" office:value-type="float" office:value="637" calcext:value-type="float">
            <text:p>63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1612" calcext:value-type="float">
            <text:p>1612</text:p>
          </table:table-cell>
          <table:table-cell table:style-name="ce31" office:value-type="float" office:value="723" calcext:value-type="float">
            <text:p>723</text:p>
          </table:table-cell>
          <table:table-cell table:style-name="ce31" office:value-type="float" office:value="1614" calcext:value-type="float">
            <text:p>1614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612" calcext:value-type="float">
            <text:p>3612</text:p>
          </table:table-cell>
          <table:table-cell table:style-name="ce39" office:value-type="float" office:value="1150" calcext:value-type="float">
            <text:p>1150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 table:style-name="Default"/>
          <table:table-cell table:style-name="ce24" office:value-type="float" office:value="73" calcext:value-type="float">
            <text:p>7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83" calcext:value-type="float">
            <text:p>483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4" calcext:value-type="float">
            <text:p>1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19" calcext:value-type="float">
            <text:p>519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 table:style-name="Default"/>
          <table:table-cell table:style-name="ce24" office:value-type="float" office:value="70" calcext:value-type="float">
            <text:p>7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65" calcext:value-type="float">
            <text:p>56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98" calcext:value-type="float">
            <text:p>59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88" calcext:value-type="float">
            <text:p>8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83" calcext:value-type="float">
            <text:p>58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25" calcext:value-type="float">
            <text:p>1025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631" calcext:value-type="float">
            <text:p>63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79" calcext:value-type="float">
            <text:p>1079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 table:style-name="Default"/>
          <table:table-cell table:style-name="ce24" office:value-type="float" office:value="34" calcext:value-type="float">
            <text:p>3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295" calcext:value-type="float">
            <text:p>295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72" calcext:value-type="float">
            <text:p>472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 table:style-name="Default"/>
          <table:table-cell table:style-name="ce24" office:value-type="float" office:value="21" calcext:value-type="float">
            <text:p>2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50" calcext:value-type="float">
            <text:p>550</text:p>
          </table:table-cell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72" calcext:value-type="float">
            <text:p>672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597" calcext:value-type="float">
            <text:p>597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35" calcext:value-type="float">
            <text:p>735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 table:style-name="Default"/>
          <table:table-cell table:style-name="ce24" office:value-type="float" office:value="230" calcext:value-type="float">
            <text:p>230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944" calcext:value-type="float">
            <text:p>944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987" calcext:value-type="float">
            <text:p>987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262" calcext:value-type="float">
            <text:p>2262</text:p>
          </table:table-cell>
          <table:table-cell table:style-name="ce31" office:value-type="float" office:value="818" calcext:value-type="float">
            <text:p>81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557" calcext:value-type="float">
            <text:p>557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995" calcext:value-type="float">
            <text:p>995</text:p>
          </table:table-cell>
          <table:table-cell table:style-name="ce31" office:value-type="float" office:value="734" calcext:value-type="float">
            <text:p>734</text:p>
          </table:table-cell>
          <table:table-cell table:style-name="ce31" office:value-type="float" office:value="1128" calcext:value-type="float">
            <text:p>1128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2475" calcext:value-type="float">
            <text:p>2475</text:p>
          </table:table-cell>
          <table:table-cell table:style-name="ce39" office:value-type="float" office:value="1375" calcext:value-type="float">
            <text:p>1375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 table:style-name="Default"/>
          <table:table-cell table:style-name="ce24" office:value-type="float" office:value="114" calcext:value-type="float">
            <text:p>114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422" calcext:value-type="float">
            <text:p>422</text:p>
          </table:table-cell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69" calcext:value-type="float">
            <text:p>969</text:p>
          </table:table-cell>
          <table:table-cell table:style-name="ce31" office:value-type="float" office:value="505" calcext:value-type="float">
            <text:p>50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451" calcext:value-type="float">
            <text:p>451</text:p>
          </table:table-cell>
          <table:table-cell table:style-name="ce31" office:value-type="float" office:value="455" calcext:value-type="float">
            <text:p>455</text:p>
          </table:table-cell>
          <table:table-cell table:style-name="ce31" office:value-type="float" office:value="453" calcext:value-type="float">
            <text:p>453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061" calcext:value-type="float">
            <text:p>1061</text:p>
          </table:table-cell>
          <table:table-cell table:style-name="ce39" office:value-type="float" office:value="857" calcext:value-type="float">
            <text:p>857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 table:style-name="Default"/>
          <table:table-cell table:style-name="ce24" office:value-type="float" office:value="52" calcext:value-type="float">
            <text:p>5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12" calcext:value-type="float">
            <text:p>612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75" calcext:value-type="float">
            <text:p>67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28" calcext:value-type="float">
            <text:p>2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85" calcext:value-type="float">
            <text:p>385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 table:style-name="Default"/>
          <table:table-cell table:style-name="ce24" office:value-type="float" office:value="21" calcext:value-type="float">
            <text:p>2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0" calcext:value-type="float">
            <text:p>26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 table:style-name="Default"/>
          <table:table-cell table:style-name="ce24" office:value-type="float" office:value="33" calcext:value-type="float">
            <text:p>3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0" calcext:value-type="float">
            <text:p>25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 table:style-name="Default"/>
          <table:table-cell table:style-name="ce24" office:value-type="float" office:value="1209" calcext:value-type="float">
            <text:p>1209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248" calcext:value-type="float">
            <text:p>1248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870" calcext:value-type="float">
            <text:p>2870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8" calcext:value-type="float">
            <text:p>58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220" calcext:value-type="float">
            <text:p>1220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1255" calcext:value-type="float">
            <text:p>125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903" calcext:value-type="float">
            <text:p>2903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99" calcext:value-type="float">
            <text:p>59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770" calcext:value-type="float">
            <text:p>77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1" calcext:value-type="float">
            <text:p>2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28" calcext:value-type="float">
            <text:p>62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20" calcext:value-type="float">
            <text:p>82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Technische wetenschap, w.o.</text:p>
          </table:table-cell>
          <table:table-cell table:style-name="Default"/>
          <table:table-cell table:style-name="ce24" office:value-type="float" office:value="125" calcext:value-type="float">
            <text:p>12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616" calcext:value-type="float">
            <text:p>4616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135" calcext:value-type="float">
            <text:p>113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95" calcext:value-type="float">
            <text:p>59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6471" calcext:value-type="float">
            <text:p>647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867" calcext:value-type="float">
            <text:p>4867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1249" calcext:value-type="float">
            <text:p>124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38" calcext:value-type="float">
            <text:p>63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6880" calcext:value-type="float">
            <text:p>688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 table:style-name="Default"/>
          <table:table-cell table:style-name="ce24" office:value-type="float" office:value="53" calcext:value-type="float">
            <text:p>5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81" calcext:value-type="float">
            <text:p>138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725" calcext:value-type="float">
            <text:p>172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88" calcext:value-type="float">
            <text:p>148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875" calcext:value-type="float">
            <text:p>18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Werktuigk.</text:p>
          </table:table-cell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04" calcext:value-type="float">
            <text:p>140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01" calcext:value-type="float">
            <text:p>200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79" calcext:value-type="float">
            <text:p>147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 table:style-name="Default"/>
          <table:table-cell table:style-name="ce24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40" calcext:value-type="float">
            <text:p>74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36" calcext:value-type="float">
            <text:p>1136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52" calcext:value-type="float">
            <text:p>75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09" calcext:value-type="float">
            <text:p>809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40" calcext:value-type="float">
            <text:p>1140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47" calcext:value-type="float">
            <text:p>847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2"/>
        </table:table-row>
        <table:table-row table:style-name="ro2">
          <table:table-cell table:style-name="ce10" office:value-type="string" calcext:value-type="string">
            <text:p>Landbouwwetenschappen</text:p>
          </table:table-cell>
          <table:table-cell table:style-name="Default"/>
          <table:table-cell table:style-name="ce24" office:value-type="float" office:value="48" calcext:value-type="float">
            <text:p>4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70" calcext:value-type="float">
            <text:p>77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68" calcext:value-type="float">
            <text:p>96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89" calcext:value-type="float">
            <text:p>78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 table:style-name="Default"/>
          <table:table-cell table:style-name="ce25" office:value-type="float" office:value="5181" calcext:value-type="float">
            <text:p>5181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21595" calcext:value-type="float">
            <text:p>21595</text:p>
          </table:table-cell>
          <table:table-cell table:style-name="ce32" office:value-type="float" office:value="2447" calcext:value-type="float">
            <text:p>2447</text:p>
          </table:table-cell>
          <table:table-cell table:style-name="ce32" office:value-type="float" office:value="8703" calcext:value-type="float">
            <text:p>8703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1075" calcext:value-type="float">
            <text:p>107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6554" calcext:value-type="float">
            <text:p>36554</text:p>
          </table:table-cell>
          <table:table-cell table:style-name="ce32" office:value-type="float" office:value="3471" calcext:value-type="float">
            <text:p>3471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1190" calcext:value-type="float">
            <text:p>1190</text:p>
          </table:table-cell>
          <table:table-cell table:style-name="ce32" office:value-type="float" office:value="1046" calcext:value-type="float">
            <text:p>1046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404" calcext:value-type="float">
            <text:p>2404</text:p>
          </table:table-cell>
          <table:table-cell table:style-name="ce32" office:value-type="float" office:value="2392" calcext:value-type="float">
            <text:p>2392</text:p>
          </table:table-cell>
          <table:table-cell table:style-name="ce32" office:value-type="float" office:value="5652" calcext:value-type="float">
            <text:p>5652</text:p>
          </table:table-cell>
          <table:table-cell table:style-name="ce32" office:value-type="float" office:value="1266" calcext:value-type="float">
            <text:p>1266</text:p>
          </table:table-cell>
          <table:table-cell table:style-name="ce32" office:value-type="float" office:value="22412" calcext:value-type="float">
            <text:p>22412</text:p>
          </table:table-cell>
          <table:table-cell table:style-name="ce32" office:value-type="float" office:value="3637" calcext:value-type="float">
            <text:p>3637</text:p>
          </table:table-cell>
          <table:table-cell table:style-name="ce32" office:value-type="float" office:value="9749" calcext:value-type="float">
            <text:p>9749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1145" calcext:value-type="float">
            <text:p>1145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38958" calcext:value-type="float">
            <text:p>38958</text:p>
          </table:table-cell>
          <table:table-cell table:style-name="ce40" office:value-type="float" office:value="5863" calcext:value-type="float">
            <text:p>5863</text:p>
          </table:table-cell>
          <table:table-cell table:number-columns-repeated="99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3" table:style-name="ta3">
        <table:table-column table:style-name="co5" table:default-cell-style-name="ce12"/>
        <table:table-column table:style-name="co6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3. Academisch gevormden naar studierichting en woonprovincie</text:p>
          </table:table-cell>
          <table:table-cell table:style-name="ce51" table:number-columns-repeated="24"/>
          <table:table-cell table:style-name="ce5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49" office:value-type="string" calcext:value-type="string" table:number-columns-spanned="1" table:number-rows-spanned="2">
            <text:p>Studierichting</text:p>
          </table:table-cell>
          <table:table-cell table:style-name="ce2"/>
          <table:table-cell table:style-name="ce42" office:value-type="string" calcext:value-type="string" table:number-columns-spanned="2" table:number-rows-spanned="1">
            <text:p>Groningen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Fries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Drenthe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Overijssel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Gelder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Utrecht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Noord-hol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Zuid-hol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Zee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Noord Brabant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Limburg</text:p>
          </table:table-cell>
          <table:covered-table-cell table:style-name="ce44"/>
          <table:table-cell table:style-name="ce46" office:value-type="string" calcext:value-type="string" table:number-columns-spanned="2" table:number-rows-spanned="1">
            <office:annotation draw:style-name="gr1" draw:text-style-name="P1" svg:width="3.551cm" svg:height="0.98cm" svg:x="46.609cm" svg:y="0.74cm" draw:caption-point-x="2.346cm" draw:caption-point-y="0.222cm">
              <dc:creator>CDM</dc:creator>
              <dc:date>2014-12-13T00:00:00</dc:date>
              <text:p text:style-name="P1"><text:span text:style-name="T1">Noot 1) Incl. de Noordoostelijke polder</text:span></text:p>
            </office:annotation>
            <text:p>Nederland</text:p>
          </table:table-cell>
          <table:covered-table-cell table:style-name="ce46"/>
          <table:table-cell table:number-columns-repeated="998"/>
        </table:table-row>
        <table:table-row table:style-name="ro2">
          <table:covered-table-cell table:style-name="ce50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 table:style-name="Default"/>
          <table:table-cell table:style-name="ce23" office:value-type="float" office:value="313" calcext:value-type="float">
            <text:p>31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99" calcext:value-type="float">
            <text:p>379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 table:style-name="Default"/>
          <table:table-cell table:style-name="ce24" office:value-type="float" office:value="224" calcext:value-type="float">
            <text:p>224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627" calcext:value-type="float">
            <text:p>627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677" calcext:value-type="float">
            <text:p>677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2051" calcext:value-type="float">
            <text:p>2051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2899" calcext:value-type="float">
            <text:p>2899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0" calcext:value-type="float">
            <text:p>480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775" calcext:value-type="float">
            <text:p>7775</text:p>
          </table:table-cell>
          <table:table-cell table:style-name="ce39" office:value-type="float" office:value="1421" calcext:value-type="float">
            <text:p>1421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 table:style-name="Default"/>
          <table:table-cell table:style-name="ce24" office:value-type="float" office:value="432" calcext:value-type="float">
            <text:p>432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741" calcext:value-type="float">
            <text:p>741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808" calcext:value-type="float">
            <text:p>808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906" calcext:value-type="float">
            <text:p>1906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2069" calcext:value-type="float">
            <text:p>2069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63" calcext:value-type="float">
            <text:p>563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7764" calcext:value-type="float">
            <text:p>7764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 table:style-name="Default"/>
          <table:table-cell table:style-name="ce24" office:value-type="float" office:value="49" calcext:value-type="float">
            <text:p>4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09" calcext:value-type="float">
            <text:p>1409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 table:style-name="Default"/>
          <table:table-cell table:style-name="ce24" office:value-type="float" office:value="217" calcext:value-type="float">
            <text:p>217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984" calcext:value-type="float">
            <text:p>984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918" calcext:value-type="float">
            <text:p>918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14" calcext:value-type="float">
            <text:p>314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612" calcext:value-type="float">
            <text:p>3612</text:p>
          </table:table-cell>
          <table:table-cell table:style-name="ce39" office:value-type="float" office:value="1150" calcext:value-type="float">
            <text:p>1150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 table:style-name="Default"/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19" calcext:value-type="float">
            <text:p>519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98" calcext:value-type="float">
            <text:p>59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78" calcext:value-type="float">
            <text:p>7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79" calcext:value-type="float">
            <text:p>1079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 table:style-name="Default"/>
          <table:table-cell table:style-name="ce24" office:value-type="float" office:value="38" calcext:value-type="float">
            <text:p>3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72" calcext:value-type="float">
            <text:p>472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 table:style-name="Default"/>
          <table:table-cell table:style-name="ce24" office:value-type="float" office:value="35" calcext:value-type="float">
            <text:p>35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735" calcext:value-type="float">
            <text:p>735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Letteren en Wijsbeg., w.o.</text:p>
          </table:table-cell>
          <table:table-cell table:style-name="Default"/>
          <table:table-cell table:style-name="ce24" office:value-type="float" office:value="90" calcext:value-type="float">
            <text:p>90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676" calcext:value-type="float">
            <text:p>676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604" calcext:value-type="float">
            <text:p>604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18" calcext:value-type="float">
            <text:p>218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475" calcext:value-type="float">
            <text:p>2475</text:p>
          </table:table-cell>
          <table:table-cell table:style-name="ce39" office:value-type="float" office:value="1375" calcext:value-type="float">
            <text:p>1375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Moderne talen</text:p>
          </table:table-cell>
          <table:table-cell table:style-name="Default"/>
          <table:table-cell table:style-name="ce24" office:value-type="float" office:value="44" calcext:value-type="float">
            <text:p>44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9" calcext:value-type="float">
            <text:p>19</text:p>
          </table:table-cell>
          <table:table-cell table:number-columns-repeated="2" table:style-name="ce31" office:value-type="float" office:value="10" calcext:value-type="float">
            <text:p>10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299" calcext:value-type="float">
            <text:p>299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61" calcext:value-type="float">
            <text:p>1061</text:p>
          </table:table-cell>
          <table:table-cell table:style-name="ce39" office:value-type="float" office:value="857" calcext:value-type="float">
            <text:p>857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 table:style-name="Default"/>
          <table:table-cell table:style-name="ce24" office:value-type="float" office:value="23" calcext:value-type="float">
            <text:p>2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75" calcext:value-type="float">
            <text:p>67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Gescheidenis</text:p>
          </table:table-cell>
          <table:table-cell table:style-name="Default"/>
          <table:table-cell table:style-name="ce24" office:value-type="float" office:value="13" calcext:value-type="float">
            <text:p>1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85" calcext:value-type="float">
            <text:p>385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998"/>
        </table:table-row>
        <table:table-row table:style-name="ro2">
          <table:table-cell table:style-name="ce10" office:value-type="string" calcext:value-type="string">
            <text:p>Indologie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60" calcext:value-type="float">
            <text:p>26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 table:style-name="Default"/>
          <table:table-cell table:style-name="ce24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0" calcext:value-type="float">
            <text:p>25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 table:style-name="Default"/>
          <table:table-cell table:style-name="ce24" office:value-type="float" office:value="38" calcext:value-type="float">
            <text:p>3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67" calcext:value-type="float">
            <text:p>667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470" calcext:value-type="float">
            <text:p>1470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903" calcext:value-type="float">
            <text:p>2903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 table:style-name="Default"/>
          <table:table-cell table:style-name="ce24" office:value-type="float" office:value="43" calcext:value-type="float">
            <text:p>4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20" calcext:value-type="float">
            <text:p>82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Technische wetensch., w.o.</text:p>
          </table:table-cell>
          <table:table-cell table:style-name="Default"/>
          <table:table-cell table:style-name="ce24" office:value-type="float" office:value="128" calcext:value-type="float">
            <text:p>12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73" calcext:value-type="float">
            <text:p>473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41" calcext:value-type="float">
            <text:p>54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505" calcext:value-type="float">
            <text:p>1505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760" calcext:value-type="float">
            <text:p>2760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97" calcext:value-type="float">
            <text:p>59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880" calcext:value-type="float">
            <text:p>688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 table:style-name="Default"/>
          <table:table-cell table:style-name="ce24" office:value-type="float" office:value="42" calcext:value-type="float">
            <text:p>4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56" calcext:value-type="float">
            <text:p>35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14" calcext:value-type="float">
            <text:p>81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75" calcext:value-type="float">
            <text:p>18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Werktuigk.</text:p>
          </table:table-cell>
          <table:table-cell table:style-name="Default"/>
          <table:table-cell table:style-name="ce24" office:value-type="float" office:value="47" calcext:value-type="float">
            <text:p>4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39" calcext:value-type="float">
            <text:p>53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13" calcext:value-type="float">
            <text:p>81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92" calcext:value-type="float">
            <text:p>29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21" calcext:value-type="float">
            <text:p>2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547" calcext:value-type="float">
            <text:p>54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Landbouwwetensch.</text:p>
          </table:table-cell>
          <table:table-cell table:style-name="Default"/>
          <table:table-cell table:style-name="ce24" office:value-type="float" office:value="51" calcext:value-type="float">
            <text:p>5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 table:style-name="Default"/>
          <table:table-cell table:style-name="ce25" office:value-type="float" office:value="1600" calcext:value-type="float">
            <text:p>1600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161" calcext:value-type="float">
            <text:p>1161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671" calcext:value-type="float">
            <text:p>1671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3595" calcext:value-type="float">
            <text:p>3595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3611" calcext:value-type="float">
            <text:p>3611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9075" calcext:value-type="float">
            <text:p>9075</text:p>
          </table:table-cell>
          <table:table-cell table:style-name="ce32" office:value-type="float" office:value="1838" calcext:value-type="float">
            <text:p>1838</text:p>
          </table:table-cell>
          <table:table-cell table:style-name="ce32" office:value-type="float" office:value="12518" calcext:value-type="float">
            <text:p>12518</text:p>
          </table:table-cell>
          <table:table-cell table:style-name="ce32" office:value-type="float" office:value="1761" calcext:value-type="float">
            <text:p>1761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872" calcext:value-type="float">
            <text:p>2872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632" calcext:value-type="float">
            <text:p>1632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38958" calcext:value-type="float">
            <text:p>38958</text:p>
          </table:table-cell>
          <table:table-cell table:style-name="ce40" office:value-type="float" office:value="5863" calcext:value-type="float">
            <text:p>5863</text:p>
          </table:table-cell>
          <table:table-cell table:number-columns-repeated="99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4" table:style-name="ta4">
        <table:table-column table:style-name="co7" table:default-cell-style-name="ce12"/>
        <table:table-column table:style-name="co8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4. Academisch gevormden naar opleidingsplaats en woonprovincie</text:p>
          </table:table-cell>
          <table:table-cell table:style-name="ce51" table:number-columns-repeated="24"/>
          <table:table-cell table:style-name="ce5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53" office:value-type="string" calcext:value-type="string" table:number-columns-spanned="1" table:number-rows-spanned="2">
            <text:p>Opleidingsplaats</text:p>
          </table:table-cell>
          <table:table-cell table:style-name="ce2"/>
          <table:table-cell table:style-name="ce42" office:value-type="string" calcext:value-type="string" table:number-columns-spanned="2" table:number-rows-spanned="1">
            <text:p>Groningen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Fries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Drenthe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Overijssel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Gelder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Utrecht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Noord-Hol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Zuid-Hol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Zee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Noord Brabant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Limburg</text:p>
          </table:table-cell>
          <table:covered-table-cell table:style-name="ce44"/>
          <table:table-cell table:style-name="ce46" office:value-type="string" calcext:value-type="string" table:number-columns-spanned="2" table:number-rows-spanned="1">
            <office:annotation draw:style-name="gr1" draw:text-style-name="P1" svg:width="3.55cm" svg:height="1.164cm" svg:x="46.598cm" svg:y="0.74cm" draw:caption-point-x="1.126cm" draw:caption-point-y="0.222cm">
              <dc:creator>CDM</dc:creator>
              <dc:date>2014-12-13T00:00:00</dc:date>
              <text:p text:style-name="P1"><text:span text:style-name="T2">Noot 1) Incl. de Noordoostelijke Polder.</text:span></text:p>
            </office:annotation>
            <text:p>Nederland</text:p>
          </table:table-cell>
          <table:covered-table-cell table:style-name="ce46"/>
          <table:table-cell table:number-columns-repeated="998"/>
        </table:table-row>
        <table:table-row table:style-name="ro2">
          <table:covered-table-cell table:style-name="ce54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55" office:value-type="string" calcext:value-type="string">
            <text:p>Leiden</text:p>
          </table:table-cell>
          <table:table-cell table:style-name="Default"/>
          <table:table-cell table:style-name="ce23" office:value-type="float" office:value="136" calcext:value-type="float">
            <text:p>136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189" calcext:value-type="float">
            <text:p>1189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3543" calcext:value-type="float">
            <text:p>3543</text:p>
          </table:table-cell>
          <table:table-cell table:style-name="ce30" office:value-type="float" office:value="822" calcext:value-type="float">
            <text:p>822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6790" calcext:value-type="float">
            <text:p>6790</text:p>
          </table:table-cell>
          <table:table-cell table:style-name="ce38" office:value-type="float" office:value="1518" calcext:value-type="float">
            <text:p>1518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Utrecht</text:p>
          </table:table-cell>
          <table:table-cell table:style-name="Default"/>
          <table:table-cell table:style-name="ce24" office:value-type="float" office:value="250" calcext:value-type="float">
            <text:p>250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095" calcext:value-type="float">
            <text:p>1095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745" calcext:value-type="float">
            <text:p>1745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1560" calcext:value-type="float">
            <text:p>1560</text:p>
          </table:table-cell>
          <table:table-cell table:style-name="ce31" office:value-type="float" office:value="367" calcext:value-type="float">
            <text:p>367</text:p>
          </table:table-cell>
          <table:table-cell table:style-name="ce31" office:value-type="float" office:value="2221" calcext:value-type="float">
            <text:p>2221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32" calcext:value-type="float">
            <text:p>732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9096" calcext:value-type="float">
            <text:p>9096</text:p>
          </table:table-cell>
          <table:table-cell table:style-name="ce39" office:value-type="float" office:value="1546" calcext:value-type="float">
            <text:p>1546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Groningen</text:p>
          </table:table-cell>
          <table:table-cell table:style-name="Default"/>
          <table:table-cell table:style-name="ce24" office:value-type="float" office:value="737" calcext:value-type="float">
            <text:p>737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17" calcext:value-type="float">
            <text:p>417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471" calcext:value-type="float">
            <text:p>471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828" calcext:value-type="float">
            <text:p>2828</text:p>
          </table:table-cell>
          <table:table-cell table:style-name="ce39" office:value-type="float" office:value="513" calcext:value-type="float">
            <text:p>513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Amsterdam G.U.</text:p>
          </table:table-cell>
          <table:table-cell table:style-name="Default"/>
          <table:table-cell table:style-name="ce24" office:value-type="float" office:value="100" calcext:value-type="float">
            <text:p>10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58" calcext:value-type="float">
            <text:p>458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2979" calcext:value-type="float">
            <text:p>2979</text:p>
          </table:table-cell>
          <table:table-cell table:style-name="ce31" office:value-type="float" office:value="877" calcext:value-type="float">
            <text:p>877</text:p>
          </table:table-cell>
          <table:table-cell table:style-name="ce31" office:value-type="float" office:value="709" calcext:value-type="float">
            <text:p>709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626" calcext:value-type="float">
            <text:p>5626</text:p>
          </table:table-cell>
          <table:table-cell table:style-name="ce39" office:value-type="float" office:value="1444" calcext:value-type="float">
            <text:p>1444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Amsterdam V.U.</text:p>
          </table:table-cell>
          <table:table-cell table:style-name="Default"/>
          <table:table-cell table:style-name="ce24" office:value-type="float" office:value="78" calcext:value-type="float">
            <text:p>7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741" calcext:value-type="float">
            <text:p>741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17" calcext:value-type="float">
            <text:p>1717</text:p>
          </table:table-cell>
          <table:table-cell table:style-name="ce39" office:value-type="float" office:value="83" calcext:value-type="float">
            <text:p>83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Nijmegen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923" calcext:value-type="float">
            <text:p>923</text:p>
          </table:table-cell>
          <table:table-cell table:style-name="ce39" office:value-type="float" office:value="139" calcext:value-type="float">
            <text:p>139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Delft</text:p>
          </table:table-cell>
          <table:table-cell table:style-name="Default"/>
          <table:table-cell table:style-name="ce24" office:value-type="float" office:value="108" calcext:value-type="float">
            <text:p>10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02" calcext:value-type="float">
            <text:p>1202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390" calcext:value-type="float">
            <text:p>2390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9" calcext:value-type="float">
            <text:p>509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724" calcext:value-type="float">
            <text:p>5724</text:p>
          </table:table-cell>
          <table:table-cell table:style-name="ce39" office:value-type="float" office:value="159" calcext:value-type="float">
            <text:p>159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Wageningen</text:p>
          </table:table-cell>
          <table:table-cell table:style-name="Default"/>
          <table:table-cell table:style-name="ce24" office:value-type="float" office:value="49" calcext:value-type="float">
            <text:p>4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96" calcext:value-type="float">
            <text:p>996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Rotterdam</text:p>
          </table:table-cell>
          <table:table-cell table:style-name="Default"/>
          <table:table-cell table:style-name="ce24" office:value-type="float" office:value="29" calcext:value-type="float">
            <text:p>2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91" calcext:value-type="float">
            <text:p>29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219" calcext:value-type="float">
            <text:p>1219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929" calcext:value-type="float">
            <text:p>1929</text:p>
          </table:table-cell>
          <table:table-cell table:style-name="ce39" office:value-type="float" office:value="111" calcext:value-type="float">
            <text:p>111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Tilburg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05" calcext:value-type="float">
            <text:p>305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Kampen</text:p>
          </table:table-cell>
          <table:table-cell table:style-name="Default"/>
          <table:table-cell table:style-name="ce24" office:value-type="float" office:value="64" calcext:value-type="float">
            <text:p>6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54" calcext:value-type="float">
            <text:p>45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Buitenland</text:p>
          </table:table-cell>
          <table:table-cell table:style-name="Default"/>
          <table:table-cell table:style-name="ce24" office:value-type="float" office:value="44" calcext:value-type="float">
            <text:p>4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46" calcext:value-type="float">
            <text:p>746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708" calcext:value-type="float">
            <text:p>708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570" calcext:value-type="float">
            <text:p>2570</text:p>
          </table:table-cell>
          <table:table-cell table:style-name="ce39" office:value-type="float" office:value="318" calcext:value-type="float">
            <text:p>318</text:p>
          </table:table-cell>
          <table:table-cell table:number-columns-repeated="998"/>
        </table:table-row>
        <table:table-row table:style-name="ro1">
          <table:table-cell table:style-name="ce57" office:value-type="string" calcext:value-type="string">
            <text:p>Totaal</text:p>
          </table:table-cell>
          <table:table-cell table:style-name="Default"/>
          <table:table-cell table:style-name="ce25" office:value-type="float" office:value="1600" calcext:value-type="float">
            <text:p>1600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161" calcext:value-type="float">
            <text:p>1161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671" calcext:value-type="float">
            <text:p>1671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3595" calcext:value-type="float">
            <text:p>3595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3611" calcext:value-type="float">
            <text:p>3611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9075" calcext:value-type="float">
            <text:p>9075</text:p>
          </table:table-cell>
          <table:table-cell table:style-name="ce32" office:value-type="float" office:value="1838" calcext:value-type="float">
            <text:p>1838</text:p>
          </table:table-cell>
          <table:table-cell table:style-name="ce32" office:value-type="float" office:value="12518" calcext:value-type="float">
            <text:p>12518</text:p>
          </table:table-cell>
          <table:table-cell table:style-name="ce32" office:value-type="float" office:value="1761" calcext:value-type="float">
            <text:p>1761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872" calcext:value-type="float">
            <text:p>2872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632" calcext:value-type="float">
            <text:p>1632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38958" calcext:value-type="float">
            <text:p>38958</text:p>
          </table:table-cell>
          <table:table-cell table:style-name="ce40" office:value-type="float" office:value="5863" calcext:value-type="float">
            <text:p>5863</text:p>
          </table:table-cell>
          <table:table-cell table:number-columns-repeated="99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5" table:style-name="ta5">
        <table:table-column table:style-name="co9" table:default-cell-style-name="ce12"/>
        <table:table-column table:style-name="co4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5. Academisch gevormden met beroep per economisch geografisch gebied naar studierichting</text:p>
          </table:table-cell>
          <table:table-cell table:style-name="ce51" table:number-columns-repeated="25"/>
          <table:table-cell table:style-name="ce52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2">
          <table:table-cell table:style-name="ce3" office:value-type="string" calcext:value-type="string" table:number-columns-spanned="1" table:number-rows-spanned="3">
            <text:p>Economisch geografisch gebied</text:p>
          </table:table-cell>
          <table:table-cell table:style-name="ce59"/>
          <table:table-cell table:style-name="ce60" office:value-type="string" calcext:value-type="string" table:number-columns-spanned="1" table:number-rows-spanned="3">
            <text:p>Godgeleerdheid</text:p>
          </table:table-cell>
          <table:table-cell table:style-name="ce63" office:value-type="string" calcext:value-type="string" table:number-columns-spanned="1" table:number-rows-spanned="3">
            <text:p>Rechtsgeleerdheid</text:p>
          </table:table-cell>
          <table:table-cell table:style-name="ce63" office:value-type="string" calcext:value-type="string" table:number-columns-spanned="1" table:number-rows-spanned="3">
            <text:p>Geneeskunde</text:p>
          </table:table-cell>
          <table:table-cell table:style-name="ce63" office:value-type="string" calcext:value-type="string" table:number-columns-spanned="1" table:number-rows-spanned="3">
            <text:p>Tandheelkunde</text:p>
          </table:table-cell>
          <table:table-cell table:style-name="ce66" office:value-type="string" calcext:value-type="string" table:number-columns-spanned="6" table:number-rows-spanned="1">
            <text:p>Wis- en natuurkunde</text:p>
          </table:table-cell>
          <table:covered-table-cell table:number-columns-repeated="5" table:style-name="ce66"/>
          <table:table-cell table:style-name="ce66" office:value-type="string" calcext:value-type="string" table:number-columns-spanned="4" table:number-rows-spanned="1">
            <text:p>Letteren en Wijsbegeerte</text:p>
          </table:table-cell>
          <table:covered-table-cell table:number-columns-repeated="3" table:style-name="ce66"/>
          <table:table-cell table:style-name="ce63" office:value-type="string" calcext:value-type="string" table:number-columns-spanned="1" table:number-rows-spanned="3">
            <text:p>Indologie</text:p>
          </table:table-cell>
          <table:table-cell table:style-name="ce63" office:value-type="string" calcext:value-type="string" table:number-columns-spanned="1" table:number-rows-spanned="3">
            <text:p>Soc. geografie</text:p>
          </table:table-cell>
          <table:table-cell table:style-name="ce63" office:value-type="string" calcext:value-type="string" table:number-columns-spanned="1" table:number-rows-spanned="3">
            <text:p>Economie</text:p>
          </table:table-cell>
          <table:table-cell table:style-name="ce63" office:value-type="string" calcext:value-type="string" table:number-columns-spanned="1" table:number-rows-spanned="3">
            <text:p>Veeartsenijkunde</text:p>
          </table:table-cell>
          <table:table-cell table:style-name="ce66" office:value-type="string" calcext:value-type="string" table:number-columns-spanned="5" table:number-rows-spanned="1">
            <text:p>Techn. Wetenschappen</text:p>
          </table:table-cell>
          <table:covered-table-cell table:number-columns-repeated="4" table:style-name="ce66"/>
          <table:table-cell table:style-name="ce63" office:value-type="string" calcext:value-type="string" table:number-columns-spanned="1" table:number-rows-spanned="3">
            <text:p>Landbouwwetensch.</text:p>
          </table:table-cell>
          <table:table-cell table:style-name="ce69" office:value-type="string" calcext:value-type="string" table:number-columns-spanned="1" table:number-rows-spanned="3">
            <text:p>Totaal</text:p>
          </table:table-cell>
          <table:table-cell table:number-columns-repeated="997"/>
        </table:table-row>
        <table:table-row table:style-name="ro2">
          <table:covered-table-cell table:style-name="ce41"/>
          <table:table-cell table:style-name="ce59"/>
          <table:covered-table-cell table:style-name="ce61"/>
          <table:covered-table-cell table:number-columns-repeated="3" table:style-name="ce64"/>
          <table:table-cell table:style-name="ce67" office:value-type="string" calcext:value-type="string" table:number-columns-spanned="1" table:number-rows-spanned="2">
            <text:p>Totaal</text:p>
          </table:table-cell>
          <table:table-cell table:style-name="ce68" office:value-type="string" calcext:value-type="string" table:number-columns-spanned="5" table:number-rows-spanned="1">
            <text:p>waaronder</text:p>
          </table:table-cell>
          <table:covered-table-cell table:number-columns-repeated="4" table:style-name="ce68"/>
          <table:table-cell table:style-name="ce67" office:value-type="string" calcext:value-type="string" table:number-columns-spanned="1" table:number-rows-spanned="2">
            <text:p>Totaal</text:p>
          </table:table-cell>
          <table:table-cell table:style-name="ce68" office:value-type="string" calcext:value-type="string" table:number-columns-spanned="3" table:number-rows-spanned="1">
            <text:p>waaronder</text:p>
          </table:table-cell>
          <table:covered-table-cell table:number-columns-repeated="2" table:style-name="ce68"/>
          <table:covered-table-cell table:number-columns-repeated="4" table:style-name="ce67"/>
          <table:table-cell table:style-name="ce67" office:value-type="string" calcext:value-type="string" table:number-columns-spanned="1" table:number-rows-spanned="2">
            <text:p>Totaal</text:p>
          </table:table-cell>
          <table:table-cell table:style-name="ce68" office:value-type="string" calcext:value-type="string" table:number-columns-spanned="4" table:number-rows-spanned="1">
            <text:p>waaronder</text:p>
          </table:table-cell>
          <table:covered-table-cell table:number-columns-repeated="3" table:style-name="ce68"/>
          <table:covered-table-cell table:style-name="ce67"/>
          <table:covered-table-cell table:style-name="ce70"/>
          <table:table-cell table:number-columns-repeated="997"/>
        </table:table-row>
        <table:table-row table:style-name="ro3">
          <table:covered-table-cell table:style-name="ce41"/>
          <table:table-cell table:style-name="ce59"/>
          <table:covered-table-cell table:style-name="ce61"/>
          <table:covered-table-cell table:number-columns-repeated="4" table:style-name="ce64"/>
          <table:table-cell table:style-name="ce67" office:value-type="string" calcext:value-type="string">
            <text:p>Wiskunde</text:p>
          </table:table-cell>
          <table:table-cell table:style-name="ce67" office:value-type="string" calcext:value-type="string">
            <text:p>Natuurkunde</text:p>
          </table:table-cell>
          <table:table-cell table:style-name="ce67" office:value-type="string" calcext:value-type="string">
            <text:p>Scheikunde</text:p>
          </table:table-cell>
          <table:table-cell table:style-name="ce67" office:value-type="string" calcext:value-type="string">
            <text:p>Biologie</text:p>
          </table:table-cell>
          <table:table-cell table:style-name="ce67" office:value-type="string" calcext:value-type="string">
            <text:p>Pharmacie</text:p>
          </table:table-cell>
          <table:covered-table-cell table:style-name="ce67"/>
          <table:table-cell table:style-name="ce67" office:value-type="string" calcext:value-type="string">
            <text:p>Mod. talen</text:p>
          </table:table-cell>
          <table:table-cell table:style-name="ce67" office:value-type="string" calcext:value-type="string">
            <text:p>Oude talen</text:p>
          </table:table-cell>
          <table:table-cell table:style-name="ce67" office:value-type="string" calcext:value-type="string">
            <text:p>Geschiedenis</text:p>
          </table:table-cell>
          <table:covered-table-cell table:number-columns-repeated="5" table:style-name="ce67"/>
          <table:table-cell table:style-name="ce67" office:value-type="string" calcext:value-type="string">
            <text:p>Civiel</text:p>
          </table:table-cell>
          <table:table-cell table:style-name="ce67" office:value-type="string" calcext:value-type="string">
            <text:p>Werktuigk.</text:p>
          </table:table-cell>
          <table:table-cell table:style-name="ce67" office:value-type="string" calcext:value-type="string">
            <text:p>Electro-techn.</text:p>
          </table:table-cell>
          <table:table-cell table:style-name="ce67" office:value-type="string" calcext:value-type="string">
            <text:p>Scheikunde</text:p>
          </table:table-cell>
          <table:covered-table-cell table:style-name="ce67"/>
          <table:covered-table-cell table:style-name="ce70"/>
          <table:table-cell table:number-columns-repeated="997"/>
        </table:table-row>
        <table:table-row table:style-name="ro1">
          <table:table-cell table:style-name="ce58" office:value-type="float" office:value="1" calcext:value-type="float">
            <text:p>1</text:p>
          </table:table-cell>
          <table:table-cell table:style-name="ce59"/>
          <table:table-cell table:style-name="ce62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number-columns-repeated="997"/>
        </table:table-row>
        <table:table-row table:style-name="ro1">
          <table:table-cell table:style-name="Default" table:number-columns-repeated="2"/>
          <table:table-cell table:style-name="ce12" table:number-columns-repeated="25"/>
          <table:table-cell table:number-columns-repeated="997"/>
        </table:table-row>
        <table:table-row table:style-name="ro2">
          <table:table-cell table:style-name="ce55" office:value-type="string" calcext:value-type="string">
            <text:p>1. Noordgroningse bouwstreek</text:p>
          </table:table-cell>
          <table:table-cell table:style-name="Default"/>
          <table:table-cell table:style-name="ce23" office:value-type="float" office:value="128" calcext:value-type="float">
            <text:p>128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8" office:value-type="float" office:value="340" calcext:value-type="float">
            <text:p>340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. Groninger veenstreken</text:p>
          </table:table-cell>
          <table:table-cell table:style-name="Default"/>
          <table:table-cell table:style-name="ce24" office:value-type="float" office:value="52" calcext:value-type="float">
            <text:p>52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220" calcext:value-type="float">
            <text:p>220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. Groninger weidegebied</text:p>
          </table:table-cell>
          <table:table-cell table:style-name="Default"/>
          <table:table-cell table:style-name="ce24" office:value-type="float" office:value="47" calcext:value-type="float">
            <text:p>47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9" calcext:value-type="float">
            <text:p>19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9" office:value-type="float" office:value="201" calcext:value-type="float">
            <text:p>201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4. Stad Groningen</text:p>
          </table:table-cell>
          <table:table-cell table:style-name="Default"/>
          <table:table-cell table:style-name="ce24" office:value-type="float" office:value="51" calcext:value-type="float">
            <text:p>51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8" calcext:value-type="float">
            <text:p>28</text:p>
          </table:table-cell>
          <table:table-cell table:style-name="ce39" office:value-type="float" office:value="876" calcext:value-type="float">
            <text:p>876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5. Drentse veenstreken</text:p>
          </table:table-cell>
          <table:table-cell table:style-name="Default"/>
          <table:table-cell table:style-name="ce24" office:value-type="float" office:value="37" calcext:value-type="float">
            <text:p>3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6. Drentse zandgronden</text:p>
          </table:table-cell>
          <table:table-cell table:style-name="Default"/>
          <table:table-cell table:style-name="ce24" office:value-type="float" office:value="53" calcext:value-type="float">
            <text:p>53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3" calcext:value-type="float">
            <text:p>13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7. Fries zandgebied</text:p>
          </table:table-cell>
          <table:table-cell table:style-name="Default"/>
          <table:table-cell table:style-name="ce24" office:value-type="float" office:value="107" calcext:value-type="float">
            <text:p>107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276" calcext:value-type="float">
            <text:p>276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8. Fries weidegebied</text:p>
          </table:table-cell>
          <table:table-cell table:style-name="Default"/>
          <table:table-cell table:style-name="ce24" office:value-type="float" office:value="135" calcext:value-type="float">
            <text:p>135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2" calcext:value-type="float">
            <text:p>32</text:p>
          </table:table-cell>
          <table:table-cell table:style-name="ce39" office:value-type="float" office:value="706" calcext:value-type="float">
            <text:p>706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9. Noordfriese bouwstreek</text:p>
          </table:table-cell>
          <table:table-cell table:style-name="Default"/>
          <table:table-cell table:style-name="ce24" office:value-type="float" office:value="90" calcext:value-type="float">
            <text:p>9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9" calcext:value-type="float">
            <text:p>49</text:p>
          </table:table-cell>
          <table:table-cell table:number-columns-repeated="2"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187" calcext:value-type="float">
            <text:p>187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0. Waddeneilanden</text:p>
          </table:table-cell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0b. Wieringen, Urk, Marken, Wieringerm, N.O.P.</text:p>
          </table:table-cell>
          <table:table-cell table:style-name="Default"/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1. Westoverijssels weidegebied</text:p>
          </table:table-cell>
          <table:table-cell table:style-name="Default"/>
          <table:table-cell table:style-name="ce24" office:value-type="float" office:value="108" calcext:value-type="float">
            <text:p>108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3" calcext:value-type="float">
            <text:p>53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3" calcext:value-type="float">
            <text:p>43</text:p>
          </table:table-cell>
          <table:table-cell table:style-name="ce39" office:value-type="float" office:value="552" calcext:value-type="float">
            <text:p>552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2. Zandgebied.in Z. Drenthe en N.Overijssel</text:p>
          </table:table-cell>
          <table:table-cell table:style-name="Default"/>
          <table:table-cell table:style-name="ce24" office:value-type="float" office:value="56" calcext:value-type="float">
            <text:p>5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3a. Industriegebied van Twente</text:p>
          </table:table-cell>
          <table:table-cell table:style-name="Default"/>
          <table:table-cell table:style-name="ce24" office:value-type="float" office:value="70" calcext:value-type="float">
            <text:p>70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4" calcext:value-type="float">
            <text:p>14</text:p>
          </table:table-cell>
          <table:table-cell table:style-name="ce39" office:value-type="float" office:value="790" calcext:value-type="float">
            <text:p>790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3b. Ind.geb.v.d.Achterhoek v.Geerderl. </text:p>
          </table:table-cell>
          <table:table-cell table:style-name="Default"/>
          <table:table-cell table:style-name="ce24" office:value-type="float" office:value="33" calcext:value-type="float">
            <text:p>3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144" calcext:value-type="float">
            <text:p>144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4a. Zandgebied in Z.W.Overijssel </text:p>
          </table:table-cell>
          <table:table-cell table:style-name="Default"/>
          <table:table-cell table:style-name="ce24" office:value-type="float" office:value="38" calcext:value-type="float">
            <text:p>38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2" table:style-name="ce31" office:value-type="float" office:value="10" calcext:value-type="float">
            <text:p>1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2" calcext:value-type="float">
            <text:p>12</text:p>
          </table:table-cell>
          <table:table-cell table:style-name="ce39" office:value-type="float" office:value="320" calcext:value-type="float">
            <text:p>320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4b. Zandgeb.in de W.Achterh.v.Gelderland</text:p>
          </table:table-cell>
          <table:table-cell table:style-name="Default"/>
          <table:table-cell table:style-name="ce24" office:value-type="float" office:value="59" calcext:value-type="float">
            <text:p>59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4" calcext:value-type="float">
            <text:p>14</text:p>
          </table:table-cell>
          <table:table-cell table:style-name="ce39" office:value-type="float" office:value="364" calcext:value-type="float">
            <text:p>364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5. Veluwe</text:p>
          </table:table-cell>
          <table:table-cell table:style-name="Default"/>
          <table:table-cell table:style-name="ce24" office:value-type="float" office:value="133" calcext:value-type="float">
            <text:p>133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0" calcext:value-type="float">
            <text:p>50</text:p>
          </table:table-cell>
          <table:table-cell table:style-name="ce39" office:value-type="float" office:value="860" calcext:value-type="float">
            <text:p>860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6. N.Noordholland en Westfriesland</text:p>
          </table:table-cell>
          <table:table-cell table:style-name="Default"/>
          <table:table-cell table:style-name="ce24" office:value-type="float" office:value="72" calcext:value-type="float">
            <text:p>72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6" calcext:value-type="float">
            <text:p>26</text:p>
          </table:table-cell>
          <table:table-cell table:style-name="ce39" office:value-type="float" office:value="543" calcext:value-type="float">
            <text:p>543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7a. Duinstreken in Noordholland</text:p>
          </table:table-cell>
          <table:table-cell table:style-name="Default"/>
          <table:table-cell table:style-name="ce24" office:value-type="float" office:value="92" calcext:value-type="float">
            <text:p>92</text:p>
          </table:table-cell>
          <table:table-cell table:style-name="ce31" office:value-type="float" office:value="421" calcext:value-type="float">
            <text:p>421</text:p>
          </table:table-cell>
          <table:table-cell table:style-name="ce31" office:value-type="float" office:value="363" calcext:value-type="float">
            <text:p>363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26" calcext:value-type="float">
            <text:p>426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26" calcext:value-type="float">
            <text:p>26</text:p>
          </table:table-cell>
          <table:table-cell table:style-name="ce39" office:value-type="float" office:value="1969" calcext:value-type="float">
            <text:p>1969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7b. Duinstreken in Zuidholland</text:p>
          </table:table-cell>
          <table:table-cell table:style-name="Default"/>
          <table:table-cell table:style-name="ce24" office:value-type="float" office:value="58" calcext:value-type="float">
            <text:p>58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66" calcext:value-type="float">
            <text:p>66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9" office:value-type="float" office:value="1084" calcext:value-type="float">
            <text:p>1084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7c. Het Westland</text:p>
          </table:table-cell>
          <table:table-cell table:style-name="Default"/>
          <table:table-cell table:style-name="ce24" office:value-type="float" office:value="21" calcext:value-type="float">
            <text:p>2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8. Agrarisch gebied v.Holl.Noorderkwartier</text:p>
          </table:table-cell>
          <table:table-cell table:style-name="Default"/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05" calcext:value-type="float">
            <text:p>105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19. De Zaanstreek</text:p>
          </table:table-cell>
          <table:table-cell table:style-name="Default"/>
          <table:table-cell table:style-name="ce24" office:value-type="float" office:value="31" calcext:value-type="float">
            <text:p>3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28" calcext:value-type="float">
            <text:p>228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0. Amsterdam</text:p>
          </table:table-cell>
          <table:table-cell table:style-name="Default"/>
          <table:table-cell table:style-name="ce24" office:value-type="float" office:value="179" calcext:value-type="float">
            <text:p>179</text:p>
          </table:table-cell>
          <table:table-cell table:style-name="ce31" office:value-type="float" office:value="1285" calcext:value-type="float">
            <text:p>1285</text:p>
          </table:table-cell>
          <table:table-cell table:style-name="ce31" office:value-type="float" office:value="1090" calcext:value-type="float">
            <text:p>1090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590" calcext:value-type="float">
            <text:p>59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534" calcext:value-type="float">
            <text:p>534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569" calcext:value-type="float">
            <text:p>569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38" calcext:value-type="float">
            <text:p>38</text:p>
          </table:table-cell>
          <table:table-cell table:style-name="ce39" office:value-type="float" office:value="4947" calcext:value-type="float">
            <text:p>4947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1. Haarlemmermeer en omstreken</text:p>
          </table:table-cell>
          <table:table-cell table:style-name="Default"/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308" calcext:value-type="float">
            <text:p>308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2. Vechtstreek in Noordholland</text:p>
          </table:table-cell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185" calcext:value-type="float">
            <text:p>185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2b. Vecht- en IJsselstreek in Utrecht</text:p>
          </table:table-cell>
          <table:table-cell table:style-name="Default"/>
          <table:table-cell table:style-name="ce24" office:value-type="float" office:value="58" calcext:value-type="float">
            <text:p>58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2" table:style-name="ce31" office:value-type="float" office:value="13" calcext:value-type="float">
            <text:p>13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365" calcext:value-type="float">
            <text:p>365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3a. Het Gooi</text:p>
          </table:table-cell>
          <table:table-cell table:style-name="Default"/>
          <table:table-cell table:style-name="ce24" office:value-type="float" office:value="57" calcext:value-type="float">
            <text:p>57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2" calcext:value-type="float">
            <text:p>12</text:p>
          </table:table-cell>
          <table:table-cell table:style-name="ce39" office:value-type="float" office:value="1200" calcext:value-type="float">
            <text:p>1200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3b. Oostelijk Utrecht</text:p>
          </table:table-cell>
          <table:table-cell table:style-name="Default"/>
          <table:table-cell table:style-name="ce24" office:value-type="float" office:value="129" calcext:value-type="float">
            <text:p>129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9" calcext:value-type="float">
            <text:p>49</text:p>
          </table:table-cell>
          <table:table-cell table:style-name="ce39" office:value-type="float" office:value="1504" calcext:value-type="float">
            <text:p>1504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4. Stad Utrecht en omstreken</text:p>
          </table:table-cell>
          <table:table-cell table:style-name="Default"/>
          <table:table-cell table:style-name="ce24" office:value-type="float" office:value="81" calcext:value-type="float">
            <text:p>81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426" calcext:value-type="float">
            <text:p>426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68" calcext:value-type="float">
            <text:p>68</text:p>
          </table:table-cell>
          <table:table-cell table:number-columns-repeated="2" table:style-name="ce31" office:value-type="float" office:value="46" calcext:value-type="float">
            <text:p>46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9" calcext:value-type="float">
            <text:p>19</text:p>
          </table:table-cell>
          <table:table-cell table:style-name="ce39" office:value-type="float" office:value="1660" calcext:value-type="float">
            <text:p>1660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5. Leiden en de Rijnstreek</text:p>
          </table:table-cell>
          <table:table-cell table:style-name="Default"/>
          <table:table-cell table:style-name="ce24" office:value-type="float" office:value="108" calcext:value-type="float">
            <text:p>108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1039" calcext:value-type="float">
            <text:p>1039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6. 's Gravenhage en omstreken</text:p>
          </table:table-cell>
          <table:table-cell table:style-name="Default"/>
          <table:table-cell table:style-name="ce24" office:value-type="float" office:value="153" calcext:value-type="float">
            <text:p>153</text:p>
          </table:table-cell>
          <table:table-cell table:style-name="ce31" office:value-type="float" office:value="1989" calcext:value-type="float">
            <text:p>1989</text:p>
          </table:table-cell>
          <table:table-cell table:style-name="ce31" office:value-type="float" office:value="888" calcext:value-type="float">
            <text:p>888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427" calcext:value-type="float">
            <text:p>427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432" calcext:value-type="float">
            <text:p>432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855" calcext:value-type="float">
            <text:p>855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574" calcext:value-type="float">
            <text:p>1574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147" calcext:value-type="float">
            <text:p>147</text:p>
          </table:table-cell>
          <table:table-cell table:style-name="ce39" office:value-type="float" office:value="6829" calcext:value-type="float">
            <text:p>6829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7a. Midden Zuidholland</text:p>
          </table:table-cell>
          <table:table-cell table:style-name="Default"/>
          <table:table-cell table:style-name="ce24" office:value-type="float" office:value="40" calcext:value-type="float">
            <text:p>4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566" calcext:value-type="float">
            <text:p>566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7b. Weidegebied van Zuidholland</text:p>
          </table:table-cell>
          <table:table-cell table:style-name="Default"/>
          <table:table-cell table:style-name="ce24" office:value-type="float" office:value="43" calcext:value-type="float">
            <text:p>4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8. Rotterdam</text:p>
          </table:table-cell>
          <table:table-cell table:style-name="Default"/>
          <table:table-cell table:style-name="ce24" office:value-type="float" office:value="160" calcext:value-type="float">
            <text:p>160</text:p>
          </table:table-cell>
          <table:table-cell table:style-name="ce31" office:value-type="float" office:value="451" calcext:value-type="float">
            <text:p>451</text:p>
          </table:table-cell>
          <table:table-cell table:style-name="ce31" office:value-type="float" office:value="478" calcext:value-type="float">
            <text:p>478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style-name="ce31" office:value-type="float" office:value="380" calcext:value-type="float">
            <text:p>380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0" calcext:value-type="float">
            <text:p>20</text:p>
          </table:table-cell>
          <table:table-cell table:style-name="ce39" office:value-type="float" office:value="2262" calcext:value-type="float">
            <text:p>2262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29. De Nieuwe Waterweg</text:p>
          </table:table-cell>
          <table:table-cell table:style-name="Default"/>
          <table:table-cell table:style-name="ce24" office:value-type="float" office:value="38" calcext:value-type="float">
            <text:p>38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309" calcext:value-type="float">
            <text:p>309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0. Ind.geb.langs Merwede en Noord</text:p>
          </table:table-cell>
          <table:table-cell table:style-name="Default"/>
          <table:table-cell table:style-name="ce24" office:value-type="float" office:value="85" calcext:value-type="float">
            <text:p>85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752" calcext:value-type="float">
            <text:p>752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1. Betuwe, Oostel.Rijngeb., Land van Maas en Waal</text:p>
          </table:table-cell>
          <table:table-cell table:style-name="Default"/>
          <table:table-cell table:style-name="ce24" office:value-type="float" office:value="116" calcext:value-type="float">
            <text:p>116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119" calcext:value-type="float">
            <text:p>119</text:p>
          </table:table-cell>
          <table:table-cell table:number-columns-repeated="2" table:style-name="ce31" office:value-type="float" office:value="17" calcext:value-type="float">
            <text:p>1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9" office:value-type="float" office:value="443" calcext:value-type="float">
            <text:p>443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2a. Zuidelijke Veluwe</text:p>
          </table:table-cell>
          <table:table-cell table:style-name="Default"/>
          <table:table-cell table:style-name="ce24" office:value-type="float" office:value="53" calcext:value-type="float">
            <text:p>53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9" calcext:value-type="float">
            <text:p>9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61" calcext:value-type="float">
            <text:p>161</text:p>
          </table:table-cell>
          <table:table-cell table:style-name="ce39" office:value-type="float" office:value="1132" calcext:value-type="float">
            <text:p>1132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2b. Nijmegen</text:p>
          </table:table-cell>
          <table:table-cell table:style-name="Default"/>
          <table:table-cell table:style-name="ce24" office:value-type="float" office:value="54" calcext:value-type="float">
            <text:p>54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556" calcext:value-type="float">
            <text:p>556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3. Zuidhollandse eilanden</text:p>
          </table:table-cell>
          <table:table-cell table:style-name="Default"/>
          <table:table-cell table:style-name="ce24" office:value-type="float" office:value="58" calcext:value-type="float">
            <text:p>58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3" calcext:value-type="float">
            <text:p>13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235" calcext:value-type="float">
            <text:p>235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4a. Zeeuwse eilanden</text:p>
          </table:table-cell>
          <table:table-cell table:style-name="Default"/>
          <table:table-cell table:style-name="ce24" office:value-type="float" office:value="106" calcext:value-type="float">
            <text:p>106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6" calcext:value-type="float">
            <text:p>26</text:p>
          </table:table-cell>
          <table:table-cell table:style-name="ce39" office:value-type="float" office:value="503" calcext:value-type="float">
            <text:p>503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4b. Zeeuwsch-Vlaanderen</text:p>
          </table:table-cell>
          <table:table-cell table:style-name="Default"/>
          <table:table-cell table:style-name="ce24" office:value-type="float" office:value="34" calcext:value-type="float">
            <text:p>3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174" calcext:value-type="float">
            <text:p>174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5. Westelijk Noordbrabant</text:p>
          </table:table-cell>
          <table:table-cell table:style-name="Default"/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6a. Baranie van Breda en omstreken</text:p>
          </table:table-cell>
          <table:table-cell table:style-name="Default"/>
          <table:table-cell table:style-name="ce24" office:value-type="float" office:value="44" calcext:value-type="float">
            <text:p>44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71" calcext:value-type="float">
            <text:p>71</text:p>
          </table:table-cell>
          <table:table-cell table:number-columns-repeated="2" table:style-name="ce31" office:value-type="float" office:value="26" calcext:value-type="float">
            <text:p>2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29" calcext:value-type="float">
            <text:p>29</text:p>
          </table:table-cell>
          <table:table-cell table:number-columns-repeated="2" table:style-name="ce31" office:value-type="float" office:value="16" calcext:value-type="float">
            <text:p>16</text:p>
          </table:table-cell>
          <table:table-cell table:style-name="ce31" office:value-type="float" office:value="27" calcext:value-type="float">
            <text:p>27</text:p>
          </table:table-cell>
          <table:table-cell table:style-name="ce39" office:value-type="float" office:value="664" calcext:value-type="float">
            <text:p>664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6b. Kempenland en omstreken</text:p>
          </table:table-cell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6c. De Brabantse Peel en omstreken</text:p>
          </table:table-cell>
          <table:table-cell table:style-name="Default"/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7. West-Industriegeb.v.Noordbrabant</text:p>
          </table:table-cell>
          <table:table-cell table:style-name="Default"/>
          <table:table-cell table:style-name="ce24" office:value-type="float" office:value="23" calcext:value-type="float">
            <text:p>23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2" calcext:value-type="float">
            <text:p>12</text:p>
          </table:table-cell>
          <table:table-cell table:style-name="ce39" office:value-type="float" office:value="448" calcext:value-type="float">
            <text:p>448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8. Mijerij van 's Hertogenbosch</text:p>
          </table:table-cell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6" calcext:value-type="float">
            <text:p>16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39. Oost-Ind.geb.v. Noordbrabant</text:p>
          </table:table-cell>
          <table:table-cell table:style-name="Default"/>
          <table:table-cell table:style-name="ce24" office:value-type="float" office:value="23" calcext:value-type="float">
            <text:p>23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984" calcext:value-type="float">
            <text:p>984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40.N.Limburg met N.O.Noordbrabant</text:p>
          </table:table-cell>
          <table:table-cell table:style-name="Default"/>
          <table:table-cell table:style-name="ce24" office:value-type="float" office:value="51" calcext:value-type="float">
            <text:p>51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3" calcext:value-type="float">
            <text:p>13</text:p>
          </table:table-cell>
          <table:table-cell table:style-name="ce39" office:value-type="float" office:value="505" calcext:value-type="float">
            <text:p>505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41. Zuid Limburg zonder mijnstreek</text:p>
          </table:table-cell>
          <table:table-cell table:style-name="Default"/>
          <table:table-cell table:style-name="ce24" office:value-type="float" office:value="44" calcext:value-type="float">
            <text:p>44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567" calcext:value-type="float">
            <text:p>567</text:p>
          </table:table-cell>
          <table:table-cell table:number-columns-repeated="997"/>
        </table:table-row>
        <table:table-row table:style-name="ro2">
          <table:table-cell table:style-name="ce56" office:value-type="string" calcext:value-type="string">
            <text:p>42. Mijnstreek in Limburg</text:p>
          </table:table-cell>
          <table:table-cell table:style-name="Default"/>
          <table:table-cell table:style-name="ce24" office:value-type="float" office:value="31" calcext:value-type="float">
            <text:p>31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9" office:value-type="float" office:value="598" calcext:value-type="float">
            <text:p>598</text:p>
          </table:table-cell>
          <table:table-cell table:number-columns-repeated="997"/>
        </table:table-row>
        <table:table-row table:style-name="ro1">
          <table:table-cell table:style-name="ce57" office:value-type="string" calcext:value-type="string">
            <text:p>Totaal</text:p>
          </table:table-cell>
          <table:table-cell table:style-name="Default"/>
          <table:table-cell table:style-name="ce25" office:value-type="float" office:value="3414" calcext:value-type="float">
            <text:p>3414</text:p>
          </table:table-cell>
          <table:table-cell table:style-name="ce32" office:value-type="float" office:value="8004" calcext:value-type="float">
            <text:p>8004</text:p>
          </table:table-cell>
          <table:table-cell table:style-name="ce32" office:value-type="float" office:value="8104" calcext:value-type="float">
            <text:p>8104</text:p>
          </table:table-cell>
          <table:table-cell table:style-name="ce32" office:value-type="float" office:value="1591" calcext:value-type="float">
            <text:p>1591</text:p>
          </table:table-cell>
          <table:table-cell table:style-name="ce32" office:value-type="float" office:value="4020" calcext:value-type="float">
            <text:p>4020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1109" calcext:value-type="float">
            <text:p>1109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1023" calcext:value-type="float">
            <text:p>1023</text:p>
          </table:table-cell>
          <table:table-cell table:style-name="ce32" office:value-type="float" office:value="3080" calcext:value-type="float">
            <text:p>3080</text:p>
          </table:table-cell>
          <table:table-cell table:style-name="ce32" office:value-type="float" office:value="1474" calcext:value-type="float">
            <text:p>1474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952" calcext:value-type="float">
            <text:p>2952</text:p>
          </table:table-cell>
          <table:table-cell table:style-name="ce32" office:value-type="float" office:value="776" calcext:value-type="float">
            <text:p>776</text:p>
          </table:table-cell>
          <table:table-cell table:style-name="ce32" office:value-type="float" office:value="6571" calcext:value-type="float">
            <text:p>6571</text:p>
          </table:table-cell>
          <table:table-cell table:style-name="ce32" office:value-type="float" office:value="1742" calcext:value-type="float">
            <text:p>1742</text:p>
          </table:table-cell>
          <table:table-cell table:style-name="ce32" office:value-type="float" office:value="2001" calcext:value-type="float">
            <text:p>2001</text:p>
          </table:table-cell>
          <table:table-cell table:style-name="ce32" office:value-type="float" office:value="1141" calcext:value-type="float">
            <text:p>1141</text:p>
          </table:table-cell>
          <table:table-cell table:style-name="ce32" office:value-type="float" office:value="1214" calcext:value-type="float">
            <text:p>1214</text:p>
          </table:table-cell>
          <table:table-cell table:style-name="ce32" office:value-type="float" office:value="979" calcext:value-type="float">
            <text:p>979</text:p>
          </table:table-cell>
          <table:table-cell table:style-name="ce40" office:value-type="float" office:value="40025" calcext:value-type="float">
            <text:p>40025</text:p>
          </table:table-cell>
          <table:table-cell table:number-columns-repeated="997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6" table:style-name="ta6">
        <table:table-column table:style-name="co10" table:default-cell-style-name="ce12"/>
        <table:table-column table:style-name="co6" table:default-cell-style-name="ce12"/>
        <table:table-column table:style-name="co3" table:number-columns-repeated="1022" table:default-cell-style-name="Default"/>
        <table:table-row table:style-name="ro1">
          <table:table-cell table:style-name="ce72" office:value-type="string" calcext:value-type="string">
            <text:p>Tabel 6. Academisch gevormden naar geboorteplaats en woonprovincie</text:p>
          </table:table-cell>
          <table:table-cell table:style-name="ce72" table:number-columns-repeated="24"/>
          <table:table-cell table:style-name="ce79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73" office:value-type="string" calcext:value-type="string" table:number-columns-spanned="1" table:number-rows-spanned="2">
            <text:p>Geboorteplaats</text:p>
          </table:table-cell>
          <table:table-cell table:style-name="ce2"/>
          <table:table-cell table:style-name="ce42" office:value-type="string" calcext:value-type="string" table:number-columns-spanned="2" table:number-rows-spanned="1">
            <text:p>Groningen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Fries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Drenthe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Overijssel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Gelder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Utrecht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Noord-Hol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Zuid-Hol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Zeelan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Noord Brabant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Limburg</text:p>
          </table:table-cell>
          <table:covered-table-cell table:style-name="ce44"/>
          <table:table-cell table:style-name="ce46" office:value-type="string" calcext:value-type="string" table:number-columns-spanned="2" table:number-rows-spanned="1">
            <office:annotation draw:style-name="gr1" draw:text-style-name="P1" svg:width="3.551cm" svg:height="1.138cm" svg:x="46.618cm" svg:y="0.688cm" draw:caption-point-x="3.455cm" draw:caption-point-y="0.274cm">
              <dc:creator>CDM</dc:creator>
              <dc:date>2014-12-13T00:00:00</dc:date>
              <text:p text:style-name="P1"><text:span text:style-name="T2">Noot 1) Incl. de Noordoostelijke Polder.</text:span></text:p>
            </office:annotation>
            <text:p>Nederland</text:p>
          </table:table-cell>
          <table:covered-table-cell table:style-name="ce46"/>
          <table:table-cell table:number-columns-repeated="998"/>
        </table:table-row>
        <table:table-row table:style-name="ro2">
          <table:covered-table-cell table:style-name="ce74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55" office:value-type="string" calcext:value-type="string">
            <text:p>Woongemeente</text:p>
          </table:table-cell>
          <table:table-cell table:style-name="Default"/>
          <table:table-cell table:style-name="ce23" office:value-type="float" office:value="225" calcext:value-type="float">
            <text:p>22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525" calcext:value-type="float">
            <text:p>1525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2105" calcext:value-type="float">
            <text:p>2105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527" calcext:value-type="float">
            <text:p>5527</text:p>
          </table:table-cell>
          <table:table-cell table:style-name="ce38" office:value-type="float" office:value="956" calcext:value-type="float">
            <text:p>956</text:p>
          </table:table-cell>
          <table:table-cell table:number-columns-repeated="998"/>
        </table:table-row>
        <table:table-row table:style-name="ro2">
          <table:table-cell table:style-name="ce76" office:value-type="string" calcext:value-type="string">
            <text:p>Een andere gem. in Groningen</text:p>
          </table:table-cell>
          <table:table-cell table:style-name="Default"/>
          <table:table-cell table:style-name="ce24" office:value-type="float" office:value="410" calcext:value-type="float">
            <text:p>410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18" calcext:value-type="float">
            <text:p>418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193" calcext:value-type="float">
            <text:p>2193</text:p>
          </table:table-cell>
          <table:table-cell table:style-name="ce39" office:value-type="float" office:value="305" calcext:value-type="float">
            <text:p>305</text:p>
          </table:table-cell>
          <table:table-cell table:number-columns-repeated="998"/>
        </table:table-row>
        <table:table-row table:style-name="ro2">
          <table:table-cell table:style-name="ce76" office:value-type="string" calcext:value-type="string">
            <text:p>Een andere gem. in Friesland</text:p>
          </table:table-cell>
          <table:table-cell table:style-name="Default"/>
          <table:table-cell table:style-name="ce24" office:value-type="float" office:value="211" calcext:value-type="float">
            <text:p>21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529" calcext:value-type="float">
            <text:p>529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266" calcext:value-type="float">
            <text:p>2266</text:p>
          </table:table-cell>
          <table:table-cell table:style-name="ce39" office:value-type="float" office:value="248" calcext:value-type="float">
            <text:p>248</text:p>
          </table:table-cell>
          <table:table-cell table:number-columns-repeated="998"/>
        </table:table-row>
        <table:table-row table:style-name="ro2">
          <table:table-cell table:style-name="ce76" office:value-type="string" calcext:value-type="string">
            <text:p>Een andere gem. in Drenthe</text:p>
          </table:table-cell>
          <table:table-cell table:style-name="Default"/>
          <table:table-cell table:style-name="ce24" office:value-type="float" office:value="75" calcext:value-type="float">
            <text:p>7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94" calcext:value-type="float">
            <text:p>694</text:p>
          </table:table-cell>
          <table:table-cell table:style-name="ce39" office:value-type="float" office:value="71" calcext:value-type="float">
            <text:p>71</text:p>
          </table:table-cell>
          <table:table-cell table:number-columns-repeated="998"/>
        </table:table-row>
        <table:table-row table:style-name="ro2">
          <table:table-cell table:style-name="ce76" office:value-type="string" calcext:value-type="string">
            <text:p>Een andere gem. in Overijssel</text:p>
          </table:table-cell>
          <table:table-cell table:style-name="Default"/>
          <table:table-cell table:style-name="ce24" office:value-type="float" office:value="70" calcext:value-type="float">
            <text:p>7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07" calcext:value-type="float">
            <text:p>1607</text:p>
          </table:table-cell>
          <table:table-cell table:style-name="ce39" office:value-type="float" office:value="195" calcext:value-type="float">
            <text:p>195</text:p>
          </table:table-cell>
          <table:table-cell table:number-columns-repeated="998"/>
        </table:table-row>
        <table:table-row table:style-name="ro2">
          <table:table-cell table:style-name="ce76" office:value-type="string" calcext:value-type="string">
            <text:p>Een andere gem. in Gelderland</text:p>
          </table:table-cell>
          <table:table-cell table:style-name="Default"/>
          <table:table-cell table:style-name="ce24" office:value-type="float" office:value="81" calcext:value-type="float">
            <text:p>8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81" calcext:value-type="float">
            <text:p>481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563" calcext:value-type="float">
            <text:p>563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769" calcext:value-type="float">
            <text:p>769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729" calcext:value-type="float">
            <text:p>2729</text:p>
          </table:table-cell>
          <table:table-cell table:style-name="ce39" office:value-type="float" office:value="379" calcext:value-type="float">
            <text:p>379</text:p>
          </table:table-cell>
          <table:table-cell table:number-columns-repeated="998"/>
        </table:table-row>
        <table:table-row table:style-name="ro2">
          <table:table-cell table:style-name="ce76" office:value-type="string" calcext:value-type="string">
            <text:p>Een andere gem. in Utrecht</text:p>
          </table:table-cell>
          <table:table-cell table:style-name="Default"/>
          <table:table-cell table:style-name="ce24" office:value-type="float" office:value="53" calcext:value-type="float">
            <text:p>5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16" calcext:value-type="float">
            <text:p>416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621" calcext:value-type="float">
            <text:p>621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17" calcext:value-type="float">
            <text:p>2017</text:p>
          </table:table-cell>
          <table:table-cell table:style-name="ce39" office:value-type="float" office:value="303" calcext:value-type="float">
            <text:p>303</text:p>
          </table:table-cell>
          <table:table-cell table:number-columns-repeated="998"/>
        </table:table-row>
        <table:table-row table:style-name="ro2">
          <table:table-cell table:style-name="ce76" office:value-type="string" calcext:value-type="string">
            <text:p>Een andere gem. in Noordholland</text:p>
          </table:table-cell>
          <table:table-cell table:style-name="Default"/>
          <table:table-cell table:style-name="ce24" office:value-type="float" office:value="140" calcext:value-type="float">
            <text:p>14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45" calcext:value-type="float">
            <text:p>545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530" calcext:value-type="float">
            <text:p>530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1596" calcext:value-type="float">
            <text:p>1596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1513" calcext:value-type="float">
            <text:p>1513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225" calcext:value-type="float">
            <text:p>5225</text:p>
          </table:table-cell>
          <table:table-cell table:style-name="ce39" office:value-type="float" office:value="866" calcext:value-type="float">
            <text:p>866</text:p>
          </table:table-cell>
          <table:table-cell table:number-columns-repeated="998"/>
        </table:table-row>
        <table:table-row table:style-name="ro2">
          <table:table-cell table:style-name="ce76" office:value-type="string" calcext:value-type="string">
            <text:p>Een andere gem. in Zuidholland</text:p>
          </table:table-cell>
          <table:table-cell table:style-name="Default"/>
          <table:table-cell table:style-name="ce24" office:value-type="float" office:value="201" calcext:value-type="float">
            <text:p>20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748" calcext:value-type="float">
            <text:p>748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665" calcext:value-type="float">
            <text:p>665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1598" calcext:value-type="float">
            <text:p>1598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2809" calcext:value-type="float">
            <text:p>2809</text:p>
          </table:table-cell>
          <table:table-cell table:style-name="ce31" office:value-type="float" office:value="397" calcext:value-type="float">
            <text:p>397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7413" calcext:value-type="float">
            <text:p>7413</text:p>
          </table:table-cell>
          <table:table-cell table:style-name="ce39" office:value-type="float" office:value="1087" calcext:value-type="float">
            <text:p>1087</text:p>
          </table:table-cell>
          <table:table-cell table:number-columns-repeated="998"/>
        </table:table-row>
        <table:table-row table:style-name="ro2">
          <table:table-cell table:style-name="ce76" office:value-type="string" calcext:value-type="string">
            <text:p>Een andere gem. in Zeeland</text:p>
          </table:table-cell>
          <table:table-cell table:style-name="Default"/>
          <table:table-cell table:style-name="ce24" office:value-type="float" office:value="34" calcext:value-type="float">
            <text:p>3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99" calcext:value-type="float">
            <text:p>1099</text:p>
          </table:table-cell>
          <table:table-cell table:style-name="ce39" office:value-type="float" office:value="122" calcext:value-type="float">
            <text:p>122</text:p>
          </table:table-cell>
          <table:table-cell table:number-columns-repeated="998"/>
        </table:table-row>
        <table:table-row table:style-name="ro2">
          <table:table-cell table:style-name="ce76" office:value-type="string" calcext:value-type="string">
            <text:p>Een andere gem. in Noordbrabant</text:p>
          </table:table-cell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98" calcext:value-type="float">
            <text:p>598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070" calcext:value-type="float">
            <text:p>2070</text:p>
          </table:table-cell>
          <table:table-cell table:style-name="ce39" office:value-type="float" office:value="253" calcext:value-type="float">
            <text:p>253</text:p>
          </table:table-cell>
          <table:table-cell table:number-columns-repeated="998"/>
        </table:table-row>
        <table:table-row table:style-name="ro2">
          <table:table-cell table:style-name="ce76" office:value-type="string" calcext:value-type="string">
            <text:p>Een andere gem. in Limburg</text:p>
          </table:table-cell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137" calcext:value-type="float">
            <text:p>1137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Nederland</text:p>
          </table:table-cell>
          <table:table-cell/>
          <table:table-cell table:style-name="ce24" office:value-type="float" office:value="1530" calcext:value-type="float">
            <text:p>1530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1118" calcext:value-type="float">
            <text:p>1118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522" calcext:value-type="float">
            <text:p>522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511" calcext:value-type="float">
            <text:p>1511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3526" calcext:value-type="float">
            <text:p>3526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2902" calcext:value-type="float">
            <text:p>2902</text:p>
          </table:table-cell>
          <table:table-cell table:style-name="ce31" office:value-type="float" office:value="563" calcext:value-type="float">
            <text:p>563</text:p>
          </table:table-cell>
          <table:table-cell table:style-name="ce31" office:value-type="float" office:value="7706" calcext:value-type="float">
            <text:p>7706</text:p>
          </table:table-cell>
          <table:table-cell table:style-name="ce31" office:value-type="float" office:value="1522" calcext:value-type="float">
            <text:p>1522</text:p>
          </table:table-cell>
          <table:table-cell table:style-name="ce31" office:value-type="float" office:value="10433" calcext:value-type="float">
            <text:p>10433</text:p>
          </table:table-cell>
          <table:table-cell table:style-name="ce31" office:value-type="float" office:value="1400" calcext:value-type="float">
            <text:p>1400</text:p>
          </table:table-cell>
          <table:table-cell table:style-name="ce31" office:value-type="float" office:value="628" calcext:value-type="float">
            <text:p>628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2622" calcext:value-type="float">
            <text:p>2622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1469" calcext:value-type="float">
            <text:p>1469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33977" calcext:value-type="float">
            <text:p>33977</text:p>
          </table:table-cell>
          <table:table-cell table:style-name="ce39" office:value-type="float" office:value="4875" calcext:value-type="float">
            <text:p>4875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Indon.Suriname of Ned. Antillen</text:p>
          </table:table-cell>
          <table:table-cell table:style-name="Default"/>
          <table:table-cell table:style-name="ce24" office:value-type="float" office:value="40" calcext:value-type="float">
            <text:p>4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91" calcext:value-type="float">
            <text:p>291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812" calcext:value-type="float">
            <text:p>812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597" calcext:value-type="float">
            <text:p>1597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330" calcext:value-type="float">
            <text:p>3330</text:p>
          </table:table-cell>
          <table:table-cell table:style-name="ce39" office:value-type="float" office:value="615" calcext:value-type="float">
            <text:p>615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Duitsland</text:p>
          </table:table-cell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56" calcext:value-type="float">
            <text:p>656</text:p>
          </table:table-cell>
          <table:table-cell table:style-name="ce39" office:value-type="float" office:value="102" calcext:value-type="float">
            <text:p>102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België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18" calcext:value-type="float">
            <text:p>218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Gr.Brittanië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8" calcext:value-type="float">
            <text:p>58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Frankrijk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4" calcext:value-type="float">
            <text:p>64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Italië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Polen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57" calcext:value-type="float">
            <text:p>57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Oostenrijk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3" calcext:value-type="float">
            <text:p>93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Ander land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62" calcext:value-type="float">
            <text:p>462</text:p>
          </table:table-cell>
          <table:table-cell table:style-name="ce39" office:value-type="float" office:value="149" calcext:value-type="float">
            <text:p>149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Het buitenland</text:p>
          </table:table-cell>
          <table:table-cell table:style-name="Default"/>
          <table:table-cell table:style-name="ce24" office:value-type="float" office:value="70" calcext:value-type="float">
            <text:p>7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363" calcext:value-type="float">
            <text:p>363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1364" calcext:value-type="float">
            <text:p>1364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2077" calcext:value-type="float">
            <text:p>2077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4955" calcext:value-type="float">
            <text:p>4955</text:p>
          </table:table-cell>
          <table:table-cell table:style-name="ce39" office:value-type="float" office:value="986" calcext:value-type="float">
            <text:p>986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Onbekend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" calcext:value-type="float">
            <text:p>26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57" office:value-type="string" calcext:value-type="string">
            <text:p>Totaal</text:p>
          </table:table-cell>
          <table:table-cell/>
          <table:table-cell table:style-name="ce77" office:value-type="float" office:value="1600" calcext:value-type="float">
            <text:p>1600</text:p>
          </table:table-cell>
          <table:table-cell table:style-name="ce78" office:value-type="float" office:value="256" calcext:value-type="float">
            <text:p>256</text:p>
          </table:table-cell>
          <table:table-cell table:style-name="ce78" office:value-type="float" office:value="1161" calcext:value-type="float">
            <text:p>1161</text:p>
          </table:table-cell>
          <table:table-cell table:style-name="ce78" office:value-type="float" office:value="122" calcext:value-type="float">
            <text:p>122</text:p>
          </table:table-cell>
          <table:table-cell table:style-name="ce78" office:value-type="float" office:value="544" calcext:value-type="float">
            <text:p>544</text:p>
          </table:table-cell>
          <table:table-cell table:style-name="ce78" office:value-type="float" office:value="58" calcext:value-type="float">
            <text:p>58</text:p>
          </table:table-cell>
          <table:table-cell table:style-name="ce78" office:value-type="float" office:value="1671" calcext:value-type="float">
            <text:p>1671</text:p>
          </table:table-cell>
          <table:table-cell table:style-name="ce78" office:value-type="float" office:value="174" calcext:value-type="float">
            <text:p>174</text:p>
          </table:table-cell>
          <table:table-cell table:style-name="ce78" office:value-type="float" office:value="3940" calcext:value-type="float">
            <text:p>3940</text:p>
          </table:table-cell>
          <table:table-cell table:style-name="ce78" office:value-type="float" office:value="519" calcext:value-type="float">
            <text:p>519</text:p>
          </table:table-cell>
          <table:table-cell table:style-name="ce78" office:value-type="float" office:value="3266" calcext:value-type="float">
            <text:p>3266</text:p>
          </table:table-cell>
          <table:table-cell table:style-name="ce78" office:value-type="float" office:value="661" calcext:value-type="float">
            <text:p>661</text:p>
          </table:table-cell>
          <table:table-cell table:style-name="ce78" office:value-type="float" office:value="9075" calcext:value-type="float">
            <text:p>9075</text:p>
          </table:table-cell>
          <table:table-cell table:style-name="ce78" office:value-type="float" office:value="1838" calcext:value-type="float">
            <text:p>1838</text:p>
          </table:table-cell>
          <table:table-cell table:style-name="ce78" office:value-type="float" office:value="12518" calcext:value-type="float">
            <text:p>12518</text:p>
          </table:table-cell>
          <table:table-cell table:style-name="ce78" office:value-type="float" office:value="1761" calcext:value-type="float">
            <text:p>1761</text:p>
          </table:table-cell>
          <table:table-cell table:style-name="ce78" office:value-type="float" office:value="670" calcext:value-type="float">
            <text:p>670</text:p>
          </table:table-cell>
          <table:table-cell table:style-name="ce78" office:value-type="float" office:value="58" calcext:value-type="float">
            <text:p>58</text:p>
          </table:table-cell>
          <table:table-cell table:style-name="ce78" office:value-type="float" office:value="2872" calcext:value-type="float">
            <text:p>2872</text:p>
          </table:table-cell>
          <table:table-cell table:style-name="ce78" office:value-type="float" office:value="281" calcext:value-type="float">
            <text:p>281</text:p>
          </table:table-cell>
          <table:table-cell table:style-name="ce78" office:value-type="float" office:value="1631" calcext:value-type="float">
            <text:p>1631</text:p>
          </table:table-cell>
          <table:table-cell table:style-name="ce78" office:value-type="float" office:value="135" calcext:value-type="float">
            <text:p>135</text:p>
          </table:table-cell>
          <table:table-cell table:style-name="ce78" office:value-type="float" office:value="38958" calcext:value-type="float">
            <text:p>38958</text:p>
          </table:table-cell>
          <table:table-cell table:style-name="ce80" office:value-type="float" office:value="5863" calcext:value-type="float">
            <text:p>5863</text:p>
          </table:table-cell>
          <table:table-cell table:number-columns-repeated="99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7" table:style-name="ta7">
        <table:table-column table:style-name="co11" table:default-cell-style-name="ce12"/>
        <table:table-column table:style-name="co12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7. Academisch gevormden met en zonder beroep naar studierichting en leeftijdsklasse</text:p>
          </table:table-cell>
          <table:table-cell table:style-name="ce81" table:number-columns-repeated="30"/>
          <table:table-cell table:style-name="ce86"/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2">
          <table:table-cell table:style-name="ce49" office:value-type="string" calcext:value-type="string" table:number-columns-spanned="1" table:number-rows-spanned="4">
            <text:p>Studierichting</text:p>
          </table:table-cell>
          <table:table-cell table:style-name="ce2"/>
          <table:table-cell table:style-name="ce42" office:value-type="string" calcext:value-type="string" table:number-columns-spanned="10" table:number-rows-spanned="1">
            <text:p>Met beroep</text:p>
          </table:table-cell>
          <table:covered-table-cell table:number-columns-repeated="9" table:style-name="ce44"/>
          <table:table-cell table:style-name="ce44" office:value-type="string" calcext:value-type="string" table:number-columns-spanned="10" table:number-rows-spanned="1">
            <text:p>Zonder beroep</text:p>
          </table:table-cell>
          <table:covered-table-cell table:number-columns-repeated="9" table:style-name="ce44"/>
          <table:table-cell table:style-name="ce46" office:value-type="string" calcext:value-type="string" table:number-columns-spanned="10" table:number-rows-spanned="1">
            <text:p>Totaal</text:p>
          </table:table-cell>
          <table:covered-table-cell table:number-columns-repeated="8" table:style-name="ce44"/>
          <table:covered-table-cell table:style-name="ce46"/>
          <table:table-cell table:number-columns-repeated="992"/>
        </table:table-row>
        <table:table-row table:style-name="ro2">
          <table:covered-table-cell table:style-name="ce54"/>
          <table:table-cell table:style-name="ce2"/>
          <table:table-cell table:style-name="ce20" office:value-type="string" calcext:value-type="string" table:number-columns-spanned="2" table:number-rows-spanned="2">
            <text:p>jonger dan 40 jaar</text:p>
          </table:table-cell>
          <table:covered-table-cell table:style-name="ce83"/>
          <table:table-cell table:style-name="ce27" office:value-type="string" calcext:value-type="string" table:number-columns-spanned="2" table:number-rows-spanned="2">
            <text:p>40 t/m 49 jr</text:p>
          </table:table-cell>
          <table:covered-table-cell table:style-name="ce83"/>
          <table:table-cell table:style-name="ce27" office:value-type="string" calcext:value-type="string" table:number-columns-spanned="2" table:number-rows-spanned="2">
            <text:p>50 t/m 64 jr</text:p>
          </table:table-cell>
          <table:covered-table-cell table:style-name="ce83"/>
          <table:table-cell table:style-name="ce27" office:value-type="string" calcext:value-type="string" table:number-columns-spanned="2" table:number-rows-spanned="2">
            <text:p>65 jaar en ouder</text:p>
          </table:table-cell>
          <table:covered-table-cell table:style-name="ce83"/>
          <table:table-cell table:style-name="ce27" office:value-type="string" calcext:value-type="string" table:number-columns-spanned="2" table:number-rows-spanned="2">
            <text:p>Totaal</text:p>
          </table:table-cell>
          <table:covered-table-cell table:style-name="ce83"/>
          <table:table-cell table:style-name="ce27" office:value-type="string" calcext:value-type="string" table:number-columns-spanned="2" table:number-rows-spanned="2">
            <text:p>jonger dan 40 jaar</text:p>
          </table:table-cell>
          <table:covered-table-cell table:style-name="ce83"/>
          <table:table-cell table:style-name="ce27" office:value-type="string" calcext:value-type="string" table:number-columns-spanned="2" table:number-rows-spanned="2">
            <text:p>40 t/m 49 jr</text:p>
          </table:table-cell>
          <table:covered-table-cell table:style-name="ce83"/>
          <table:table-cell table:style-name="ce27" office:value-type="string" calcext:value-type="string" table:number-columns-spanned="2" table:number-rows-spanned="2">
            <text:p>50 t/m 64 jr</text:p>
          </table:table-cell>
          <table:covered-table-cell table:style-name="ce83"/>
          <table:table-cell table:style-name="ce27" office:value-type="string" calcext:value-type="string" table:number-columns-spanned="2" table:number-rows-spanned="2">
            <text:p>65 jaar en ouder</text:p>
          </table:table-cell>
          <table:covered-table-cell table:style-name="ce83"/>
          <table:table-cell table:style-name="ce27" office:value-type="string" calcext:value-type="string" table:number-columns-spanned="2" table:number-rows-spanned="2">
            <text:p>Totaal</text:p>
          </table:table-cell>
          <table:covered-table-cell table:style-name="ce83"/>
          <table:table-cell table:style-name="ce27" office:value-type="string" calcext:value-type="string" table:number-columns-spanned="2" table:number-rows-spanned="2">
            <text:p>jonger dan 40 jaar</text:p>
          </table:table-cell>
          <table:covered-table-cell table:style-name="ce83"/>
          <table:table-cell table:style-name="ce27" office:value-type="string" calcext:value-type="string" table:number-columns-spanned="2" table:number-rows-spanned="2">
            <text:p>40 t/m 49 jr</text:p>
          </table:table-cell>
          <table:covered-table-cell table:style-name="ce83"/>
          <table:table-cell table:style-name="ce27" office:value-type="string" calcext:value-type="string" table:number-columns-spanned="2" table:number-rows-spanned="2">
            <text:p>50 t/m 64 jr</text:p>
          </table:table-cell>
          <table:covered-table-cell table:style-name="ce83"/>
          <table:table-cell table:style-name="ce27" office:value-type="string" calcext:value-type="string" table:number-columns-spanned="2" table:number-rows-spanned="2">
            <text:p>65 jaar en ouder</text:p>
          </table:table-cell>
          <table:covered-table-cell table:style-name="ce83"/>
          <table:table-cell table:style-name="ce35" office:value-type="string" calcext:value-type="string" table:number-columns-spanned="2" table:number-rows-spanned="2">
            <text:p>Totaal</text:p>
          </table:table-cell>
          <table:covered-table-cell table:style-name="ce87"/>
          <table:table-cell table:number-columns-repeated="992"/>
        </table:table-row>
        <table:table-row table:style-name="ro2">
          <table:covered-table-cell table:style-name="ce54"/>
          <table:table-cell table:style-name="ce2"/>
          <table:covered-table-cell table:style-name="ce82"/>
          <table:covered-table-cell table:style-name="ce84"/>
          <table:covered-table-cell table:style-name="ce85"/>
          <table:covered-table-cell table:style-name="ce84"/>
          <table:covered-table-cell table:style-name="ce85"/>
          <table:covered-table-cell table:style-name="ce84"/>
          <table:covered-table-cell table:style-name="ce85"/>
          <table:covered-table-cell table:style-name="ce84"/>
          <table:covered-table-cell table:style-name="ce85"/>
          <table:covered-table-cell table:style-name="ce84"/>
          <table:covered-table-cell table:style-name="ce85"/>
          <table:covered-table-cell table:style-name="ce84"/>
          <table:covered-table-cell table:style-name="ce85"/>
          <table:covered-table-cell table:style-name="ce84"/>
          <table:covered-table-cell table:style-name="ce85"/>
          <table:covered-table-cell table:style-name="ce84"/>
          <table:covered-table-cell table:style-name="ce85"/>
          <table:covered-table-cell table:style-name="ce84"/>
          <table:covered-table-cell table:style-name="ce85"/>
          <table:covered-table-cell table:style-name="ce84"/>
          <table:covered-table-cell table:style-name="ce85"/>
          <table:covered-table-cell table:style-name="ce84"/>
          <table:covered-table-cell table:style-name="ce85"/>
          <table:covered-table-cell table:style-name="ce84"/>
          <table:covered-table-cell table:style-name="ce85"/>
          <table:covered-table-cell table:style-name="ce84"/>
          <table:covered-table-cell table:style-name="ce85"/>
          <table:covered-table-cell table:style-name="ce84"/>
          <table:covered-table-cell table:style-name="ce85"/>
          <table:covered-table-cell table:style-name="ce88"/>
          <table:table-cell table:number-columns-repeated="992"/>
        </table:table-row>
        <table:table-row table:style-name="ro2">
          <table:covered-table-cell table:style-name="ce50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Godgeleerdheid</text:p>
          </table:table-cell>
          <table:table-cell table:style-name="Default"/>
          <table:table-cell table:style-name="ce23" office:value-type="float" office:value="1576" calcext:value-type="float">
            <text:p>157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91" calcext:value-type="float">
            <text:p>89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669" calcext:value-type="float">
            <text:p>66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334" calcext:value-type="float">
            <text:p>333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587" calcext:value-type="float">
            <text:p>158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900" calcext:value-type="float">
            <text:p>90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799" calcext:value-type="float">
            <text:p>379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992"/>
        </table:table-row>
        <table:table-row table:style-name="ro2">
          <table:table-cell table:style-name="ce7" office:value-type="string" calcext:value-type="string">
            <text:p>Rechtsgeleerdheid</text:p>
          </table:table-cell>
          <table:table-cell table:style-name="Default"/>
          <table:table-cell table:style-name="ce24" office:value-type="float" office:value="3320" calcext:value-type="float">
            <text:p>3320</text:p>
          </table:table-cell>
          <table:table-cell table:style-name="ce31" office:value-type="float" office:value="459" calcext:value-type="float">
            <text:p>459</text:p>
          </table:table-cell>
          <table:table-cell table:style-name="ce31" office:value-type="float" office:value="1923" calcext:value-type="float">
            <text:p>1923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1682" calcext:value-type="float">
            <text:p>1682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262" calcext:value-type="float">
            <text:p>7262</text:p>
          </table:table-cell>
          <table:table-cell table:style-name="ce31" office:value-type="float" office:value="742" calcext:value-type="float">
            <text:p>742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17" calcext:value-type="float">
            <text:p>417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679" calcext:value-type="float">
            <text:p>679</text:p>
          </table:table-cell>
          <table:table-cell table:style-name="ce31" office:value-type="float" office:value="3346" calcext:value-type="float">
            <text:p>3346</text:p>
          </table:table-cell>
          <table:table-cell table:style-name="ce31" office:value-type="float" office:value="876" calcext:value-type="float">
            <text:p>876</text:p>
          </table:table-cell>
          <table:table-cell table:style-name="ce31" office:value-type="float" office:value="1959" calcext:value-type="float">
            <text:p>1959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1811" calcext:value-type="float">
            <text:p>1811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659" calcext:value-type="float">
            <text:p>65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775" calcext:value-type="float">
            <text:p>7775</text:p>
          </table:table-cell>
          <table:table-cell table:style-name="ce39" office:value-type="float" office:value="1421" calcext:value-type="float">
            <text:p>142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 table:style-name="Default"/>
          <table:table-cell table:style-name="ce24" office:value-type="float" office:value="3260" calcext:value-type="float">
            <text:p>3260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1966" calcext:value-type="float">
            <text:p>1966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1629" calcext:value-type="float">
            <text:p>1629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504" calcext:value-type="float">
            <text:p>50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7359" calcext:value-type="float">
            <text:p>7359</text:p>
          </table:table-cell>
          <table:table-cell table:style-name="ce31" office:value-type="float" office:value="745" calcext:value-type="float">
            <text:p>745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3285" calcext:value-type="float">
            <text:p>3285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1970" calcext:value-type="float">
            <text:p>1970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1686" calcext:value-type="float">
            <text:p>1686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823" calcext:value-type="float">
            <text:p>82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7764" calcext:value-type="float">
            <text:p>7764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 table:style-name="Default"/>
          <table:table-cell table:style-name="ce24" office:value-type="float" office:value="702" calcext:value-type="float">
            <text:p>702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84" calcext:value-type="float">
            <text:p>1384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704" calcext:value-type="float">
            <text:p>704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09" calcext:value-type="float">
            <text:p>1409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 table:style-name="Default"/>
          <table:table-cell table:style-name="ce24" office:value-type="float" office:value="1770" calcext:value-type="float">
            <text:p>1770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895" calcext:value-type="float">
            <text:p>895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553" calcext:value-type="float">
            <text:p>553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383" calcext:value-type="float">
            <text:p>3383</text:p>
          </table:table-cell>
          <table:table-cell table:style-name="ce31" office:value-type="float" office:value="637" calcext:value-type="float">
            <text:p>63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1780" calcext:value-type="float">
            <text:p>1780</text:p>
          </table:table-cell>
          <table:table-cell table:style-name="ce31" office:value-type="float" office:value="538" calcext:value-type="float">
            <text:p>538</text:p>
          </table:table-cell>
          <table:table-cell table:style-name="ce31" office:value-type="float" office:value="902" calcext:value-type="float">
            <text:p>902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590" calcext:value-type="float">
            <text:p>590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612" calcext:value-type="float">
            <text:p>3612</text:p>
          </table:table-cell>
          <table:table-cell table:style-name="ce39" office:value-type="float" office:value="1150" calcext:value-type="float">
            <text:p>1150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 table:style-name="Default"/>
          <table:table-cell table:style-name="ce24" office:value-type="float" office:value="231" calcext:value-type="float">
            <text:p>23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83" calcext:value-type="float">
            <text:p>483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19" calcext:value-type="float">
            <text:p>519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 table:style-name="Default"/>
          <table:table-cell table:style-name="ce24" office:value-type="float" office:value="320" calcext:value-type="float">
            <text:p>32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65" calcext:value-type="float">
            <text:p>56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98" calcext:value-type="float">
            <text:p>59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566" calcext:value-type="float">
            <text:p>566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25" calcext:value-type="float">
            <text:p>1025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568" calcext:value-type="float">
            <text:p>568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79" calcext:value-type="float">
            <text:p>1079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 table:style-name="Default"/>
          <table:table-cell table:style-name="ce24" office:value-type="float" office:value="210" calcext:value-type="float">
            <text:p>21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72" calcext:value-type="float">
            <text:p>472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 table:style-name="Default"/>
          <table:table-cell table:style-name="ce24" office:value-type="float" office:value="320" calcext:value-type="float">
            <text:p>320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72" calcext:value-type="float">
            <text:p>672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141" calcext:value-type="float">
            <text:p>141</text:p>
          </table:table-cell>
          <table:table-cell table:number-columns-repeated="2" table:style-name="ce31" office:value-type="float" office:value="116" calcext:value-type="float">
            <text:p>116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35" calcext:value-type="float">
            <text:p>735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 table:style-name="Default"/>
          <table:table-cell table:style-name="ce24" office:value-type="float" office:value="1037" calcext:value-type="float">
            <text:p>1037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582" calcext:value-type="float">
            <text:p>582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550" calcext:value-type="float">
            <text:p>550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262" calcext:value-type="float">
            <text:p>2262</text:p>
          </table:table-cell>
          <table:table-cell table:style-name="ce31" office:value-type="float" office:value="818" calcext:value-type="float">
            <text:p>81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557" calcext:value-type="float">
            <text:p>557</text:p>
          </table:table-cell>
          <table:table-cell table:style-name="ce31" office:value-type="float" office:value="1053" calcext:value-type="float">
            <text:p>1053</text:p>
          </table:table-cell>
          <table:table-cell table:style-name="ce31" office:value-type="float" office:value="707" calcext:value-type="float">
            <text:p>707</text:p>
          </table:table-cell>
          <table:table-cell table:style-name="ce31" office:value-type="float" office:value="592" calcext:value-type="float">
            <text:p>592</text:p>
          </table:table-cell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591" calcext:value-type="float">
            <text:p>591</text:p>
          </table:table-cell>
          <table:table-cell table:style-name="ce31" office:value-type="float" office:value="291" calcext:value-type="float">
            <text:p>291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475" calcext:value-type="float">
            <text:p>2475</text:p>
          </table:table-cell>
          <table:table-cell table:style-name="ce39" office:value-type="float" office:value="1375" calcext:value-type="float">
            <text:p>1375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 table:style-name="Default"/>
          <table:table-cell table:style-name="ce24" office:value-type="float" office:value="374" calcext:value-type="float">
            <text:p>374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291" calcext:value-type="float">
            <text:p>291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69" calcext:value-type="float">
            <text:p>969</text:p>
          </table:table-cell>
          <table:table-cell table:style-name="ce31" office:value-type="float" office:value="505" calcext:value-type="float">
            <text:p>50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309" calcext:value-type="float">
            <text:p>309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061" calcext:value-type="float">
            <text:p>1061</text:p>
          </table:table-cell>
          <table:table-cell table:style-name="ce39" office:value-type="float" office:value="857" calcext:value-type="float">
            <text:p>857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 table:style-name="Default"/>
          <table:table-cell table:style-name="ce24" office:value-type="float" office:value="326" calcext:value-type="float">
            <text:p>326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12" calcext:value-type="float">
            <text:p>612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75" calcext:value-type="float">
            <text:p>67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 table:style-name="Default"/>
          <table:table-cell table:style-name="ce24" office:value-type="float" office:value="160" calcext:value-type="float">
            <text:p>160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84" calcext:value-type="float">
            <text:p>84</text:p>
          </table:table-cell>
          <table:table-cell table:number-columns-repeated="2" table:style-name="ce31" office:value-type="float" office:value="34" calcext:value-type="float">
            <text:p>3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85" calcext:value-type="float">
            <text:p>385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 table:style-name="Default"/>
          <table:table-cell table:style-name="ce24" office:value-type="float" office:value="143" calcext:value-type="float">
            <text:p>14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9" calcext:value-type="float">
            <text:p>29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0" calcext:value-type="float">
            <text:p>26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Soc. Geografie</text:p>
          </table:table-cell>
          <table:table-cell table:style-name="Default"/>
          <table:table-cell table:style-name="ce24" office:value-type="float" office:value="154" calcext:value-type="float">
            <text:p>154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0" calcext:value-type="float">
            <text:p>25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 table:style-name="Default"/>
          <table:table-cell table:style-name="ce24" office:value-type="float" office:value="1867" calcext:value-type="float">
            <text:p>1867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749" calcext:value-type="float">
            <text:p>749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870" calcext:value-type="float">
            <text:p>2870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873" calcext:value-type="float">
            <text:p>1873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903" calcext:value-type="float">
            <text:p>2903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 table:style-name="Default"/>
          <table:table-cell table:style-name="ce24" office:value-type="float" office:value="215" calcext:value-type="float">
            <text:p>21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70" calcext:value-type="float">
            <text:p>77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20" calcext:value-type="float">
            <text:p>82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Technische wetenschapp., w.o.</text:p>
          </table:table-cell>
          <table:table-cell table:style-name="Default"/>
          <table:table-cell table:style-name="ce24" office:value-type="float" office:value="2482" calcext:value-type="float">
            <text:p>2482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947" calcext:value-type="float">
            <text:p>1947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804" calcext:value-type="float">
            <text:p>180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471" calcext:value-type="float">
            <text:p>647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2489" calcext:value-type="float">
            <text:p>2489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958" calcext:value-type="float">
            <text:p>1958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918" calcext:value-type="float">
            <text:p>1918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515" calcext:value-type="float">
            <text:p>5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880" calcext:value-type="float">
            <text:p>688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 table:style-name="Default"/>
          <table:table-cell table:style-name="ce24" office:value-type="float" office:value="571" calcext:value-type="float">
            <text:p>57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26" calcext:value-type="float">
            <text:p>52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560" calcext:value-type="float">
            <text:p>56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25" calcext:value-type="float">
            <text:p>172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73" calcext:value-type="float">
            <text:p>57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28" calcext:value-type="float">
            <text:p>52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98" calcext:value-type="float">
            <text:p>59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75" calcext:value-type="float">
            <text:p>18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Werktuigk.</text:p>
          </table:table-cell>
          <table:table-cell table:style-name="Default"/>
          <table:table-cell table:style-name="ce24" office:value-type="float" office:value="784" calcext:value-type="float">
            <text:p>78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59" calcext:value-type="float">
            <text:p>55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01" calcext:value-type="float">
            <text:p>200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85" calcext:value-type="float">
            <text:p>78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63" calcext:value-type="float">
            <text:p>56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81" calcext:value-type="float">
            <text:p>58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 table:style-name="Default"/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96" calcext:value-type="float">
            <text:p>29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36" calcext:value-type="float">
            <text:p>1136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29" calcext:value-type="float">
            <text:p>42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470" calcext:value-type="float">
            <text:p>47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40" calcext:value-type="float">
            <text:p>1140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470" calcext:value-type="float">
            <text:p>470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2"/>
        </table:table-row>
        <table:table-row table:style-name="ro2">
          <table:table-cell table:style-name="ce8" office:value-type="string" calcext:value-type="string">
            <text:p>Landbouwwetenschappen</text:p>
          </table:table-cell>
          <table:table-cell table:style-name="Default"/>
          <table:table-cell table:style-name="ce24" office:value-type="float" office:value="546" calcext:value-type="float">
            <text:p>54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68" calcext:value-type="float">
            <text:p>96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48" calcext:value-type="float">
            <text:p>54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/>
          <table:table-cell table:style-name="ce77" office:value-type="float" office:value="17072" calcext:value-type="float">
            <text:p>17072</text:p>
          </table:table-cell>
          <table:table-cell table:style-name="ce78" office:value-type="float" office:value="1902" calcext:value-type="float">
            <text:p>1902</text:p>
          </table:table-cell>
          <table:table-cell table:style-name="ce78" office:value-type="float" office:value="9925" calcext:value-type="float">
            <text:p>9925</text:p>
          </table:table-cell>
          <table:table-cell table:style-name="ce78" office:value-type="float" office:value="910" calcext:value-type="float">
            <text:p>910</text:p>
          </table:table-cell>
          <table:table-cell table:style-name="ce78" office:value-type="float" office:value="7911" calcext:value-type="float">
            <text:p>7911</text:p>
          </table:table-cell>
          <table:table-cell table:style-name="ce78" office:value-type="float" office:value="625" calcext:value-type="float">
            <text:p>625</text:p>
          </table:table-cell>
          <table:table-cell table:style-name="ce78" office:value-type="float" office:value="1646" calcext:value-type="float">
            <text:p>1646</text:p>
          </table:table-cell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36554" calcext:value-type="float">
            <text:p>36554</text:p>
          </table:table-cell>
          <table:table-cell table:style-name="ce78" office:value-type="float" office:value="3471" calcext:value-type="float">
            <text:p>3471</text:p>
          </table:table-cell>
          <table:table-cell table:style-name="ce78" office:value-type="float" office:value="109" calcext:value-type="float">
            <text:p>109</text:p>
          </table:table-cell>
          <table:table-cell table:style-name="ce78" office:value-type="float" office:value="1319" calcext:value-type="float">
            <text:p>1319</text:p>
          </table:table-cell>
          <table:table-cell table:style-name="ce78" office:value-type="float" office:value="97" calcext:value-type="float">
            <text:p>97</text:p>
          </table:table-cell>
          <table:table-cell table:style-name="ce78" office:value-type="float" office:value="631" calcext:value-type="float">
            <text:p>631</text:p>
          </table:table-cell>
          <table:table-cell table:style-name="ce78" office:value-type="float" office:value="483" calcext:value-type="float">
            <text:p>483</text:p>
          </table:table-cell>
          <table:table-cell table:style-name="ce78" office:value-type="float" office:value="369" calcext:value-type="float">
            <text:p>369</text:p>
          </table:table-cell>
          <table:table-cell table:style-name="ce78" office:value-type="float" office:value="1715" calcext:value-type="float">
            <text:p>1715</text:p>
          </table:table-cell>
          <table:table-cell table:style-name="ce78" office:value-type="float" office:value="73" calcext:value-type="float">
            <text:p>73</text:p>
          </table:table-cell>
          <table:table-cell table:style-name="ce78" office:value-type="float" office:value="2404" calcext:value-type="float">
            <text:p>2404</text:p>
          </table:table-cell>
          <table:table-cell table:style-name="ce78" office:value-type="float" office:value="2392" calcext:value-type="float">
            <text:p>2392</text:p>
          </table:table-cell>
          <table:table-cell table:style-name="ce78" office:value-type="float" office:value="17181" calcext:value-type="float">
            <text:p>17181</text:p>
          </table:table-cell>
          <table:table-cell table:style-name="ce78" office:value-type="float" office:value="3221" calcext:value-type="float">
            <text:p>3221</text:p>
          </table:table-cell>
          <table:table-cell table:style-name="ce78" office:value-type="float" office:value="10022" calcext:value-type="float">
            <text:p>10022</text:p>
          </table:table-cell>
          <table:table-cell table:style-name="ce78" office:value-type="float" office:value="1541" calcext:value-type="float">
            <text:p>1541</text:p>
          </table:table-cell>
          <table:table-cell table:style-name="ce78" office:value-type="float" office:value="8394" calcext:value-type="float">
            <text:p>8394</text:p>
          </table:table-cell>
          <table:table-cell table:style-name="ce78" office:value-type="float" office:value="994" calcext:value-type="float">
            <text:p>994</text:p>
          </table:table-cell>
          <table:table-cell table:style-name="ce78" office:value-type="float" office:value="3361" calcext:value-type="float">
            <text:p>3361</text:p>
          </table:table-cell>
          <table:table-cell table:style-name="ce78" office:value-type="float" office:value="107" calcext:value-type="float">
            <text:p>107</text:p>
          </table:table-cell>
          <table:table-cell table:style-name="ce78" office:value-type="float" office:value="38958" calcext:value-type="float">
            <text:p>38958</text:p>
          </table:table-cell>
          <table:table-cell table:style-name="ce80" office:value-type="float" office:value="5863" calcext:value-type="float">
            <text:p>5863</text:p>
          </table:table-cell>
          <table:table-cell table:number-columns-repeated="99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8" table:style-name="ta8">
        <table:table-column table:style-name="co13" table:default-cell-style-name="ce12"/>
        <table:table-column table:style-name="co14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8. Academisch gevormden met en zonder beroep naar studierichting en burgerlijke staat</text:p>
          </table:table-cell>
          <table:table-cell table:style-name="ce51" table:number-columns-repeated="30"/>
          <table:table-cell table:style-name="ce52"/>
          <table:table-cell table:number-columns-repeated="992"/>
        </table:table-row>
        <table:table-row table:style-name="ro1">
          <table:table-cell table:style-name="ce2" table:number-columns-repeated="32"/>
          <table:table-cell table:number-columns-repeated="992"/>
        </table:table-row>
        <table:table-row table:style-name="ro2">
          <table:table-cell table:style-name="ce49" office:value-type="string" calcext:value-type="string" table:number-columns-spanned="1" table:number-rows-spanned="5">
            <text:p>Studierichting</text:p>
          </table:table-cell>
          <table:table-cell table:style-name="ce2"/>
          <table:table-cell table:style-name="ce42" office:value-type="string" calcext:value-type="string" table:number-columns-spanned="10" table:number-rows-spanned="1">
            <text:p>Met beroep</text:p>
          </table:table-cell>
          <table:covered-table-cell table:number-columns-repeated="9" table:style-name="ce44"/>
          <table:table-cell table:style-name="ce44" table:number-columns-spanned="10" table:number-rows-spanned="1"/>
          <table:covered-table-cell table:number-columns-repeated="9" table:style-name="ce44"/>
          <table:table-cell table:style-name="ce46" table:number-columns-spanned="10" table:number-rows-spanned="1"/>
          <table:covered-table-cell table:number-columns-repeated="8" table:style-name="ce44"/>
          <table:covered-table-cell table:style-name="ce46"/>
          <table:table-cell table:number-columns-repeated="992"/>
        </table:table-row>
        <table:table-row table:style-name="ro2">
          <table:covered-table-cell table:style-name="ce54"/>
          <table:table-cell table:style-name="ce2"/>
          <table:table-cell table:style-name="ce43" office:value-type="string" calcext:value-type="string" table:number-columns-spanned="2" table:number-rows-spanned="3">
            <text:p>Ongehuw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Gehuw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Gesch.v.echt of v. tafel en be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Weduwst.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Totaal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Ongehuw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Gehuw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Gesch.v.echt of v. tafel en be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Weduwst.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Totaal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Ongehuw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Gehuw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Gesch.v.echt of v. tafel en bed</text:p>
          </table:table-cell>
          <table:covered-table-cell table:style-name="ce45"/>
          <table:table-cell table:style-name="ce45" office:value-type="string" calcext:value-type="string" table:number-columns-spanned="2" table:number-rows-spanned="3">
            <text:p>Weduwst.</text:p>
          </table:table-cell>
          <table:covered-table-cell table:style-name="ce45"/>
          <table:table-cell table:style-name="ce47" office:value-type="string" calcext:value-type="string" table:number-columns-spanned="2" table:number-rows-spanned="3">
            <text:p>Totaal</text:p>
          </table:table-cell>
          <table:covered-table-cell table:style-name="ce47"/>
          <table:table-cell table:number-columns-repeated="992"/>
        </table:table-row>
        <table:table-row table:style-name="ro2">
          <table:covered-table-cell table:style-name="ce54"/>
          <table:table-cell table:style-name="ce2"/>
          <table:covered-table-cell table:style-name="ce43"/>
          <table:covered-table-cell table:number-columns-repeated="28" table:style-name="ce45"/>
          <table:covered-table-cell table:style-name="ce47"/>
          <table:table-cell table:number-columns-repeated="992"/>
        </table:table-row>
        <table:table-row table:style-name="ro2">
          <table:covered-table-cell table:style-name="ce54"/>
          <table:table-cell table:style-name="ce2"/>
          <table:covered-table-cell table:style-name="ce43"/>
          <table:covered-table-cell table:number-columns-repeated="28" table:style-name="ce45"/>
          <table:covered-table-cell table:style-name="ce47"/>
          <table:table-cell table:number-columns-repeated="992"/>
        </table:table-row>
        <table:table-row table:style-name="ro2">
          <table:covered-table-cell table:style-name="ce50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table:style-name="ce55" office:value-type="string" calcext:value-type="string">
            <text:p>Godgeleerdheid</text:p>
          </table:table-cell>
          <table:table-cell table:style-name="Default"/>
          <table:table-cell table:style-name="ce23" office:value-type="float" office:value="526" calcext:value-type="float">
            <text:p>52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2735" calcext:value-type="float">
            <text:p>273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334" calcext:value-type="float">
            <text:p>333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3035" calcext:value-type="float">
            <text:p>303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799" calcext:value-type="float">
            <text:p>379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992"/>
        </table:table-row>
        <table:table-row table:style-name="ro2">
          <table:table-cell table:style-name="ce56" office:value-type="string" calcext:value-type="string">
            <text:p>Rechtsgeleerdheid</text:p>
          </table:table-cell>
          <table:table-cell table:style-name="Default"/>
          <table:table-cell table:style-name="ce24" office:value-type="float" office:value="1476" calcext:value-type="float">
            <text:p>1476</text:p>
          </table:table-cell>
          <table:table-cell table:style-name="ce31" office:value-type="float" office:value="528" calcext:value-type="float">
            <text:p>528</text:p>
          </table:table-cell>
          <table:table-cell table:style-name="ce31" office:value-type="float" office:value="5554" calcext:value-type="float">
            <text:p>5554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7262" calcext:value-type="float">
            <text:p>7262</text:p>
          </table:table-cell>
          <table:table-cell table:style-name="ce31" office:value-type="float" office:value="742" calcext:value-type="float">
            <text:p>742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578" calcext:value-type="float">
            <text:p>57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679" calcext:value-type="float">
            <text:p>679</text:p>
          </table:table-cell>
          <table:table-cell table:style-name="ce31" office:value-type="float" office:value="1566" calcext:value-type="float">
            <text:p>1566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5887" calcext:value-type="float">
            <text:p>5887</text:p>
          </table:table-cell>
          <table:table-cell table:style-name="ce31" office:value-type="float" office:value="713" calcext:value-type="float">
            <text:p>713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7775" calcext:value-type="float">
            <text:p>7775</text:p>
          </table:table-cell>
          <table:table-cell table:style-name="ce39" office:value-type="float" office:value="1421" calcext:value-type="float">
            <text:p>1421</text:p>
          </table:table-cell>
          <table:table-cell table:number-columns-repeated="992"/>
        </table:table-row>
        <table:table-row table:style-name="ro2">
          <table:table-cell table:style-name="ce56" office:value-type="string" calcext:value-type="string">
            <text:p>Geneeskunde</text:p>
          </table:table-cell>
          <table:table-cell table:style-name="Default"/>
          <table:table-cell table:style-name="ce24" office:value-type="float" office:value="692" calcext:value-type="float">
            <text:p>692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6412" calcext:value-type="float">
            <text:p>6412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7359" calcext:value-type="float">
            <text:p>7359</text:p>
          </table:table-cell>
          <table:table-cell table:style-name="ce31" office:value-type="float" office:value="745" calcext:value-type="float">
            <text:p>745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271" calcext:value-type="float">
            <text:p>27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751" calcext:value-type="float">
            <text:p>751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6665" calcext:value-type="float">
            <text:p>6665</text:p>
          </table:table-cell>
          <table:table-cell table:style-name="ce31" office:value-type="float" office:value="617" calcext:value-type="float">
            <text:p>617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7764" calcext:value-type="float">
            <text:p>7764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992"/>
        </table:table-row>
        <table:table-row table:style-name="ro2">
          <table:table-cell table:style-name="ce56" office:value-type="string" calcext:value-type="string">
            <text:p>Tandheelkunde</text:p>
          </table:table-cell>
          <table:table-cell table:style-name="Default"/>
          <table:table-cell table:style-name="ce24" office:value-type="float" office:value="131" calcext:value-type="float">
            <text:p>131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192" calcext:value-type="float">
            <text:p>1192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2" table:style-name="ce31" office:value-type="float" office:value="21" calcext:value-type="float">
            <text:p>2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384" calcext:value-type="float">
            <text:p>1384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210" calcext:value-type="float">
            <text:p>1210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409" calcext:value-type="float">
            <text:p>1409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992"/>
        </table:table-row>
        <table:table-row table:style-name="ro2">
          <table:table-cell table:style-name="ce56" office:value-type="string" calcext:value-type="string">
            <text:p>Wis- en natuurkunde</text:p>
          </table:table-cell>
          <table:table-cell table:style-name="Default"/>
          <table:table-cell table:style-name="ce24" office:value-type="float" office:value="596" calcext:value-type="float">
            <text:p>596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2689" calcext:value-type="float">
            <text:p>2689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3383" calcext:value-type="float">
            <text:p>3383</text:p>
          </table:table-cell>
          <table:table-cell table:style-name="ce31" office:value-type="float" office:value="637" calcext:value-type="float">
            <text:p>63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431" calcext:value-type="float">
            <text:p>43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624" calcext:value-type="float">
            <text:p>624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2850" calcext:value-type="float">
            <text:p>2850</text:p>
          </table:table-cell>
          <table:table-cell table:style-name="ce31" office:value-type="float" office:value="607" calcext:value-type="float">
            <text:p>607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3612" calcext:value-type="float">
            <text:p>3612</text:p>
          </table:table-cell>
          <table:table-cell table:style-name="ce39" office:value-type="float" office:value="1150" calcext:value-type="float">
            <text:p>1150</text:p>
          </table:table-cell>
          <table:table-cell table:number-columns-repeated="992"/>
        </table:table-row>
        <table:table-row table:style-name="ro2">
          <table:table-cell table:style-name="ce89" office:value-type="string" calcext:value-type="string">
            <text:p>w.o. Wiskunde</text:p>
          </table:table-cell>
          <table:table-cell table:style-name="Default"/>
          <table:table-cell table:style-name="ce24" office:value-type="float" office:value="111" calcext:value-type="float">
            <text:p>111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83" calcext:value-type="float">
            <text:p>483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81" calcext:value-type="float">
            <text:p>381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519" calcext:value-type="float">
            <text:p>519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992"/>
        </table:table-row>
        <table:table-row table:style-name="ro2">
          <table:table-cell table:style-name="ce89" office:value-type="string" calcext:value-type="string">
            <text:p>Natuurkunde</text:p>
          </table:table-cell>
          <table:table-cell table:style-name="Default"/>
          <table:table-cell table:style-name="ce24" office:value-type="float" office:value="129" calcext:value-type="float">
            <text:p>129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26" calcext:value-type="float">
            <text:p>42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65" calcext:value-type="float">
            <text:p>56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51" calcext:value-type="float">
            <text:p>45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98" calcext:value-type="float">
            <text:p>59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992"/>
        </table:table-row>
        <table:table-row table:style-name="ro2">
          <table:table-cell table:style-name="ce89" office:value-type="string" calcext:value-type="string">
            <text:p>Scheikunde</text:p>
          </table:table-cell>
          <table:table-cell table:style-name="Default"/>
          <table:table-cell table:style-name="ce24" office:value-type="float" office:value="167" calcext:value-type="float">
            <text:p>167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828" calcext:value-type="float">
            <text:p>82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25" calcext:value-type="float">
            <text:p>1025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866" calcext:value-type="float">
            <text:p>866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79" calcext:value-type="float">
            <text:p>1079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992"/>
        </table:table-row>
        <table:table-row table:style-name="ro2">
          <table:table-cell table:style-name="ce89" office:value-type="string" calcext:value-type="string">
            <text:p>Biologie</text:p>
          </table:table-cell>
          <table:table-cell table:style-name="Default"/>
          <table:table-cell table:style-name="ce24" office:value-type="float" office:value="79" calcext:value-type="float">
            <text:p>79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72" calcext:value-type="float">
            <text:p>472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992"/>
        </table:table-row>
        <table:table-row table:style-name="ro2">
          <table:table-cell table:style-name="ce89" office:value-type="string" calcext:value-type="string">
            <text:p>Pharmacie</text:p>
          </table:table-cell>
          <table:table-cell table:style-name="Default"/>
          <table:table-cell table:style-name="ce24" office:value-type="float" office:value="79" calcext:value-type="float">
            <text:p>79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567" calcext:value-type="float">
            <text:p>567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672" calcext:value-type="float">
            <text:p>672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610" calcext:value-type="float">
            <text:p>610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735" calcext:value-type="float">
            <text:p>735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992"/>
        </table:table-row>
        <table:table-row table:style-name="ro2">
          <table:table-cell table:style-name="ce56" office:value-type="string" calcext:value-type="string">
            <text:p>Letteren en Wijsbegeerte</text:p>
          </table:table-cell>
          <table:table-cell table:style-name="Default"/>
          <table:table-cell table:style-name="ce24" office:value-type="float" office:value="646" calcext:value-type="float">
            <text:p>646</text:p>
          </table:table-cell>
          <table:table-cell table:style-name="ce31" office:value-type="float" office:value="640" calcext:value-type="float">
            <text:p>640</text:p>
          </table:table-cell>
          <table:table-cell table:style-name="ce31" office:value-type="float" office:value="1551" calcext:value-type="float">
            <text:p>1551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2" table:style-name="ce31" office:value-type="float" office:value="30" calcext:value-type="float">
            <text:p>30</text:p>
          </table:table-cell>
          <table:table-cell table:style-name="ce31" office:value-type="float" office:value="2262" calcext:value-type="float">
            <text:p>2262</text:p>
          </table:table-cell>
          <table:table-cell table:style-name="ce31" office:value-type="float" office:value="818" calcext:value-type="float">
            <text:p>818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557" calcext:value-type="float">
            <text:p>557</text:p>
          </table:table-cell>
          <table:table-cell table:style-name="ce31" office:value-type="float" office:value="696" calcext:value-type="float">
            <text:p>696</text:p>
          </table:table-cell>
          <table:table-cell table:style-name="ce31" office:value-type="float" office:value="715" calcext:value-type="float">
            <text:p>715</text:p>
          </table:table-cell>
          <table:table-cell table:style-name="ce31" office:value-type="float" office:value="1686" calcext:value-type="float">
            <text:p>1686</text:p>
          </table:table-cell>
          <table:table-cell table:style-name="ce31" office:value-type="float" office:value="568" calcext:value-type="float">
            <text:p>568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2475" calcext:value-type="float">
            <text:p>2475</text:p>
          </table:table-cell>
          <table:table-cell table:style-name="ce39" office:value-type="float" office:value="1375" calcext:value-type="float">
            <text:p>1375</text:p>
          </table:table-cell>
          <table:table-cell table:number-columns-repeated="992"/>
        </table:table-row>
        <table:table-row table:style-name="ro2">
          <table:table-cell table:style-name="ce89" office:value-type="string" calcext:value-type="string">
            <text:p>w.o. Mod.talen</text:p>
          </table:table-cell>
          <table:table-cell table:style-name="Default"/>
          <table:table-cell table:style-name="ce24" office:value-type="float" office:value="209" calcext:value-type="float">
            <text:p>209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office:value-type="float" office:value="78" calcext:value-type="float">
            <text:p>78</text:p>
          </table:table-cell>
          <table:table-cell table:number-columns-repeated="2" table:style-name="ce31" office:value-type="float" office:value="17" calcext:value-type="float">
            <text:p>1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969" calcext:value-type="float">
            <text:p>969</text:p>
          </table:table-cell>
          <table:table-cell table:style-name="ce31" office:value-type="float" office:value="505" calcext:value-type="float">
            <text:p>50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73" calcext:value-type="float">
            <text:p>27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796" calcext:value-type="float">
            <text:p>796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061" calcext:value-type="float">
            <text:p>1061</text:p>
          </table:table-cell>
          <table:table-cell table:style-name="ce39" office:value-type="float" office:value="857" calcext:value-type="float">
            <text:p>857</text:p>
          </table:table-cell>
          <table:table-cell table:number-columns-repeated="992"/>
        </table:table-row>
        <table:table-row table:style-name="ro2">
          <table:table-cell table:style-name="ce89" office:value-type="string" calcext:value-type="string">
            <text:p>Oude talen</text:p>
          </table:table-cell>
          <table:table-cell table:style-name="Default"/>
          <table:table-cell table:style-name="ce24" office:value-type="float" office:value="196" calcext:value-type="float">
            <text:p>196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12" calcext:value-type="float">
            <text:p>612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675" calcext:value-type="float">
            <text:p>67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992"/>
        </table:table-row>
        <table:table-row table:style-name="ro2">
          <table:table-cell table:style-name="ce89" office:value-type="string" calcext:value-type="string">
            <text:p>Geschiedenis</text:p>
          </table:table-cell>
          <table:table-cell table:style-name="Default"/>
          <table:table-cell table:style-name="ce24" office:value-type="float" office:value="100" calcext:value-type="float">
            <text:p>100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73" calcext:value-type="float">
            <text:p>73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85" calcext:value-type="float">
            <text:p>385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992"/>
        </table:table-row>
        <table:table-row table:style-name="ro2">
          <table:table-cell table:style-name="ce56" office:value-type="string" calcext:value-type="string">
            <text:p>Indologie</text:p>
          </table:table-cell>
          <table:table-cell table:style-name="Default"/>
          <table:table-cell table:style-name="ce24" office:value-type="float" office:value="29" calcext:value-type="float">
            <text:p>2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0" calcext:value-type="float">
            <text:p>26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2"/>
        </table:table-row>
        <table:table-row table:style-name="ro2">
          <table:table-cell table:style-name="ce56" office:value-type="string" calcext:value-type="string">
            <text:p>Sociale Geografie</text:p>
          </table:table-cell>
          <table:table-cell table:style-name="Default"/>
          <table:table-cell table:style-name="ce24" office:value-type="float" office:value="57" calcext:value-type="float">
            <text:p>57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43" calcext:value-type="float">
            <text:p>43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3" calcext:value-type="float">
            <text:p>33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50" calcext:value-type="float">
            <text:p>25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992"/>
        </table:table-row>
        <table:table-row table:style-name="ro2">
          <table:table-cell table:style-name="ce56" office:value-type="string" calcext:value-type="string">
            <text:p>Economie</text:p>
          </table:table-cell>
          <table:table-cell table:style-name="Default"/>
          <table:table-cell table:style-name="ce24" office:value-type="float" office:value="696" calcext:value-type="float">
            <text:p>696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2106" calcext:value-type="float">
            <text:p>210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870" calcext:value-type="float">
            <text:p>2870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705" calcext:value-type="float">
            <text:p>705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129" calcext:value-type="float">
            <text:p>2129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903" calcext:value-type="float">
            <text:p>2903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992"/>
        </table:table-row>
        <table:table-row table:style-name="ro2">
          <table:table-cell table:style-name="ce56" office:value-type="string" calcext:value-type="string">
            <text:p>Veeartsenijkunde</text:p>
          </table:table-cell>
          <table:table-cell table:style-name="Default"/>
          <table:table-cell table:style-name="ce24" office:value-type="float" office:value="59" calcext:value-type="float">
            <text:p>5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85" calcext:value-type="float">
            <text:p>68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70" calcext:value-type="float">
            <text:p>77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22" calcext:value-type="float">
            <text:p>72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20" calcext:value-type="float">
            <text:p>82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2"/>
        </table:table-row>
        <table:table-row table:style-name="ro2">
          <table:table-cell table:style-name="ce56" office:value-type="string" calcext:value-type="string">
            <text:p>Technische wetenschap</text:p>
          </table:table-cell>
          <table:table-cell table:style-name="Default"/>
          <table:table-cell table:style-name="ce24" office:value-type="float" office:value="820" calcext:value-type="float">
            <text:p>820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5416" calcext:value-type="float">
            <text:p>541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471" calcext:value-type="float">
            <text:p>647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858" calcext:value-type="float">
            <text:p>858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5726" calcext:value-type="float">
            <text:p>5726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880" calcext:value-type="float">
            <text:p>688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992"/>
        </table:table-row>
        <table:table-row table:style-name="ro2">
          <table:table-cell table:style-name="ce89" office:value-type="string" calcext:value-type="string">
            <text:p>w.o. Civiel</text:p>
          </table:table-cell>
          <table:table-cell table:style-name="Default"/>
          <table:table-cell table:style-name="ce24" office:value-type="float" office:value="230" calcext:value-type="float">
            <text:p>23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443" calcext:value-type="float">
            <text:p>144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25" calcext:value-type="float">
            <text:p>172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549" calcext:value-type="float">
            <text:p>154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875" calcext:value-type="float">
            <text:p>18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2"/>
        </table:table-row>
        <table:table-row table:style-name="ro2">
          <table:table-cell table:style-name="ce89" office:value-type="string" calcext:value-type="string">
            <text:p>Werktuigk.</text:p>
          </table:table-cell>
          <table:table-cell table:style-name="Default"/>
          <table:table-cell table:style-name="ce24" office:value-type="float" office:value="264" calcext:value-type="float">
            <text:p>26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55" calcext:value-type="float">
            <text:p>165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01" calcext:value-type="float">
            <text:p>200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47" calcext:value-type="float">
            <text:p>174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2"/>
        </table:table-row>
        <table:table-row table:style-name="ro2">
          <table:table-cell table:style-name="ce89" office:value-type="string" calcext:value-type="string">
            <text:p>Electrotechn.</text:p>
          </table:table-cell>
          <table:table-cell table:style-name="Default"/>
          <table:table-cell table:style-name="ce24" office:value-type="float" office:value="133" calcext:value-type="float">
            <text:p>13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56" calcext:value-type="float">
            <text:p>95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36" calcext:value-type="float">
            <text:p>1136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92" calcext:value-type="float">
            <text:p>99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2"/>
        </table:table-row>
        <table:table-row table:style-name="ro2">
          <table:table-cell table:style-name="ce89" office:value-type="string" calcext:value-type="string">
            <text:p>Scheikunde</text:p>
          </table:table-cell>
          <table:table-cell table:style-name="Default"/>
          <table:table-cell table:style-name="ce24" office:value-type="float" office:value="130" calcext:value-type="float">
            <text:p>130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969" calcext:value-type="float">
            <text:p>96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140" calcext:value-type="float">
            <text:p>1140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013" calcext:value-type="float">
            <text:p>1013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2"/>
        </table:table-row>
        <table:table-row table:style-name="ro2">
          <table:table-cell table:style-name="ce56" office:value-type="string" calcext:value-type="string">
            <text:p>Landbouwwetenschappen</text:p>
          </table:table-cell>
          <table:table-cell table:style-name="Default"/>
          <table:table-cell table:style-name="ce24" office:value-type="float" office:value="168" calcext:value-type="float">
            <text:p>16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77" calcext:value-type="float">
            <text:p>77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68" calcext:value-type="float">
            <text:p>96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15" calcext:value-type="float">
            <text:p>81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table:style-name="ce90" office:value-type="string" calcext:value-type="string">
            <text:p>Totaal</text:p>
          </table:table-cell>
          <table:table-cell/>
          <table:table-cell table:style-name="ce77" office:value-type="float" office:value="5896" calcext:value-type="float">
            <text:p>5896</text:p>
          </table:table-cell>
          <table:table-cell table:style-name="ce78" office:value-type="float" office:value="2216" calcext:value-type="float">
            <text:p>2216</text:p>
          </table:table-cell>
          <table:table-cell table:style-name="ce78" office:value-type="float" office:value="29506" calcext:value-type="float">
            <text:p>29506</text:p>
          </table:table-cell>
          <table:table-cell table:style-name="ce78" office:value-type="float" office:value="952" calcext:value-type="float">
            <text:p>952</text:p>
          </table:table-cell>
          <table:table-cell table:style-name="ce78" office:value-type="float" office:value="547" calcext:value-type="float">
            <text:p>547</text:p>
          </table:table-cell>
          <table:table-cell table:style-name="ce78" office:value-type="float" office:value="141" calcext:value-type="float">
            <text:p>141</text:p>
          </table:table-cell>
          <table:table-cell table:style-name="ce78" office:value-type="float" office:value="605" calcext:value-type="float">
            <text:p>605</text:p>
          </table:table-cell>
          <table:table-cell table:style-name="ce78" office:value-type="float" office:value="162" calcext:value-type="float">
            <text:p>162</text:p>
          </table:table-cell>
          <table:table-cell table:style-name="ce78" office:value-type="float" office:value="36554" calcext:value-type="float">
            <text:p>36554</text:p>
          </table:table-cell>
          <table:table-cell table:style-name="ce78" office:value-type="float" office:value="3471" calcext:value-type="float">
            <text:p>3471</text:p>
          </table:table-cell>
          <table:table-cell table:style-name="ce78" office:value-type="float" office:value="333" calcext:value-type="float">
            <text:p>333</text:p>
          </table:table-cell>
          <table:table-cell table:style-name="ce78" office:value-type="float" office:value="210" calcext:value-type="float">
            <text:p>210</text:p>
          </table:table-cell>
          <table:table-cell table:style-name="ce78" office:value-type="float" office:value="1621" calcext:value-type="float">
            <text:p>1621</text:p>
          </table:table-cell>
          <table:table-cell table:style-name="ce78" office:value-type="float" office:value="2003" calcext:value-type="float">
            <text:p>2003</text:p>
          </table:table-cell>
          <table:table-cell table:style-name="ce78" office:value-type="float" office:value="51" calcext:value-type="float">
            <text:p>51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399" calcext:value-type="float">
            <text:p>399</text:p>
          </table:table-cell>
          <table:table-cell table:style-name="ce78" office:value-type="float" office:value="122" calcext:value-type="float">
            <text:p>122</text:p>
          </table:table-cell>
          <table:table-cell table:style-name="ce78" office:value-type="float" office:value="2404" calcext:value-type="float">
            <text:p>2404</text:p>
          </table:table-cell>
          <table:table-cell table:style-name="ce78" office:value-type="float" office:value="2392" calcext:value-type="float">
            <text:p>2392</text:p>
          </table:table-cell>
          <table:table-cell table:style-name="ce78" office:value-type="float" office:value="6229" calcext:value-type="float">
            <text:p>6229</text:p>
          </table:table-cell>
          <table:table-cell table:style-name="ce78" office:value-type="float" office:value="2426" calcext:value-type="float">
            <text:p>2426</text:p>
          </table:table-cell>
          <table:table-cell table:style-name="ce78" office:value-type="float" office:value="31127" calcext:value-type="float">
            <text:p>31127</text:p>
          </table:table-cell>
          <table:table-cell table:style-name="ce78" office:value-type="float" office:value="2955" calcext:value-type="float">
            <text:p>2955</text:p>
          </table:table-cell>
          <table:table-cell table:style-name="ce78" office:value-type="float" office:value="598" calcext:value-type="float">
            <text:p>598</text:p>
          </table:table-cell>
          <table:table-cell table:style-name="ce78" office:value-type="float" office:value="198" calcext:value-type="float">
            <text:p>198</text:p>
          </table:table-cell>
          <table:table-cell table:style-name="ce78" office:value-type="float" office:value="1004" calcext:value-type="float">
            <text:p>1004</text:p>
          </table:table-cell>
          <table:table-cell table:style-name="ce78" office:value-type="float" office:value="284" calcext:value-type="float">
            <text:p>284</text:p>
          </table:table-cell>
          <table:table-cell table:style-name="ce78" office:value-type="float" office:value="38958" calcext:value-type="float">
            <text:p>38958</text:p>
          </table:table-cell>
          <table:table-cell table:style-name="ce80" office:value-type="float" office:value="5863" calcext:value-type="float">
            <text:p>5863</text:p>
          </table:table-cell>
          <table:table-cell table:number-columns-repeated="99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9" table:style-name="ta9">
        <table:table-column table:style-name="co15" table:default-cell-style-name="ce12"/>
        <table:table-column table:style-name="co16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9. Academisch gevormden naar studierichting en nationaliteit</text:p>
          </table:table-cell>
          <table:table-cell table:style-name="ce51" table:number-columns-repeated="24"/>
          <table:table-cell table:style-name="ce5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49" office:value-type="string" calcext:value-type="string" table:number-columns-spanned="1" table:number-rows-spanned="3">
            <text:p>Studierichting</text:p>
          </table:table-cell>
          <table:table-cell table:style-name="ce2"/>
          <table:table-cell table:style-name="ce19" office:value-type="string" calcext:value-type="string" table:number-columns-spanned="2" table:number-rows-spanned="2">
            <text:p>Nederlands</text:p>
          </table:table-cell>
          <table:covered-table-cell table:style-name="ce91"/>
          <table:table-cell table:style-name="ce92" office:value-type="string" calcext:value-type="string" table:number-columns-spanned="2" table:number-rows-spanned="2">
            <text:p>Nederlandse onderdanen</text:p>
          </table:table-cell>
          <table:covered-table-cell table:style-name="ce94"/>
          <table:table-cell table:style-name="ce26" office:value-type="string" calcext:value-type="string" table:number-columns-spanned="2" table:number-rows-spanned="2">
            <text:p>Duitsers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Belg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Britt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Frans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Italian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Polen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Oostenrijkers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Overige nationalit.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Zonder nationalit.</text:p>
          </table:table-cell>
          <table:covered-table-cell table:style-name="ce26"/>
          <table:table-cell table:style-name="ce33" office:value-type="string" calcext:value-type="string" table:number-columns-spanned="2" table:number-rows-spanned="2">
            <text:p>Totaal</text:p>
          </table:table-cell>
          <table:covered-table-cell table:style-name="ce33"/>
          <table:table-cell table:number-columns-repeated="998"/>
        </table:table-row>
        <table:table-row table:style-name="ro2">
          <table:covered-table-cell table:style-name="ce54"/>
          <table:table-cell table:style-name="ce2"/>
          <table:covered-table-cell table:style-name="ce82"/>
          <table:covered-table-cell table:style-name="ce84"/>
          <table:covered-table-cell table:style-name="ce93"/>
          <table:covered-table-cell table:style-name="ce95"/>
          <table:covered-table-cell table:number-columns-repeated="19" table:style-name="ce27"/>
          <table:covered-table-cell table:style-name="ce35"/>
          <table:table-cell table:number-columns-repeated="998"/>
        </table:table-row>
        <table:table-row table:style-name="ro2">
          <table:covered-table-cell table:style-name="ce50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55" office:value-type="string" calcext:value-type="string">
            <text:p>Godgeleerdheid</text:p>
          </table:table-cell>
          <table:table-cell table:style-name="Default"/>
          <table:table-cell table:style-name="ce23" office:value-type="float" office:value="3756" calcext:value-type="float">
            <text:p>3756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799" calcext:value-type="float">
            <text:p>379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Rechtsgeleerdheid</text:p>
          </table:table-cell>
          <table:table-cell table:style-name="Default"/>
          <table:table-cell table:style-name="ce24" office:value-type="float" office:value="7589" calcext:value-type="float">
            <text:p>7589</text:p>
          </table:table-cell>
          <table:table-cell table:style-name="ce31" office:value-type="float" office:value="1400" calcext:value-type="float">
            <text:p>140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775" calcext:value-type="float">
            <text:p>7775</text:p>
          </table:table-cell>
          <table:table-cell table:style-name="ce39" office:value-type="float" office:value="1421" calcext:value-type="float">
            <text:p>1421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Geneeskunde</text:p>
          </table:table-cell>
          <table:table-cell table:style-name="Default"/>
          <table:table-cell table:style-name="ce24" office:value-type="float" office:value="7594" calcext:value-type="float">
            <text:p>7594</text:p>
          </table:table-cell>
          <table:table-cell table:style-name="ce31" office:value-type="float" office:value="1022" calcext:value-type="float">
            <text:p>102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7764" calcext:value-type="float">
            <text:p>7764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Tandheelkunde</text:p>
          </table:table-cell>
          <table:table-cell table:style-name="Default"/>
          <table:table-cell table:style-name="ce24" office:value-type="float" office:value="1383" calcext:value-type="float">
            <text:p>1383</text:p>
          </table:table-cell>
          <table:table-cell table:style-name="ce31" office:value-type="float" office:value="271" calcext:value-type="float">
            <text:p>271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09" calcext:value-type="float">
            <text:p>1409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Wis- en natuurkunde, w.o.</text:p>
          </table:table-cell>
          <table:table-cell table:style-name="Default"/>
          <table:table-cell table:style-name="ce24" office:value-type="float" office:value="3505" calcext:value-type="float">
            <text:p>3505</text:p>
          </table:table-cell>
          <table:table-cell table:style-name="ce31" office:value-type="float" office:value="1125" calcext:value-type="float">
            <text:p>112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612" calcext:value-type="float">
            <text:p>3612</text:p>
          </table:table-cell>
          <table:table-cell table:style-name="ce39" office:value-type="float" office:value="1150" calcext:value-type="float">
            <text:p>1150</text:p>
          </table:table-cell>
          <table:table-cell table:number-columns-repeated="998"/>
        </table:table-row>
        <table:table-row table:style-name="ro2">
          <table:table-cell table:style-name="ce89" office:value-type="string" calcext:value-type="string">
            <text:p>Wiskunde</text:p>
          </table:table-cell>
          <table:table-cell table:style-name="Default"/>
          <table:table-cell table:style-name="ce24" office:value-type="float" office:value="514" calcext:value-type="float">
            <text:p>514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19" calcext:value-type="float">
            <text:p>519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998"/>
        </table:table-row>
        <table:table-row table:style-name="ro2">
          <table:table-cell table:style-name="ce89" office:value-type="string" calcext:value-type="string">
            <text:p>Natuurkunde</text:p>
          </table:table-cell>
          <table:table-cell table:style-name="Default"/>
          <table:table-cell table:style-name="ce24" office:value-type="float" office:value="589" calcext:value-type="float">
            <text:p>589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98" calcext:value-type="float">
            <text:p>59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998"/>
        </table:table-row>
        <table:table-row table:style-name="ro2">
          <table:table-cell table:style-name="ce89" office:value-type="string" calcext:value-type="string">
            <text:p>Scheikunde</text:p>
          </table:table-cell>
          <table:table-cell table:style-name="Default"/>
          <table:table-cell table:style-name="ce24" office:value-type="float" office:value="1028" calcext:value-type="float">
            <text:p>1028</text:p>
          </table:table-cell>
          <table:table-cell table:style-name="ce31" office:value-type="float" office:value="162" calcext:value-type="float">
            <text:p>16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79" calcext:value-type="float">
            <text:p>1079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998"/>
        </table:table-row>
        <table:table-row table:style-name="ro2">
          <table:table-cell table:style-name="ce89" office:value-type="string" calcext:value-type="string">
            <text:p>Biologie</text:p>
          </table:table-cell>
          <table:table-cell table:style-name="Default"/>
          <table:table-cell table:style-name="ce24" office:value-type="float" office:value="462" calcext:value-type="float">
            <text:p>46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2" calcext:value-type="float">
            <text:p>2</text:p>
          </table:table-cell>
          <table:table-cell table:style-name="ce31" office:value-type="float" office:value="472" calcext:value-type="float">
            <text:p>472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998"/>
        </table:table-row>
        <table:table-row table:style-name="ro2">
          <table:table-cell table:style-name="ce89" office:value-type="string" calcext:value-type="string">
            <text:p>Pharmacie</text:p>
          </table:table-cell>
          <table:table-cell table:style-name="Default"/>
          <table:table-cell table:style-name="ce24" office:value-type="float" office:value="710" calcext:value-type="float">
            <text:p>710</text:p>
          </table:table-cell>
          <table:table-cell table:style-name="ce31" office:value-type="float" office:value="554" calcext:value-type="float">
            <text:p>55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35" calcext:value-type="float">
            <text:p>735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Letteren en Wijsbegeerte, w.o.</text:p>
          </table:table-cell>
          <table:table-cell table:style-name="Default"/>
          <table:table-cell table:style-name="ce24" office:value-type="float" office:value="2362" calcext:value-type="float">
            <text:p>2362</text:p>
          </table:table-cell>
          <table:table-cell table:style-name="ce31" office:value-type="float" office:value="1315" calcext:value-type="float">
            <text:p>131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22" calcext:value-type="float">
            <text:p>2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475" calcext:value-type="float">
            <text:p>2475</text:p>
          </table:table-cell>
          <table:table-cell table:style-name="ce39" office:value-type="float" office:value="1375" calcext:value-type="float">
            <text:p>1375</text:p>
          </table:table-cell>
          <table:table-cell table:number-columns-repeated="998"/>
        </table:table-row>
        <table:table-row table:style-name="ro2">
          <table:table-cell table:style-name="ce89" office:value-type="string" calcext:value-type="string">
            <text:p>Mod.talen</text:p>
          </table:table-cell>
          <table:table-cell table:style-name="Default"/>
          <table:table-cell table:style-name="ce24" office:value-type="float" office:value="1009" calcext:value-type="float">
            <text:p>1009</text:p>
          </table:table-cell>
          <table:table-cell table:style-name="ce31" office:value-type="float" office:value="821" calcext:value-type="float">
            <text:p>82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12" calcext:value-type="float">
            <text:p>1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61" calcext:value-type="float">
            <text:p>1061</text:p>
          </table:table-cell>
          <table:table-cell table:style-name="ce39" office:value-type="float" office:value="857" calcext:value-type="float">
            <text:p>857</text:p>
          </table:table-cell>
          <table:table-cell table:number-columns-repeated="998"/>
        </table:table-row>
        <table:table-row table:style-name="ro2">
          <table:table-cell table:style-name="ce89" office:value-type="string" calcext:value-type="string">
            <text:p>Oude talen</text:p>
          </table:table-cell>
          <table:table-cell table:style-name="Default"/>
          <table:table-cell table:style-name="ce24" office:value-type="float" office:value="662" calcext:value-type="float">
            <text:p>662</text:p>
          </table:table-cell>
          <table:table-cell table:style-name="ce31" office:value-type="float" office:value="258" calcext:value-type="float">
            <text:p>258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75" calcext:value-type="float">
            <text:p>67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998"/>
        </table:table-row>
        <table:table-row table:style-name="ro2">
          <table:table-cell table:style-name="ce89" office:value-type="string" calcext:value-type="string">
            <text:p>Geschiedenis</text:p>
          </table:table-cell>
          <table:table-cell table:style-name="Default"/>
          <table:table-cell table:style-name="ce24" office:value-type="float" office:value="366" calcext:value-type="float">
            <text:p>366</text:p>
          </table:table-cell>
          <table:table-cell table:style-name="ce31" office:value-type="float" office:value="163" calcext:value-type="float">
            <text:p>16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85" calcext:value-type="float">
            <text:p>385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Indologie</text:p>
          </table:table-cell>
          <table:table-cell table:style-name="Default"/>
          <table:table-cell table:style-name="ce24" office:value-type="float" office:value="255" calcext:value-type="float">
            <text:p>25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7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0" calcext:value-type="float">
            <text:p>26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Sociale Geografie</text:p>
          </table:table-cell>
          <table:table-cell table:style-name="Default"/>
          <table:table-cell table:style-name="ce24" office:value-type="float" office:value="245" calcext:value-type="float">
            <text:p>245</text:p>
          </table:table-cell>
          <table:table-cell table:style-name="ce31" office:value-type="float" office:value="78" calcext:value-type="float">
            <text:p>78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0" calcext:value-type="float">
            <text:p>25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Economie</text:p>
          </table:table-cell>
          <table:table-cell table:style-name="Default"/>
          <table:table-cell table:style-name="ce24" office:value-type="float" office:value="2786" calcext:value-type="float">
            <text:p>2786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903" calcext:value-type="float">
            <text:p>2903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Veeartsenijkunde</text:p>
          </table:table-cell>
          <table:table-cell table:style-name="Default"/>
          <table:table-cell table:style-name="ce24" office:value-type="float" office:value="814" calcext:value-type="float">
            <text:p>81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20" calcext:value-type="float">
            <text:p>82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Technische wetenschap, w.o.</text:p>
          </table:table-cell>
          <table:table-cell table:style-name="Default"/>
          <table:table-cell table:style-name="ce24" office:value-type="float" office:value="6599" calcext:value-type="float">
            <text:p>6599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6880" calcext:value-type="float">
            <text:p>688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998"/>
        </table:table-row>
        <table:table-row table:style-name="ro2">
          <table:table-cell table:style-name="ce89" office:value-type="string" calcext:value-type="string">
            <text:p>Civiel</text:p>
          </table:table-cell>
          <table:table-cell table:style-name="Default"/>
          <table:table-cell table:style-name="ce24" office:value-type="float" office:value="1831" calcext:value-type="float">
            <text:p>183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875" calcext:value-type="float">
            <text:p>18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8"/>
        </table:table-row>
        <table:table-row table:style-name="ro2">
          <table:table-cell table:style-name="ce89" office:value-type="string" calcext:value-type="string">
            <text:p>Werktuigkunde</text:p>
          </table:table-cell>
          <table:table-cell table:style-name="Default"/>
          <table:table-cell table:style-name="ce24" office:value-type="float" office:value="2027" calcext:value-type="float">
            <text:p>202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table:style-name="ce89" office:value-type="string" calcext:value-type="string">
            <text:p>Electrotechn.</text:p>
          </table:table-cell>
          <table:table-cell table:style-name="Default"/>
          <table:table-cell table:style-name="ce24" office:value-type="float" office:value="1127" calcext:value-type="float">
            <text:p>112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8"/>
        </table:table-row>
        <table:table-row table:style-name="ro2">
          <table:table-cell table:style-name="ce89" office:value-type="string" calcext:value-type="string">
            <text:p>Scheikunde</text:p>
          </table:table-cell>
          <table:table-cell table:style-name="Default"/>
          <table:table-cell table:style-name="ce24" office:value-type="float" office:value="1145" calcext:value-type="float">
            <text:p>1145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998"/>
        </table:table-row>
        <table:table-row table:style-name="ro2">
          <table:table-cell table:style-name="ce56" office:value-type="string" calcext:value-type="string">
            <text:p>Landbouwwetenschappen</text:p>
          </table:table-cell>
          <table:table-cell table:style-name="Default"/>
          <table:table-cell table:style-name="ce24" office:value-type="float" office:value="998" calcext:value-type="float">
            <text:p>998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 table:style-name="ce57" office:value-type="string" calcext:value-type="string">
            <text:p>Totaal</text:p>
          </table:table-cell>
          <table:table-cell/>
          <table:table-cell table:style-name="ce77" office:value-type="float" office:value="37886" calcext:value-type="float">
            <text:p>37886</text:p>
          </table:table-cell>
          <table:table-cell table:style-name="ce78" office:value-type="float" office:value="5697" calcext:value-type="float">
            <text:p>5697</text:p>
          </table:table-cell>
          <table:table-cell table:style-name="ce78" office:value-type="float" office:value="104" calcext:value-type="float">
            <text:p>10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7" calcext:value-type="float">
            <text:p>117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93" calcext:value-type="float">
            <text:p>9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9" calcext:value-type="float">
            <text:p>39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9" calcext:value-type="float">
            <text:p>3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39" calcext:value-type="float">
            <text:p>39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05" calcext:value-type="float">
            <text:p>205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364" calcext:value-type="float">
            <text:p>364</text:p>
          </table:table-cell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38958" calcext:value-type="float">
            <text:p>38958</text:p>
          </table:table-cell>
          <table:table-cell table:style-name="ce80" office:value-type="float" office:value="5863" calcext:value-type="float">
            <text:p>5863</text:p>
          </table:table-cell>
          <table:table-cell table:number-columns-repeated="99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0" table:style-name="ta10">
        <table:table-column table:style-name="co17" table:default-cell-style-name="ce12"/>
        <table:table-column table:style-name="co16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10. Academisch gevormden naar studierichting en kerkelijke gezindte</text:p>
          </table:table-cell>
          <table:table-cell table:style-name="ce51" table:number-columns-repeated="20"/>
          <table:table-cell table:style-name="ce52"/>
          <table:table-cell table:number-columns-repeated="1002"/>
        </table:table-row>
        <table:table-row table:style-name="ro1">
          <table:table-cell table:style-name="ce2" table:number-columns-repeated="22"/>
          <table:table-cell table:number-columns-repeated="1002"/>
        </table:table-row>
        <table:table-row table:style-name="ro2">
          <table:table-cell table:style-name="ce49" office:value-type="string" calcext:value-type="string" table:number-columns-spanned="1" table:number-rows-spanned="3">
            <text:p>Studierichting</text:p>
          </table:table-cell>
          <table:table-cell table:style-name="ce2"/>
          <table:table-cell table:style-name="ce19" office:value-type="string" calcext:value-type="string" table:number-columns-spanned="2" table:number-rows-spanned="2">
            <text:p>Rooms-Katholiek</text:p>
          </table:table-cell>
          <table:covered-table-cell table:style-name="ce91"/>
          <table:table-cell table:style-name="ce26" office:value-type="string" calcext:value-type="string" table:number-columns-spanned="2" table:number-rows-spanned="2">
            <text:p>Nederl. Hervormd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office:annotation draw:style-name="gr1" draw:text-style-name="P1" svg:width="4.354cm" svg:height="2.408cm" svg:x="14.673cm" svg:y="0.74cm" draw:caption-point-x="2.984cm" draw:caption-point-y="0.222cm">
              <dc:creator>CDM</dc:creator>
              <dc:date>2014-12-13T00:00:00</dc:date>
              <text:p text:style-name="P1"><text:span text:style-name="T1">Noot 1) Gereformeerde Kerken, Gereformeerde Kerken (art. 31),Christelijk Geref. Kerk, Gereformeerde Gem. en Oud Gereformeerde Gemeenten</text:span></text:p>
            </office:annotation>
            <text:p>Gereformeerd</text:p>
          </table:table-cell>
          <table:covered-table-cell table:style-name="ce26"/>
          <table:table-cell table:style-name="ce92" office:value-type="string" calcext:value-type="string" table:number-columns-spanned="2" table:number-rows-spanned="2">
            <text:p>Evangelisch Luthers</text:p>
          </table:table-cell>
          <table:covered-table-cell table:style-name="ce94"/>
          <table:table-cell table:style-name="ce26" office:value-type="string" calcext:value-type="string" table:number-columns-spanned="2" table:number-rows-spanned="2">
            <text:p>Doopsgezind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Remonstrant</text:p>
          </table:table-cell>
          <table:covered-table-cell table:style-name="ce26"/>
          <table:table-cell table:style-name="ce92" office:value-type="string" calcext:value-type="string" table:number-columns-spanned="2" table:number-rows-spanned="2">
            <text:p>Israëliet (Ned. en <text:s/>Port.)</text:p>
          </table:table-cell>
          <table:covered-table-cell table:style-name="ce94"/>
          <table:table-cell table:style-name="ce26" office:value-type="string" calcext:value-type="string" table:number-columns-spanned="2" table:number-rows-spanned="2">
            <text:p>Overige kerk.gez.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Geen kerk.gez.</text:p>
          </table:table-cell>
          <table:covered-table-cell table:style-name="ce26"/>
          <table:table-cell table:style-name="ce33" office:value-type="string" calcext:value-type="string" table:number-columns-spanned="2" table:number-rows-spanned="2">
            <text:p>Totaal</text:p>
          </table:table-cell>
          <table:covered-table-cell table:style-name="ce33"/>
          <table:table-cell table:number-columns-repeated="1002"/>
        </table:table-row>
        <table:table-row table:style-name="ro2">
          <table:covered-table-cell table:style-name="ce54"/>
          <table:table-cell table:style-name="ce2"/>
          <table:covered-table-cell table:style-name="ce82"/>
          <table:covered-table-cell table:style-name="ce84"/>
          <table:covered-table-cell table:number-columns-repeated="4" table:style-name="ce27"/>
          <table:covered-table-cell table:style-name="ce93"/>
          <table:covered-table-cell table:style-name="ce95"/>
          <table:covered-table-cell table:number-columns-repeated="4" table:style-name="ce27"/>
          <table:covered-table-cell table:style-name="ce93"/>
          <table:covered-table-cell table:style-name="ce95"/>
          <table:covered-table-cell table:number-columns-repeated="5" table:style-name="ce27"/>
          <table:covered-table-cell table:style-name="ce35"/>
          <table:table-cell table:number-columns-repeated="1002"/>
        </table:table-row>
        <table:table-row table:style-name="ro2">
          <table:covered-table-cell table:style-name="ce50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 table:style-name="Default"/>
          <table:table-cell table:style-name="ce23" office:value-type="float" office:value="330" calcext:value-type="float">
            <text:p>33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066" calcext:value-type="float">
            <text:p>206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107" calcext:value-type="float">
            <text:p>110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799" calcext:value-type="float">
            <text:p>379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 table:style-name="Default"/>
          <table:table-cell table:style-name="ce24" office:value-type="float" office:value="1658" calcext:value-type="float">
            <text:p>1658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2263" calcext:value-type="float">
            <text:p>2263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472" calcext:value-type="float">
            <text:p>47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511" calcext:value-type="float">
            <text:p>511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2118" calcext:value-type="float">
            <text:p>2118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7775" calcext:value-type="float">
            <text:p>7775</text:p>
          </table:table-cell>
          <table:table-cell table:style-name="ce39" office:value-type="float" office:value="1421" calcext:value-type="float">
            <text:p>142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 table:style-name="Default"/>
          <table:table-cell table:style-name="ce24" office:value-type="float" office:value="1512" calcext:value-type="float">
            <text:p>1512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2297" calcext:value-type="float">
            <text:p>2297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510" calcext:value-type="float">
            <text:p>51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372" calcext:value-type="float">
            <text:p>2372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7764" calcext:value-type="float">
            <text:p>7764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 table:style-name="Default"/>
          <table:table-cell table:style-name="ce24" office:value-type="float" office:value="274" calcext:value-type="float">
            <text:p>27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27" calcext:value-type="float">
            <text:p>427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92" calcext:value-type="float">
            <text:p>492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1409" calcext:value-type="float">
            <text:p>1409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 table:style-name="Default"/>
          <table:table-cell table:style-name="ce24" office:value-type="float" office:value="566" calcext:value-type="float">
            <text:p>566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945" calcext:value-type="float">
            <text:p>945</text:p>
          </table:table-cell>
          <table:table-cell table:style-name="ce31" office:value-type="float" office:value="314" calcext:value-type="float">
            <text:p>314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365" calcext:value-type="float">
            <text:p>1365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3612" calcext:value-type="float">
            <text:p>3612</text:p>
          </table:table-cell>
          <table:table-cell table:style-name="ce39" office:value-type="float" office:value="1150" calcext:value-type="float">
            <text:p>1150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 table:style-name="Default"/>
          <table:table-cell table:style-name="ce24" office:value-type="float" office:value="94" calcext:value-type="float">
            <text:p>9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519" calcext:value-type="float">
            <text:p>519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 table:style-name="Default"/>
          <table:table-cell table:style-name="ce24" office:value-type="float" office:value="90" calcext:value-type="float">
            <text:p>9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98" calcext:value-type="float">
            <text:p>59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142" calcext:value-type="float">
            <text:p>142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3" calcext:value-type="float">
            <text:p>273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2" calcext:value-type="float">
            <text:p>62</text:p>
          </table:table-cell>
          <table:table-cell table:number-columns-repeated="2"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39" calcext:value-type="float">
            <text:p>439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079" calcext:value-type="float">
            <text:p>1079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 table:style-name="Default"/>
          <table:table-cell table:style-name="ce24" office:value-type="float" office:value="56" calcext:value-type="float">
            <text:p>56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23" calcext:value-type="float">
            <text:p>2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472" calcext:value-type="float">
            <text:p>472</text:p>
          </table:table-cell>
          <table:table-cell table:style-name="ce39" office:value-type="float" office:value="256" calcext:value-type="float">
            <text:p>256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 table:style-name="Default"/>
          <table:table-cell table:style-name="ce24" office:value-type="float" office:value="157" calcext:value-type="float">
            <text:p>157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1" office:value-type="float" office:value="36" calcext:value-type="float">
            <text:p>36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18" calcext:value-type="float">
            <text:p>18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735" calcext:value-type="float">
            <text:p>735</text:p>
          </table:table-cell>
          <table:table-cell table:style-name="ce39" office:value-type="float" office:value="562" calcext:value-type="float">
            <text:p>562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 table:style-name="Default"/>
          <table:table-cell table:style-name="ce24" office:value-type="float" office:value="888" calcext:value-type="float">
            <text:p>888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510" calcext:value-type="float">
            <text:p>510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418" calcext:value-type="float">
            <text:p>418</text:p>
          </table:table-cell>
          <table:table-cell table:style-name="ce31" office:value-type="float" office:value="2475" calcext:value-type="float">
            <text:p>2475</text:p>
          </table:table-cell>
          <table:table-cell table:style-name="ce39" office:value-type="float" office:value="1375" calcext:value-type="float">
            <text:p>1375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 table:style-name="Default"/>
          <table:table-cell table:style-name="ce24" office:value-type="float" office:value="353" calcext:value-type="float">
            <text:p>353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7" calcext:value-type="float">
            <text:p>17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1061" calcext:value-type="float">
            <text:p>1061</text:p>
          </table:table-cell>
          <table:table-cell table:style-name="ce39" office:value-type="float" office:value="857" calcext:value-type="float">
            <text:p>857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 table:style-name="Default"/>
          <table:table-cell table:style-name="ce24" office:value-type="float" office:value="254" calcext:value-type="float">
            <text:p>254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675" calcext:value-type="float">
            <text:p>675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 table:style-name="Default"/>
          <table:table-cell table:style-name="ce24" office:value-type="float" office:value="99" calcext:value-type="float">
            <text:p>9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1" office:value-type="float" office:value="33" calcext:value-type="float">
            <text:p>3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385" calcext:value-type="float">
            <text:p>385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60" calcext:value-type="float">
            <text:p>26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 table:style-name="Default"/>
          <table:table-cell table:style-name="ce24" office:value-type="float" office:value="54" calcext:value-type="float">
            <text:p>5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50" calcext:value-type="float">
            <text:p>25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 table:style-name="Default"/>
          <table:table-cell table:style-name="ce24" office:value-type="float" office:value="685" calcext:value-type="float">
            <text:p>68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96" calcext:value-type="float">
            <text:p>796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47" calcext:value-type="float">
            <text:p>847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2903" calcext:value-type="float">
            <text:p>2903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 table:style-name="Default"/>
          <table:table-cell table:style-name="ce24" office:value-type="float" office:value="132" calcext:value-type="float">
            <text:p>13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20" calcext:value-type="float">
            <text:p>82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Technische wetenschap, w.o.</text:p>
          </table:table-cell>
          <table:table-cell table:style-name="Default"/>
          <table:table-cell table:style-name="ce24" office:value-type="float" office:value="1081" calcext:value-type="float">
            <text:p>108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739" calcext:value-type="float">
            <text:p>1739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752" calcext:value-type="float">
            <text:p>2752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6880" calcext:value-type="float">
            <text:p>688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 table:style-name="Default"/>
          <table:table-cell table:style-name="ce24" office:value-type="float" office:value="275" calcext:value-type="float">
            <text:p>27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57" calcext:value-type="float">
            <text:p>55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875" calcext:value-type="float">
            <text:p>187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Werktuigkunde</text:p>
          </table:table-cell>
          <table:table-cell table:style-name="Default"/>
          <table:table-cell table:style-name="ce24" office:value-type="float" office:value="310" calcext:value-type="float">
            <text:p>3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42" calcext:value-type="float">
            <text:p>84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119" calcext:value-type="float">
            <text:p>211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 table:style-name="Default"/>
          <table:table-cell table:style-name="ce24" office:value-type="float" office:value="199" calcext:value-type="float">
            <text:p>19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15" calcext:value-type="float">
            <text:p>51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81" calcext:value-type="float">
            <text:p>11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161" calcext:value-type="float">
            <text:p>16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24" calcext:value-type="float">
            <text:p>524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195" calcext:value-type="float">
            <text:p>1195</text:p>
          </table:table-cell>
          <table:table-cell table:style-name="ce39" office:value-type="float" office:value="130" calcext:value-type="float">
            <text:p>13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Landbouwwetensch.</text:p>
          </table:table-cell>
          <table:table-cell table:style-name="Default"/>
          <table:table-cell table:style-name="ce24" office:value-type="float" office:value="156" calcext:value-type="float">
            <text:p>15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011" calcext:value-type="float">
            <text:p>101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/>
          <table:table-cell table:style-name="ce77" office:value-type="float" office:value="7362" calcext:value-type="float">
            <text:p>7362</text:p>
          </table:table-cell>
          <table:table-cell table:style-name="ce78" office:value-type="float" office:value="787" calcext:value-type="float">
            <text:p>787</text:p>
          </table:table-cell>
          <table:table-cell table:style-name="ce78" office:value-type="float" office:value="11907" calcext:value-type="float">
            <text:p>11907</text:p>
          </table:table-cell>
          <table:table-cell table:style-name="ce78" office:value-type="float" office:value="1587" calcext:value-type="float">
            <text:p>1587</text:p>
          </table:table-cell>
          <table:table-cell table:style-name="ce78" office:value-type="float" office:value="3039" calcext:value-type="float">
            <text:p>3039</text:p>
          </table:table-cell>
          <table:table-cell table:style-name="ce78" office:value-type="float" office:value="175" calcext:value-type="float">
            <text:p>175</text:p>
          </table:table-cell>
          <table:table-cell table:style-name="ce78" office:value-type="float" office:value="561" calcext:value-type="float">
            <text:p>561</text:p>
          </table:table-cell>
          <table:table-cell table:style-name="ce78" office:value-type="float" office:value="111" calcext:value-type="float">
            <text:p>111</text:p>
          </table:table-cell>
          <table:table-cell table:style-name="ce78" office:value-type="float" office:value="1431" calcext:value-type="float">
            <text:p>1431</text:p>
          </table:table-cell>
          <table:table-cell table:style-name="ce78" office:value-type="float" office:value="353" calcext:value-type="float">
            <text:p>353</text:p>
          </table:table-cell>
          <table:table-cell table:style-name="ce78" office:value-type="float" office:value="1979" calcext:value-type="float">
            <text:p>1979</text:p>
          </table:table-cell>
          <table:table-cell table:style-name="ce78" office:value-type="float" office:value="560" calcext:value-type="float">
            <text:p>560</text:p>
          </table:table-cell>
          <table:table-cell table:style-name="ce78" office:value-type="float" office:value="348" calcext:value-type="float">
            <text:p>348</text:p>
          </table:table-cell>
          <table:table-cell table:style-name="ce78" office:value-type="float" office:value="66" calcext:value-type="float">
            <text:p>66</text:p>
          </table:table-cell>
          <table:table-cell table:style-name="ce78" office:value-type="float" office:value="1007" calcext:value-type="float">
            <text:p>1007</text:p>
          </table:table-cell>
          <table:table-cell table:style-name="ce78" office:value-type="float" office:value="280" calcext:value-type="float">
            <text:p>280</text:p>
          </table:table-cell>
          <table:table-cell table:style-name="ce78" office:value-type="float" office:value="11324" calcext:value-type="float">
            <text:p>11324</text:p>
          </table:table-cell>
          <table:table-cell table:style-name="ce78" office:value-type="float" office:value="1944" calcext:value-type="float">
            <text:p>1944</text:p>
          </table:table-cell>
          <table:table-cell table:style-name="ce78" office:value-type="float" office:value="38958" calcext:value-type="float">
            <text:p>38958</text:p>
          </table:table-cell>
          <table:table-cell table:style-name="ce80" office:value-type="float" office:value="5863" calcext:value-type="float">
            <text:p>5863</text:p>
          </table:table-cell>
          <table:table-cell table:number-columns-repeated="100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1" table:style-name="ta11">
        <table:table-column table:style-name="co18" table:default-cell-style-name="ce12"/>
        <table:table-column table:style-name="co14" table:default-cell-style-name="ce12"/>
        <table:table-column table:style-name="co3" table:number-columns-repeated="7" table:default-cell-style-name="Default"/>
        <table:table-column table:style-name="co19" table:default-cell-style-name="ce12"/>
        <table:table-column table:style-name="co3" table:number-columns-repeated="1014" table:default-cell-style-name="Default"/>
        <table:table-row table:style-name="ro1">
          <table:table-cell table:style-name="ce48" office:value-type="string" calcext:value-type="string">
            <text:p>Tabel 11. Academisch gevormden naar opleidingsplaats en kerkelijke gezindte</text:p>
          </table:table-cell>
          <table:table-cell table:style-name="ce51" table:number-columns-repeated="20"/>
          <table:table-cell table:style-name="ce52"/>
          <table:table-cell table:number-columns-repeated="1002"/>
        </table:table-row>
        <table:table-row table:style-name="ro1">
          <table:table-cell table:style-name="ce2" table:number-columns-repeated="22"/>
          <table:table-cell table:number-columns-repeated="1002"/>
        </table:table-row>
        <table:table-row table:style-name="ro2">
          <table:table-cell table:style-name="ce96" office:value-type="string" calcext:value-type="string" table:number-columns-spanned="1" table:number-rows-spanned="3">
            <text:p>Opleidingsplaats</text:p>
          </table:table-cell>
          <table:table-cell table:style-name="ce2"/>
          <table:table-cell table:style-name="ce19" office:value-type="string" calcext:value-type="string" table:number-columns-spanned="2" table:number-rows-spanned="2">
            <text:p>Rooms-Katholiek</text:p>
          </table:table-cell>
          <table:covered-table-cell table:style-name="ce91"/>
          <table:table-cell table:style-name="ce26" office:value-type="string" calcext:value-type="string" table:number-columns-spanned="2" table:number-rows-spanned="2">
            <text:p>Nederl. Hervormd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office:annotation draw:style-name="gr1" draw:text-style-name="P1" svg:width="4.761cm" svg:height="2.118cm" svg:x="14.655cm" svg:y="0.74cm" draw:caption-point-x="0.904cm" draw:caption-point-y="0.222cm">
              <dc:creator>CDM</dc:creator>
              <dc:date>2014-12-13T00:00:00</dc:date>
              <text:p text:style-name="P1"><text:span text:style-name="T1">Noot 1) Gereformeerde Kerken, Gereformeerde Kerken (art. 31), Christelijk Geref. Kerk, Gereformeerde Gem. en Oud Gereformeerde Gemeenten</text:span></text:p>
            </office:annotation>
            <text:p>Gereformeerd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Evangelisch Luthers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Doopsgezind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Remonstrant</text:p>
          </table:table-cell>
          <table:covered-table-cell table:style-name="ce26"/>
          <table:table-cell table:style-name="ce92" office:value-type="string" calcext:value-type="string" table:number-columns-spanned="2" table:number-rows-spanned="2">
            <text:p>Israëliet (Ned. en Port.)</text:p>
          </table:table-cell>
          <table:covered-table-cell table:style-name="ce94"/>
          <table:table-cell table:style-name="ce26" office:value-type="string" calcext:value-type="string" table:number-columns-spanned="2" table:number-rows-spanned="2">
            <text:p>Overige kerk.gez.</text:p>
          </table:table-cell>
          <table:covered-table-cell table:style-name="ce26"/>
          <table:table-cell table:style-name="ce26" office:value-type="string" calcext:value-type="string" table:number-columns-spanned="2" table:number-rows-spanned="2">
            <text:p>Geen kerk.gez.</text:p>
          </table:table-cell>
          <table:covered-table-cell table:style-name="ce26"/>
          <table:table-cell table:style-name="ce33" office:value-type="string" calcext:value-type="string" table:number-columns-spanned="2" table:number-rows-spanned="2">
            <text:p>Totaal</text:p>
          </table:table-cell>
          <table:covered-table-cell table:style-name="ce33"/>
          <table:table-cell table:number-columns-repeated="1002"/>
        </table:table-row>
        <table:table-row table:style-name="ro2">
          <table:covered-table-cell table:style-name="ce97"/>
          <table:table-cell table:style-name="ce2"/>
          <table:covered-table-cell table:style-name="ce82"/>
          <table:covered-table-cell table:style-name="ce84"/>
          <table:covered-table-cell table:number-columns-repeated="10" table:style-name="ce27"/>
          <table:covered-table-cell table:style-name="ce93"/>
          <table:covered-table-cell table:style-name="ce95"/>
          <table:covered-table-cell table:number-columns-repeated="5" table:style-name="ce27"/>
          <table:covered-table-cell table:style-name="ce35"/>
          <table:table-cell table:number-columns-repeated="1002"/>
        </table:table-row>
        <table:table-row table:style-name="ro2">
          <table:covered-table-cell table:style-name="ce98"/>
          <table:table-cell table:style-name="ce2"/>
          <table:table-cell table:style-name="ce21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table:style-name="ce55" office:value-type="string" calcext:value-type="string">
            <text:p>Leiden</text:p>
          </table:table-cell>
          <table:table-cell table:style-name="Default"/>
          <table:table-cell table:style-name="ce23" office:value-type="float" office:value="928" calcext:value-type="float">
            <text:p>928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2362" calcext:value-type="float">
            <text:p>2362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551" calcext:value-type="float">
            <text:p>551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2168" calcext:value-type="float">
            <text:p>2168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6790" calcext:value-type="float">
            <text:p>6790</text:p>
          </table:table-cell>
          <table:table-cell table:style-name="ce38" office:value-type="float" office:value="1518" calcext:value-type="float">
            <text:p>1518</text:p>
          </table:table-cell>
          <table:table-cell table:number-columns-repeated="1002"/>
        </table:table-row>
        <table:table-row table:style-name="ro2">
          <table:table-cell table:style-name="ce56" office:value-type="string" calcext:value-type="string">
            <text:p>Utrecht</text:p>
          </table:table-cell>
          <table:table-cell table:style-name="Default"/>
          <table:table-cell table:style-name="ce24" office:value-type="float" office:value="1631" calcext:value-type="float">
            <text:p>1631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3975" calcext:value-type="float">
            <text:p>3975</text:p>
          </table:table-cell>
          <table:table-cell table:style-name="ce31" office:value-type="float" office:value="497" calcext:value-type="float">
            <text:p>497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424" calcext:value-type="float">
            <text:p>424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2188" calcext:value-type="float">
            <text:p>2188</text:p>
          </table:table-cell>
          <table:table-cell table:style-name="ce31" office:value-type="float" office:value="503" calcext:value-type="float">
            <text:p>503</text:p>
          </table:table-cell>
          <table:table-cell table:style-name="ce31" office:value-type="float" office:value="9096" calcext:value-type="float">
            <text:p>9096</text:p>
          </table:table-cell>
          <table:table-cell table:style-name="ce39" office:value-type="float" office:value="1546" calcext:value-type="float">
            <text:p>1546</text:p>
          </table:table-cell>
          <table:table-cell table:number-columns-repeated="1002"/>
        </table:table-row>
        <table:table-row table:style-name="ro2">
          <table:table-cell table:style-name="ce56" office:value-type="string" calcext:value-type="string">
            <text:p>Groningen</text:p>
          </table:table-cell>
          <table:table-cell table:style-name="Default"/>
          <table:table-cell table:style-name="ce24" office:value-type="float" office:value="173" calcext:value-type="float">
            <text:p>17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69" calcext:value-type="float">
            <text:p>1169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32" calcext:value-type="float">
            <text:p>232</text:p>
          </table:table-cell>
          <table:table-cell table:number-columns-repeated="2" table:style-name="ce31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877" calcext:value-type="float">
            <text:p>877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2828" calcext:value-type="float">
            <text:p>2828</text:p>
          </table:table-cell>
          <table:table-cell table:style-name="ce39" office:value-type="float" office:value="513" calcext:value-type="float">
            <text:p>513</text:p>
          </table:table-cell>
          <table:table-cell table:number-columns-repeated="1002"/>
        </table:table-row>
        <table:table-row table:style-name="ro2">
          <table:table-cell table:style-name="ce56" office:value-type="string" calcext:value-type="string">
            <text:p>Amsterdam G.U.</text:p>
          </table:table-cell>
          <table:table-cell table:style-name="Default"/>
          <table:table-cell table:style-name="ce24" office:value-type="float" office:value="1246" calcext:value-type="float">
            <text:p>1246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1244" calcext:value-type="float">
            <text:p>1244</text:p>
          </table:table-cell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898" calcext:value-type="float">
            <text:p>1898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5626" calcext:value-type="float">
            <text:p>5626</text:p>
          </table:table-cell>
          <table:table-cell table:style-name="ce39" office:value-type="float" office:value="1444" calcext:value-type="float">
            <text:p>1444</text:p>
          </table:table-cell>
          <table:table-cell table:number-columns-repeated="1002"/>
        </table:table-row>
        <table:table-row table:style-name="ro2">
          <table:table-cell table:style-name="ce56" office:value-type="string" calcext:value-type="string">
            <text:p>Amsterdam V.U.</text:p>
          </table:table-cell>
          <table:table-cell table:style-name="Default"/>
          <table:table-cell table:style-name="ce24" office:value-type="float" office:value="80" calcext:value-type="float">
            <text:p>8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106" calcext:value-type="float">
            <text:p>110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717" calcext:value-type="float">
            <text:p>1717</text:p>
          </table:table-cell>
          <table:table-cell table:style-name="ce39" office:value-type="float" office:value="83" calcext:value-type="float">
            <text:p>83</text:p>
          </table:table-cell>
          <table:table-cell table:number-columns-repeated="1002"/>
        </table:table-row>
        <table:table-row table:style-name="ro2">
          <table:table-cell table:style-name="ce56" office:value-type="string" calcext:value-type="string">
            <text:p>Nijmegen</text:p>
          </table:table-cell>
          <table:table-cell table:style-name="Default"/>
          <table:table-cell table:style-name="ce24" office:value-type="float" office:value="878" calcext:value-type="float">
            <text:p>878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23" calcext:value-type="float">
            <text:p>923</text:p>
          </table:table-cell>
          <table:table-cell table:style-name="ce39" office:value-type="float" office:value="139" calcext:value-type="float">
            <text:p>139</text:p>
          </table:table-cell>
          <table:table-cell table:number-columns-repeated="1002"/>
        </table:table-row>
        <table:table-row table:style-name="ro2">
          <table:table-cell table:style-name="ce56" office:value-type="string" calcext:value-type="string">
            <text:p>Delft</text:p>
          </table:table-cell>
          <table:table-cell table:style-name="Default"/>
          <table:table-cell table:style-name="ce24" office:value-type="float" office:value="739" calcext:value-type="float">
            <text:p>73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536" calcext:value-type="float">
            <text:p>1536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09" calcext:value-type="float">
            <text:p>409</text:p>
          </table:table-cell>
          <table:table-cell table:number-columns-repeated="2" table:style-name="ce31" office:value-type="float" office:value="16" calcext:value-type="float">
            <text:p>1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368" calcext:value-type="float">
            <text:p>2368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5724" calcext:value-type="float">
            <text:p>5724</text:p>
          </table:table-cell>
          <table:table-cell table:style-name="ce39" office:value-type="float" office:value="159" calcext:value-type="float">
            <text:p>159</text:p>
          </table:table-cell>
          <table:table-cell table:number-columns-repeated="1002"/>
        </table:table-row>
        <table:table-row table:style-name="ro2">
          <table:table-cell table:style-name="ce56" office:value-type="string" calcext:value-type="string">
            <text:p>Wageningen</text:p>
          </table:table-cell>
          <table:table-cell table:style-name="Default"/>
          <table:table-cell table:style-name="ce24" office:value-type="float" office:value="140" calcext:value-type="float">
            <text:p>14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64" calcext:value-type="float">
            <text:p>36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96" calcext:value-type="float">
            <text:p>996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56" office:value-type="string" calcext:value-type="string">
            <text:p>Rotterdam</text:p>
          </table:table-cell>
          <table:table-cell table:style-name="Default"/>
          <table:table-cell table:style-name="ce24" office:value-type="float" office:value="266" calcext:value-type="float">
            <text:p>26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28" calcext:value-type="float">
            <text:p>628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08" calcext:value-type="float">
            <text:p>608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929" calcext:value-type="float">
            <text:p>1929</text:p>
          </table:table-cell>
          <table:table-cell table:style-name="ce39" office:value-type="float" office:value="111" calcext:value-type="float">
            <text:p>111</text:p>
          </table:table-cell>
          <table:table-cell table:number-columns-repeated="1002"/>
        </table:table-row>
        <table:table-row table:style-name="ro2">
          <table:table-cell table:style-name="ce56" office:value-type="string" calcext:value-type="string">
            <text:p>Tilburg</text:p>
          </table:table-cell>
          <table:table-cell table:style-name="Default"/>
          <table:table-cell table:style-name="ce24" office:value-type="float" office:value="295" calcext:value-type="float">
            <text:p>29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05" calcext:value-type="float">
            <text:p>305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56" office:value-type="string" calcext:value-type="string">
            <text:p>Kamp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51" calcext:value-type="float">
            <text:p>451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ce31" office:value-type="float" office:value="454" calcext:value-type="float">
            <text:p>45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6" office:value-type="string" calcext:value-type="string">
            <text:p>Buitenland</text:p>
          </table:table-cell>
          <table:table-cell table:style-name="Default"/>
          <table:table-cell table:style-name="ce24" office:value-type="float" office:value="986" calcext:value-type="float">
            <text:p>986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2570" calcext:value-type="float">
            <text:p>2570</text:p>
          </table:table-cell>
          <table:table-cell table:style-name="ce39" office:value-type="float" office:value="318" calcext:value-type="float">
            <text:p>318</text:p>
          </table:table-cell>
          <table:table-cell table:number-columns-repeated="1002"/>
        </table:table-row>
        <table:table-row table:style-name="ro1">
          <table:table-cell table:style-name="ce57" office:value-type="string" calcext:value-type="string">
            <text:p>Totaal</text:p>
          </table:table-cell>
          <table:table-cell/>
          <table:table-cell table:style-name="ce77" office:value-type="float" office:value="7362" calcext:value-type="float">
            <text:p>7362</text:p>
          </table:table-cell>
          <table:table-cell table:style-name="ce78" office:value-type="float" office:value="787" calcext:value-type="float">
            <text:p>787</text:p>
          </table:table-cell>
          <table:table-cell table:style-name="ce78" office:value-type="float" office:value="11907" calcext:value-type="float">
            <text:p>11907</text:p>
          </table:table-cell>
          <table:table-cell table:style-name="ce78" office:value-type="float" office:value="1587" calcext:value-type="float">
            <text:p>1587</text:p>
          </table:table-cell>
          <table:table-cell table:style-name="ce78" office:value-type="float" office:value="3039" calcext:value-type="float">
            <text:p>3039</text:p>
          </table:table-cell>
          <table:table-cell table:style-name="ce78" office:value-type="float" office:value="175" calcext:value-type="float">
            <text:p>175</text:p>
          </table:table-cell>
          <table:table-cell table:style-name="ce78" office:value-type="float" office:value="561" calcext:value-type="float">
            <text:p>561</text:p>
          </table:table-cell>
          <table:table-cell table:style-name="ce78" office:value-type="float" office:value="111" calcext:value-type="float">
            <text:p>111</text:p>
          </table:table-cell>
          <table:table-cell table:style-name="ce78" office:value-type="float" office:value="1431" calcext:value-type="float">
            <text:p>1431</text:p>
          </table:table-cell>
          <table:table-cell table:style-name="ce78" office:value-type="float" office:value="353" calcext:value-type="float">
            <text:p>353</text:p>
          </table:table-cell>
          <table:table-cell table:style-name="ce78" office:value-type="float" office:value="1979" calcext:value-type="float">
            <text:p>1979</text:p>
          </table:table-cell>
          <table:table-cell table:style-name="ce78" office:value-type="float" office:value="560" calcext:value-type="float">
            <text:p>560</text:p>
          </table:table-cell>
          <table:table-cell table:style-name="ce78" office:value-type="float" office:value="348" calcext:value-type="float">
            <text:p>348</text:p>
          </table:table-cell>
          <table:table-cell table:style-name="ce78" office:value-type="float" office:value="66" calcext:value-type="float">
            <text:p>66</text:p>
          </table:table-cell>
          <table:table-cell table:style-name="ce78" office:value-type="float" office:value="1007" calcext:value-type="float">
            <text:p>1007</text:p>
          </table:table-cell>
          <table:table-cell table:style-name="ce78" office:value-type="float" office:value="280" calcext:value-type="float">
            <text:p>280</text:p>
          </table:table-cell>
          <table:table-cell table:style-name="ce78" office:value-type="float" office:value="11324" calcext:value-type="float">
            <text:p>11324</text:p>
          </table:table-cell>
          <table:table-cell table:style-name="ce78" office:value-type="float" office:value="1944" calcext:value-type="float">
            <text:p>1944</text:p>
          </table:table-cell>
          <table:table-cell table:style-name="ce78" office:value-type="float" office:value="38958" calcext:value-type="float">
            <text:p>38958</text:p>
          </table:table-cell>
          <table:table-cell table:style-name="ce80" office:value-type="float" office:value="5863" calcext:value-type="float">
            <text:p>5863</text:p>
          </table:table-cell>
          <table:table-cell table:number-columns-repeated="100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2" table:style-name="ta12">
        <table:table-column table:style-name="co20" table:default-cell-style-name="ce12"/>
        <table:table-column table:style-name="co2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12. Academisch gevormden naar studierichting en sociale positie</text:p>
          </table:table-cell>
          <table:table-cell table:style-name="ce51" table:number-columns-repeated="17"/>
          <table:table-cell table:style-name="ce52"/>
          <table:table-cell table:number-columns-repeated="1005"/>
        </table:table-row>
        <table:table-row table:style-name="ro1">
          <table:table-cell table:style-name="ce2" table:number-columns-repeated="19"/>
          <table:table-cell table:number-columns-repeated="1005"/>
        </table:table-row>
        <table:table-row table:style-name="ro2">
          <table:table-cell table:style-name="ce99" office:value-type="string" calcext:value-type="string" table:number-columns-spanned="1" table:number-rows-spanned="4">
            <text:p>Studierichting</text:p>
          </table:table-cell>
          <table:table-cell table:style-name="ce2"/>
          <table:table-cell table:style-name="ce102" office:value-type="string" calcext:value-type="string" table:number-columns-spanned="2" table:number-rows-spanned="3">
            <text:p>Zelfst. Bedrijfshoofden</text:p>
          </table:table-cell>
          <table:covered-table-cell table:style-name="ce105"/>
          <table:table-cell table:style-name="ce108" office:value-type="string" calcext:value-type="string" table:number-columns-spanned="1" table:number-rows-spanned="3">
            <text:p>Medew. echtge-noten</text:p>
          </table:table-cell>
          <table:table-cell table:style-name="ce108" office:value-type="string" calcext:value-type="string" table:number-columns-spanned="2" table:number-rows-spanned="3">
            <text:p>Directeuren van N.V.'s, Coöp. enz. <text:s/></text:p>
          </table:table-cell>
          <table:covered-table-cell table:style-name="ce105"/>
          <table:table-cell table:style-name="ce108" office:value-type="string" calcext:value-type="string" table:number-columns-spanned="2" table:number-rows-spanned="3">
            <text:p>Bedrijfsleiders</text:p>
          </table:table-cell>
          <table:covered-table-cell table:style-name="ce105"/>
          <table:table-cell table:style-name="ce108" office:value-type="string" calcext:value-type="string" table:number-columns-spanned="2" table:number-rows-spanned="3">
            <text:p>Overige in dienstverband</text:p>
          </table:table-cell>
          <table:covered-table-cell table:style-name="ce115"/>
          <table:table-cell table:style-name="ce108" office:value-type="string" calcext:value-type="string" table:number-columns-spanned="2" table:number-rows-spanned="3">
            <text:p>Totaal aantal werkenden</text:p>
          </table:table-cell>
          <table:covered-table-cell table:style-name="ce105"/>
          <table:table-cell table:style-name="ce118" office:value-type="string" calcext:value-type="string" table:number-columns-spanned="6" table:number-rows-spanned="1">
            <text:p>Tijdelijk niet-werkenden</text:p>
          </table:table-cell>
          <table:covered-table-cell table:number-columns-repeated="4" table:style-name="ce108"/>
          <table:covered-table-cell table:style-name="ce118"/>
          <table:table-cell table:number-columns-repeated="1005"/>
        </table:table-row>
        <table:table-row table:style-name="ro2">
          <table:covered-table-cell table:style-name="ce54"/>
          <table:table-cell table:style-name="ce2"/>
          <table:covered-table-cell table:style-name="ce103"/>
          <table:covered-table-cell table:style-name="ce106"/>
          <table:covered-table-cell table:style-name="ce109"/>
          <table:covered-table-cell table:style-name="ce111"/>
          <table:covered-table-cell table:style-name="ce106"/>
          <table:covered-table-cell table:style-name="ce111"/>
          <table:covered-table-cell table:style-name="ce106"/>
          <table:covered-table-cell table:style-name="ce113"/>
          <table:covered-table-cell table:style-name="ce116"/>
          <table:covered-table-cell table:style-name="ce111"/>
          <table:covered-table-cell table:style-name="ce106"/>
          <table:table-cell table:style-name="ce45" office:value-type="string" calcext:value-type="string" table:number-columns-spanned="2" table:number-rows-spanned="2">
            <text:p>Wachtgelders, werkzoekend</text:p>
          </table:table-cell>
          <table:covered-table-cell table:style-name="ce119"/>
          <table:table-cell table:style-name="ce45" office:value-type="string" calcext:value-type="string" table:number-columns-spanned="2" table:number-rows-spanned="2">
            <text:p>Tijdelijk in milit.dienst</text:p>
          </table:table-cell>
          <table:covered-table-cell table:style-name="ce119"/>
          <table:table-cell table:style-name="ce47" office:value-type="string" calcext:value-type="string" table:number-columns-spanned="2" table:number-rows-spanned="2">
            <text:p>Geïnterneerd</text:p>
          </table:table-cell>
          <table:covered-table-cell table:style-name="ce120"/>
          <table:table-cell table:number-columns-repeated="1005"/>
        </table:table-row>
        <table:table-row table:style-name="ro2">
          <table:covered-table-cell table:style-name="ce54"/>
          <table:table-cell table:style-name="ce2"/>
          <table:covered-table-cell table:style-name="ce104"/>
          <table:covered-table-cell table:style-name="ce107"/>
          <table:covered-table-cell table:style-name="ce110"/>
          <table:covered-table-cell table:style-name="ce112"/>
          <table:covered-table-cell table:style-name="ce107"/>
          <table:covered-table-cell table:style-name="ce112"/>
          <table:covered-table-cell table:style-name="ce107"/>
          <table:covered-table-cell table:style-name="ce114"/>
          <table:covered-table-cell table:style-name="ce117"/>
          <table:covered-table-cell table:style-name="ce112"/>
          <table:covered-table-cell table:style-name="ce107"/>
          <table:covered-table-cell table:style-name="ce112"/>
          <table:covered-table-cell table:style-name="ce107"/>
          <table:covered-table-cell table:style-name="ce112"/>
          <table:covered-table-cell table:style-name="ce107"/>
          <table:covered-table-cell table:style-name="ce112"/>
          <table:covered-table-cell table:style-name="ce121"/>
          <table:table-cell table:number-columns-repeated="1005"/>
        </table:table-row>
        <table:table-row table:style-name="ro1">
          <table:covered-table-cell table:style-name="ce100"/>
          <table:table-cell table:style-name="ce2"/>
          <table:table-cell table:style-name="ce21" office:value-type="string" calcext:value-type="string">
            <text:p>M</text:p>
          </table:table-cell>
          <table:table-cell table:number-columns-repeated="2"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string" calcext:value-type="string">
            <text:p>V</text:p>
          </table:table-cell>
          <table:table-cell table:number-columns-repeated="1005"/>
        </table:table-row>
        <table:table-row table:style-name="ro1">
          <table:table-cell table:style-name="ce101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 table:style-name="Default"/>
          <table:table-cell table:style-name="ce23" office:value-type="float" office:value="24" calcext:value-type="float">
            <text:p>2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203" calcext:value-type="float">
            <text:p>3203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3234" calcext:value-type="float">
            <text:p>3234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 table:style-name="Default"/>
          <table:table-cell table:style-name="ce24" office:value-type="float" office:value="1790" calcext:value-type="float">
            <text:p>1790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139" calcext:value-type="float">
            <text:p>4139</text:p>
          </table:table-cell>
          <table:table-cell table:style-name="ce31" office:value-type="float" office:value="518" calcext:value-type="float">
            <text:p>518</text:p>
          </table:table-cell>
          <table:table-cell table:style-name="ce31" office:value-type="float" office:value="6483" calcext:value-type="float">
            <text:p>6483</text:p>
          </table:table-cell>
          <table:table-cell table:style-name="ce31" office:value-type="float" office:value="683" calcext:value-type="float">
            <text:p>683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3" calcext:value-type="float">
            <text:p>10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 table:style-name="Default"/>
          <table:table-cell table:style-name="ce24" office:value-type="float" office:value="4335" calcext:value-type="float">
            <text:p>4335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69" calcext:value-type="float">
            <text:p>2169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6520" calcext:value-type="float">
            <text:p>6520</text:p>
          </table:table-cell>
          <table:table-cell table:style-name="ce31" office:value-type="float" office:value="733" calcext:value-type="float">
            <text:p>733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51" calcext:value-type="float">
            <text:p>65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0" calcext:value-type="float">
            <text:p>6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 table:style-name="Default"/>
          <table:table-cell table:style-name="ce24" office:value-type="float" office:value="1129" calcext:value-type="float">
            <text:p>1129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202" calcext:value-type="float">
            <text:p>1202</text:p>
          </table:table-cell>
          <table:table-cell table:style-name="ce31" office:value-type="float" office:value="201" calcext:value-type="float">
            <text:p>201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 table:style-name="Default"/>
          <table:table-cell table:style-name="ce24" office:value-type="float" office:value="487" calcext:value-type="float">
            <text:p>487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385" calcext:value-type="float">
            <text:p>2385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3108" calcext:value-type="float">
            <text:p>3108</text:p>
          </table:table-cell>
          <table:table-cell table:style-name="ce31" office:value-type="float" office:value="606" calcext:value-type="float">
            <text:p>606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7" calcext:value-type="float">
            <text:p>37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 table:style-name="Default"/>
          <table:table-cell table:style-name="ce24" office:value-type="float" office:value="23" calcext:value-type="float">
            <text:p>2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24" calcext:value-type="float">
            <text:p>42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76" calcext:value-type="float">
            <text:p>476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21" calcext:value-type="float">
            <text:p>52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43" calcext:value-type="float">
            <text:p>4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77" calcext:value-type="float">
            <text:p>777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944" calcext:value-type="float">
            <text:p>944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 table:style-name="Default"/>
          <table:table-cell table:style-name="ce24" office:value-type="float" office:value="387" calcext:value-type="float">
            <text:p>387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631" calcext:value-type="float">
            <text:p>631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 table:style-name="Default"/>
          <table:table-cell table:style-name="ce24" office:value-type="float" office:value="150" calcext:value-type="float">
            <text:p>150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917" calcext:value-type="float">
            <text:p>1917</text:p>
          </table:table-cell>
          <table:table-cell table:style-name="ce31" office:value-type="float" office:value="618" calcext:value-type="float">
            <text:p>618</text:p>
          </table:table-cell>
          <table:table-cell table:style-name="ce31" office:value-type="float" office:value="2096" calcext:value-type="float">
            <text:p>2096</text:p>
          </table:table-cell>
          <table:table-cell table:style-name="ce31" office:value-type="float" office:value="784" calcext:value-type="float">
            <text:p>784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9" calcext:value-type="float">
            <text:p>2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 table:style-name="Default"/>
          <table:table-cell table:style-name="ce24" office:value-type="float" office:value="52" calcext:value-type="float">
            <text:p>52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835" calcext:value-type="float">
            <text:p>835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897" calcext:value-type="float">
            <text:p>897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 table:style-name="Default"/>
          <table:table-cell table:style-name="ce24" office:value-type="float" office:value="40" calcext:value-type="float">
            <text:p>40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23" calcext:value-type="float">
            <text:p>523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564" calcext:value-type="float">
            <text:p>564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 table:style-name="Default"/>
          <table:table-cell table:style-name="ce24" office:value-type="float" office:value="405" calcext:value-type="float">
            <text:p>40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833" calcext:value-type="float">
            <text:p>1833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2568" calcext:value-type="float">
            <text:p>2568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" calcext:value-type="float">
            <text:p>2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 table:style-name="Default"/>
          <table:table-cell table:style-name="ce24" office:value-type="float" office:value="455" calcext:value-type="float">
            <text:p>45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42" calcext:value-type="float">
            <text:p>74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Technische wetenschap, w.o.</text:p>
          </table:table-cell>
          <table:table-cell table:style-name="Default"/>
          <table:table-cell table:style-name="ce24" office:value-type="float" office:value="768" calcext:value-type="float">
            <text:p>76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14" calcext:value-type="float">
            <text:p>6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01" calcext:value-type="float">
            <text:p>70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769" calcext:value-type="float">
            <text:p>3769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852" calcext:value-type="float">
            <text:p>5852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9" calcext:value-type="float">
            <text:p>6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 table:style-name="Default"/>
          <table:table-cell table:style-name="ce24" office:value-type="float" office:value="281" calcext:value-type="float">
            <text:p>28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71" calcext:value-type="float">
            <text:p>107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549" calcext:value-type="float">
            <text:p>1549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Werktuigkunde</text:p>
          </table:table-cell>
          <table:table-cell table:style-name="Default"/>
          <table:table-cell table:style-name="ce24" office:value-type="float" office:value="233" calcext:value-type="float">
            <text:p>23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19" calcext:value-type="float">
            <text:p>101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32" calcext:value-type="float">
            <text:p>183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7" calcext:value-type="float">
            <text:p>2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 table:style-name="Default"/>
          <table:table-cell table:style-name="ce24" office:value-type="float" office:value="128" calcext:value-type="float">
            <text:p>12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22" calcext:value-type="float">
            <text:p>102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78" calcext:value-type="float">
            <text:p>7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08" calcext:value-type="float">
            <text:p>708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1033" calcext:value-type="float">
            <text:p>1033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" office:value-type="string" calcext:value-type="string">
            <text:p>Landbouwwetenschappen</text:p>
          </table:table-cell>
          <table:table-cell table:style-name="Default"/>
          <table:table-cell table:style-name="ce24" office:value-type="float" office:value="50" calcext:value-type="float">
            <text:p>5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83" calcext:value-type="float">
            <text:p>68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88" calcext:value-type="float">
            <text:p>78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/>
          <table:table-cell table:style-name="ce77" office:value-type="float" office:value="9602" calcext:value-type="float">
            <text:p>9602</text:p>
          </table:table-cell>
          <table:table-cell table:style-name="ce78" office:value-type="float" office:value="1024" calcext:value-type="float">
            <text:p>1024</text:p>
          </table:table-cell>
          <table:table-cell table:style-name="ce78" office:value-type="float" office:value="112" calcext:value-type="float">
            <text:p>112</text:p>
          </table:table-cell>
          <table:table-cell table:style-name="ce78" office:value-type="float" office:value="1477" calcext:value-type="float">
            <text:p>1477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111" calcext:value-type="float">
            <text:p>1111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20708" calcext:value-type="float">
            <text:p>20708</text:p>
          </table:table-cell>
          <table:table-cell table:style-name="ce78" office:value-type="float" office:value="2131" calcext:value-type="float">
            <text:p>2131</text:p>
          </table:table-cell>
          <table:table-cell table:style-name="ce78" office:value-type="float" office:value="32898" calcext:value-type="float">
            <text:p>32898</text:p>
          </table:table-cell>
          <table:table-cell table:style-name="ce78" office:value-type="float" office:value="3314" calcext:value-type="float">
            <text:p>3314</text:p>
          </table:table-cell>
          <table:table-cell table:style-name="ce78" office:value-type="float" office:value="1526" calcext:value-type="float">
            <text:p>1526</text:p>
          </table:table-cell>
          <table:table-cell table:style-name="ce78" office:value-type="float" office:value="140" calcext:value-type="float">
            <text:p>140</text:p>
          </table:table-cell>
          <table:table-cell table:style-name="ce78" office:value-type="float" office:value="1755" calcext:value-type="float">
            <text:p>1755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375" calcext:value-type="float">
            <text:p>375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100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3" table:style-name="ta13">
        <table:table-column table:style-name="co21" table:default-cell-style-name="ce12"/>
        <table:table-column table:style-name="co22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13. Academisch gevormden naar studierichting en bedrijfsklassen (incl. tijdelijk niet werkenden)</text:p>
          </table:table-cell>
          <table:table-cell table:style-name="ce51" table:number-columns-repeated="32"/>
          <table:table-cell table:style-name="ce52"/>
          <table:table-cell table:number-columns-repeated="990"/>
        </table:table-row>
        <table:table-row table:style-name="ro1">
          <table:table-cell table:style-name="ce16" table:number-columns-repeated="34"/>
          <table:table-cell table:number-columns-repeated="990"/>
        </table:table-row>
        <table:table-row table:style-name="ro2">
          <table:table-cell table:style-name="ce49" office:value-type="string" calcext:value-type="string" table:number-columns-spanned="1" table:number-rows-spanned="4">
            <text:p>Studierichting</text:p>
          </table:table-cell>
          <table:table-cell table:style-name="ce16"/>
          <table:table-cell table:style-name="ce102" office:value-type="string" calcext:value-type="string" table:number-columns-spanned="2" table:number-rows-spanned="3">
            <text:p>Aardewerk, glas, kalk, stenen kl. 01</text:p>
          </table:table-cell>
          <table:covered-table-cell table:style-name="ce108"/>
          <table:table-cell table:style-name="ce108" office:value-type="string" calcext:value-type="string" table:number-columns-spanned="2" table:number-rows-spanned="3">
            <text:p>Diamant e.a. edelstenen kl. 02</text:p>
          </table:table-cell>
          <table:covered-table-cell table:style-name="ce108"/>
          <table:table-cell table:style-name="ce108" office:value-type="string" calcext:value-type="string" table:number-columns-spanned="2" table:number-rows-spanned="3">
            <text:p>Grafische nijverh., fotografie kl. 03 </text:p>
          </table:table-cell>
          <table:covered-table-cell table:style-name="ce108"/>
          <table:table-cell table:style-name="ce108" office:value-type="string" calcext:value-type="string" table:number-columns-spanned="2" table:number-rows-spanned="3">
            <text:p>Bouwnijverheid kl. 04</text:p>
          </table:table-cell>
          <table:covered-table-cell table:style-name="ce105"/>
          <table:table-cell table:style-name="ce108" office:value-type="string" calcext:value-type="string" table:number-columns-spanned="2" table:number-rows-spanned="3">
            <text:p>Chemische nijverh. (incl.apothekers-bedr) kl. 05 <text:s/></text:p>
          </table:table-cell>
          <table:covered-table-cell table:style-name="ce108"/>
          <table:table-cell table:style-name="ce108" office:value-type="string" calcext:value-type="string" table:number-columns-spanned="2" table:number-rows-spanned="3">
            <text:p>Bewerking van hout, kurk, stro kl.06</text:p>
          </table:table-cell>
          <table:covered-table-cell table:style-name="ce108"/>
          <table:table-cell table:style-name="ce108" office:value-type="string" calcext:value-type="string" table:number-columns-spanned="2" table:number-rows-spanned="3">
            <text:p>Kleding en reiniging kl. 07</text:p>
          </table:table-cell>
          <table:covered-table-cell table:style-name="ce108"/>
          <table:table-cell table:style-name="ce108" office:value-type="string" calcext:value-type="string" table:number-columns-spanned="2" table:number-rows-spanned="3">
            <text:p>Kunstnijverheid kl. 08</text:p>
          </table:table-cell>
          <table:covered-table-cell table:style-name="ce105"/>
          <table:table-cell table:style-name="ce108" office:value-type="string" calcext:value-type="string" table:number-columns-spanned="2" table:number-rows-spanned="3">
            <text:p>Leder, wasdoek, rubber kl. 09</text:p>
          </table:table-cell>
          <table:covered-table-cell table:style-name="ce108"/>
          <table:table-cell table:style-name="ce108" office:value-type="string" calcext:value-type="string" table:number-columns-spanned="2" table:number-rows-spanned="3">
            <text:p>Mijnbouw, veenderijen enz. kl. 10</text:p>
          </table:table-cell>
          <table:covered-table-cell table:style-name="ce108"/>
          <table:table-cell table:style-name="ce108" office:value-type="string" calcext:value-type="string" table:number-columns-spanned="2" table:number-rows-spanned="3">
            <text:p>Metaal nijverh., Scheepsbouw enz. kl. 11</text:p>
          </table:table-cell>
          <table:covered-table-cell table:style-name="ce108"/>
          <table:table-cell table:style-name="ce108" office:value-type="string" calcext:value-type="string" table:number-columns-spanned="2" table:number-rows-spanned="3">
            <text:p>Papiernijverh. kl. 14</text:p>
          </table:table-cell>
          <table:covered-table-cell table:style-name="ce108"/>
          <table:table-cell table:style-name="ce108" office:value-type="string" calcext:value-type="string" table:number-columns-spanned="2" table:number-rows-spanned="3">
            <text:p>Textiel nijverh. kl. 15</text:p>
          </table:table-cell>
          <table:covered-table-cell table:style-name="ce105"/>
          <table:table-cell table:style-name="ce108" office:value-type="string" calcext:value-type="string" table:number-columns-spanned="2" table:number-rows-spanned="3">
            <text:p>Gas-, electro-, waterl. Bedrijf kl. 16 <text:s/></text:p>
          </table:table-cell>
          <table:covered-table-cell table:style-name="ce108"/>
          <table:table-cell table:style-name="ce108" office:value-type="string" calcext:value-type="string" table:number-columns-spanned="2" table:number-rows-spanned="3">
            <text:p>Voedings en genotmidd. kl. 17</text:p>
          </table:table-cell>
          <table:covered-table-cell table:style-name="ce108"/>
          <table:table-cell table:style-name="ce118" office:value-type="string" calcext:value-type="string" table:number-columns-spanned="2" table:number-rows-spanned="3">
            <text:p>Totaal nijverheid kl. 01-07</text:p>
          </table:table-cell>
          <table:covered-table-cell table:style-name="ce118"/>
          <table:table-cell table:number-columns-repeated="990"/>
        </table:table-row>
        <table:table-row table:style-name="ro2">
          <table:covered-table-cell table:style-name="ce54"/>
          <table:table-cell table:style-name="ce2"/>
          <table:covered-table-cell table:style-name="ce43"/>
          <table:covered-table-cell table:number-columns-repeated="5" table:style-name="ce45"/>
          <table:covered-table-cell table:style-name="ce111"/>
          <table:covered-table-cell table:style-name="ce106"/>
          <table:covered-table-cell table:number-columns-repeated="6" table:style-name="ce45"/>
          <table:covered-table-cell table:style-name="ce111"/>
          <table:covered-table-cell table:style-name="ce106"/>
          <table:covered-table-cell table:number-columns-repeated="8" table:style-name="ce45"/>
          <table:covered-table-cell table:style-name="ce111"/>
          <table:covered-table-cell table:style-name="ce106"/>
          <table:covered-table-cell table:number-columns-repeated="5" table:style-name="ce45"/>
          <table:covered-table-cell table:style-name="ce47"/>
          <table:table-cell table:number-columns-repeated="990"/>
        </table:table-row>
        <table:table-row table:style-name="ro4">
          <table:covered-table-cell table:style-name="ce54"/>
          <table:table-cell table:style-name="ce2"/>
          <table:covered-table-cell table:style-name="ce43"/>
          <table:covered-table-cell table:number-columns-repeated="5" table:style-name="ce45"/>
          <table:covered-table-cell table:style-name="ce112"/>
          <table:covered-table-cell table:style-name="ce107"/>
          <table:covered-table-cell table:number-columns-repeated="6" table:style-name="ce45"/>
          <table:covered-table-cell table:style-name="ce112"/>
          <table:covered-table-cell table:style-name="ce107"/>
          <table:covered-table-cell table:number-columns-repeated="8" table:style-name="ce45"/>
          <table:covered-table-cell table:style-name="ce112"/>
          <table:covered-table-cell table:style-name="ce107"/>
          <table:covered-table-cell table:number-columns-repeated="5" table:style-name="ce45"/>
          <table:covered-table-cell table:style-name="ce47"/>
          <table:table-cell table:number-columns-repeated="990"/>
        </table:table-row>
        <table:table-row table:style-name="ro2">
          <table:covered-table-cell table:style-name="ce50"/>
          <table:table-cell table:style-name="ce2"/>
          <table:table-cell table:style-name="ce123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B</text:p>
          </table:table-cell>
          <table:table-cell table:style-name="ce124" office:value-type="string" calcext:value-type="string">
            <text:p>M</text:p>
          </table:table-cell>
          <table:table-cell table:style-name="ce124" office:value-type="string" calcext:value-type="string">
            <text:p>V</text:p>
          </table:table-cell>
          <table:table-cell table:style-name="ce125" office:value-type="string" calcext:value-type="string">
            <text:p>M</text:p>
          </table:table-cell>
          <table:table-cell table:style-name="ce126" office:value-type="string" calcext:value-type="string">
            <text:p>V</text:p>
          </table:table-cell>
          <table:table-cell table:number-columns-repeated="990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 table:style-name="Default"/>
          <table:table-cell table:style-name="ce23" office:value-type="float" office:value="1" calcext:value-type="float">
            <text:p>1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 table:style-name="Default"/>
          <table:table-cell table:style-name="ce24" office:value-type="float" office:value="10" calcext:value-type="float">
            <text:p>1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0" calcext:value-type="float">
            <text:p>26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0" calcext:value-type="float">
            <text:p>7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5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 table:style-name="Default"/>
          <table:table-cell table:style-name="ce24" office:value-type="float" office:value="8" calcext:value-type="float">
            <text:p>8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46" calcext:value-type="float">
            <text:p>746</text:p>
          </table:table-cell>
          <table:table-cell table:style-name="ce31" office:value-type="float" office:value="311" calcext:value-type="float">
            <text:p>31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54" calcext:value-type="float">
            <text:p>954</text:p>
          </table:table-cell>
          <table:table-cell table:style-name="ce39" office:value-type="float" office:value="321" calcext:value-type="float">
            <text:p>321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number-columns-repeated="19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19" calcext:value-type="float">
            <text:p>31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1" calcext:value-type="float">
            <text:p>21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538" calcext:value-type="float">
            <text:p>538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44" calcext:value-type="float">
            <text:p>544</text:p>
          </table:table-cell>
          <table:table-cell table:style-name="ce39" office:value-type="float" office:value="303" calcext:value-type="float">
            <text:p>303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5" calcext:value-type="float">
            <text:p>35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9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 table:style-name="Default"/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26" calcext:value-type="float">
            <text:p>426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9" calcext:value-type="float">
            <text:p>8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Technische wetenschap., w.o.</text:p>
          </table:table-cell>
          <table:table-cell table:style-name="Default"/>
          <table:table-cell table:style-name="ce24" office:value-type="float" office:value="70" calcext:value-type="float">
            <text:p>7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76" calcext:value-type="float">
            <text:p>107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352" calcext:value-type="float">
            <text:p>2352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 table:style-name="Default"/>
          <table:table-cell table:style-name="ce24" office:value-type="float" office:value="16" calcext:value-type="float">
            <text:p>16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24" calcext:value-type="float">
            <text:p>32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Werktuigkunde</text:p>
          </table:table-cell>
          <table:table-cell table:style-name="Default"/>
          <table:table-cell table:style-name="ce24" office:value-type="float" office:value="17" calcext:value-type="float">
            <text:p>17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02" calcext:value-type="float">
            <text:p>90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87" calcext:value-type="float">
            <text:p>487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28" calcext:value-type="float">
            <text:p>28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72" calcext:value-type="float">
            <text:p>472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Landbouwwetensch.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1" calcext:value-type="float">
            <text:p>4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/>
          <table:table-cell table:style-name="ce77" office:value-type="float" office:value="109" calcext:value-type="float">
            <text:p>109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9" calcext:value-type="float">
            <text:p>59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23" calcext:value-type="float">
            <text:p>22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75" calcext:value-type="float">
            <text:p>1075</text:p>
          </table:table-cell>
          <table:table-cell table:style-name="ce78" office:value-type="float" office:value="331" calcext:value-type="float">
            <text:p>331</text:p>
          </table:table-cell>
          <table:table-cell table:style-name="ce78" office:value-type="float" office:value="48" calcext:value-type="float">
            <text:p>4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66" calcext:value-type="float">
            <text:p>6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35" calcext:value-type="float">
            <text:p>235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366" calcext:value-type="float">
            <text:p>1366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04" calcext:value-type="float">
            <text:p>20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67" calcext:value-type="float">
            <text:p>26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84" calcext:value-type="float">
            <text:p>484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245" calcext:value-type="float">
            <text:p>4245</text:p>
          </table:table-cell>
          <table:table-cell table:style-name="ce80" office:value-type="float" office:value="396" calcext:value-type="float">
            <text:p>396</text:p>
          </table:table-cell>
          <table:table-cell table:number-columns-repeated="99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3A" table:style-name="ta14">
        <table:table-column table:style-name="co23" table:default-cell-style-name="ce12"/>
        <table:table-column table:style-name="co8" table:default-cell-style-name="ce12"/>
        <table:table-column table:style-name="co3" table:number-columns-repeated="1022" table:default-cell-style-name="Default"/>
        <table:table-row table:style-name="ro1">
          <table:table-cell table:style-name="ce127" office:value-type="string" calcext:value-type="string">
            <text:p>Tabel 13. (vervolg) Academisch gevormden naar studierichting en bedrijfsklassen (incl. tijdelijk niet werkenden)</text:p>
          </table:table-cell>
          <table:table-cell table:style-name="ce132" table:number-columns-repeated="28"/>
          <table:table-cell table:style-name="ce139"/>
          <table:table-cell table:style-name="ce141" table:number-columns-repeated="994"/>
        </table:table-row>
        <table:table-row table:style-name="ro1">
          <table:table-cell table:style-name="ce128" table:number-columns-repeated="30"/>
          <table:table-cell table:style-name="ce141" table:number-columns-repeated="994"/>
        </table:table-row>
        <table:table-row table:style-name="ro5">
          <table:table-cell table:style-name="ce129" office:value-type="string" calcext:value-type="string" table:number-columns-spanned="1" table:number-rows-spanned="2">
            <text:p>Studierichting</text:p>
          </table:table-cell>
          <table:table-cell table:style-name="ce133"/>
          <table:table-cell table:style-name="ce134" office:value-type="string" calcext:value-type="string" table:number-columns-spanned="2" table:number-rows-spanned="1">
            <text:p>Totaal nijverheid kl. 01-17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Landbouw kl.20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Visserij en jacht kl.30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Winkels kl. 40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Overige handel kl. 41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Verkeer kl. 42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Crediet en bankwezen kl. 50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Verzekerings-wezen kl.51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Overheidsdienst, Vrije ber. kl. 60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Onderwijs kl. 61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Eredienst kl. 62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Huiselijke diensten kl. 70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office:annotation draw:style-name="gr1" draw:text-style-name="P1" svg:width="3.551cm" svg:height="1.694cm" svg:x="54.02cm" svg:y="2.037cm" draw:caption-point-x="-0.426cm" draw:caption-point-y="-1.075cm">
              <dc:creator>CDM</dc:creator>
              <dc:date>2014-12-13T00:00:00</dc:date>
              <text:p text:style-name="P1"><text:span text:style-name="T1">Noot 1) Bijna uitsluitend tijdelijk niet werkenden, die geen vroeger beroep hebben vermeld.</text:span></text:p>
            </office:annotation>
            <text:p>Beroep onbekend</text:p>
          </table:table-cell>
          <table:covered-table-cell table:style-name="ce136"/>
          <table:table-cell table:style-name="ce138" office:value-type="string" calcext:value-type="string" table:number-columns-spanned="2" table:number-rows-spanned="1">
            <text:p>Totaal</text:p>
          </table:table-cell>
          <table:covered-table-cell table:style-name="ce138"/>
          <table:table-cell table:number-columns-repeated="994"/>
        </table:table-row>
        <table:table-row table:style-name="ro2">
          <table:covered-table-cell table:style-name="ce130"/>
          <table:table-cell table:style-name="ce133"/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M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M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M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M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M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M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M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M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M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M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M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M</text:p>
          </table:table-cell>
          <table:table-cell table:style-name="ce137" office:value-type="string" calcext:value-type="string">
            <text:p>V</text:p>
          </table:table-cell>
          <table:table-cell table:style-name="ce137" office:value-type="string" calcext:value-type="string">
            <text:p>M</text:p>
          </table:table-cell>
          <table:table-cell table:style-name="ce140" office:value-type="string" calcext:value-type="string">
            <text:p>V</text:p>
          </table:table-cell>
          <table:table-cell table:number-columns-repeated="994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4"/>
          <table:table-cell table:style-name="ce62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number-columns-repeated="994"/>
        </table:table-row>
        <table:table-row table:style-name="ro1">
          <table:table-cell table:style-name="ce131"/>
          <table:table-cell table:style-name="Default"/>
          <table:table-cell table:style-name="ce131" table:number-columns-repeated="28"/>
          <table:table-cell table:style-name="ce18"/>
          <table:table-cell table:number-columns-repeated="993"/>
        </table:table-row>
        <table:table-row table:style-name="ro2">
          <table:table-cell table:style-name="ce7" office:value-type="string" calcext:value-type="string">
            <text:p>Godgeleerdheid</text:p>
          </table:table-cell>
          <table:table-cell table:style-name="Default"/>
          <table:table-cell table:style-name="ce23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897" calcext:value-type="float">
            <text:p>2897</text:p>
          </table:table-cell>
          <table:table-cell table:style-name="ce30" office:value-type="float" office:value="54" calcext:value-type="float">
            <text:p>5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334" calcext:value-type="float">
            <text:p>3334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 table:style-name="Default"/>
          <table:table-cell table:style-name="ce24" office:value-type="float" office:value="260" calcext:value-type="float">
            <text:p>26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5274" calcext:value-type="float">
            <text:p>5274</text:p>
          </table:table-cell>
          <table:table-cell table:style-name="ce31" office:value-type="float" office:value="550" calcext:value-type="float">
            <text:p>550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7262" calcext:value-type="float">
            <text:p>7262</text:p>
          </table:table-cell>
          <table:table-cell table:style-name="ce39" office:value-type="float" office:value="742" calcext:value-type="float">
            <text:p>74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 table:style-name="Default"/>
          <table:table-cell table:style-name="ce24" office:value-type="float" office:value="70" calcext:value-type="float">
            <text:p>7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824" calcext:value-type="float">
            <text:p>6824</text:p>
          </table:table-cell>
          <table:table-cell table:style-name="ce31" office:value-type="float" office:value="701" calcext:value-type="float">
            <text:p>701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359" calcext:value-type="float">
            <text:p>7359</text:p>
          </table:table-cell>
          <table:table-cell table:style-name="ce39" office:value-type="float" office:value="745" calcext:value-type="float">
            <text:p>745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54" calcext:value-type="float">
            <text:p>1354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84" calcext:value-type="float">
            <text:p>1384</text:p>
          </table:table-cell>
          <table:table-cell table:style-name="ce39" office:value-type="float" office:value="207" calcext:value-type="float">
            <text:p>207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 table:style-name="Default"/>
          <table:table-cell table:style-name="ce24" office:value-type="float" office:value="954" calcext:value-type="float">
            <text:p>954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62" calcext:value-type="float">
            <text:p>962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1208" calcext:value-type="float">
            <text:p>1208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383" calcext:value-type="float">
            <text:p>3383</text:p>
          </table:table-cell>
          <table:table-cell table:style-name="ce39" office:value-type="float" office:value="637" calcext:value-type="float">
            <text:p>637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 table:style-name="Default"/>
          <table:table-cell table:style-name="ce24" office:value-type="float" office:value="7" calcext:value-type="float">
            <text:p>7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83" calcext:value-type="float">
            <text:p>483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 table:style-name="Default"/>
          <table:table-cell table:style-name="ce24" office:value-type="float" office:value="49" calcext:value-type="float">
            <text:p>49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95" calcext:value-type="float">
            <text:p>29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65" calcext:value-type="float">
            <text:p>565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319" calcext:value-type="float">
            <text:p>319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25" calcext:value-type="float">
            <text:p>1025</text:p>
          </table:table-cell>
          <table:table-cell table:style-name="ce39" office:value-type="float" office:value="84" calcext:value-type="float">
            <text:p>84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 table:style-name="Default"/>
          <table:table-cell table:style-name="ce24" office:value-type="float" office:value="21" calcext:value-type="float">
            <text:p>2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40" calcext:value-type="float">
            <text:p>440</text:p>
          </table:table-cell>
          <table:table-cell table:style-name="ce39" office:value-type="float" office:value="122" calcext:value-type="float">
            <text:p>122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 table:style-name="Default"/>
          <table:table-cell table:style-name="ce24" office:value-type="float" office:value="544" calcext:value-type="float">
            <text:p>544</text:p>
          </table:table-cell>
          <table:table-cell table:style-name="ce31" office:value-type="float" office:value="303" calcext:value-type="float">
            <text:p>30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72" calcext:value-type="float">
            <text:p>672</text:p>
          </table:table-cell>
          <table:table-cell table:style-name="ce39" office:value-type="float" office:value="351" calcext:value-type="float">
            <text:p>351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 table:style-name="Default"/>
          <table:table-cell table:style-name="ce24" office:value-type="float" office:value="35" calcext:value-type="float">
            <text:p>35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26" calcext:value-type="float">
            <text:p>426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1583" calcext:value-type="float">
            <text:p>1583</text:p>
          </table:table-cell>
          <table:table-cell table:style-name="ce31" office:value-type="float" office:value="555" calcext:value-type="float">
            <text:p>555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262" calcext:value-type="float">
            <text:p>2262</text:p>
          </table:table-cell>
          <table:table-cell table:style-name="ce39" office:value-type="float" office:value="818" calcext:value-type="float">
            <text:p>818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Mod.talen</text:p>
          </table:table-cell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740" calcext:value-type="float">
            <text:p>740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69" calcext:value-type="float">
            <text:p>969</text:p>
          </table:table-cell>
          <table:table-cell table:style-name="ce39" office:value-type="float" office:value="505" calcext:value-type="float">
            <text:p>505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01" calcext:value-type="float">
            <text:p>501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12" calcext:value-type="float">
            <text:p>612</text:p>
          </table:table-cell>
          <table:table-cell table:style-name="ce39" office:value-type="float" office:value="158" calcext:value-type="float">
            <text:p>158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31" office:value-type="float" office:value="349" calcext:value-type="float">
            <text:p>349</text:p>
          </table:table-cell>
          <table:table-cell table:style-name="ce39" office:value-type="float" office:value="103" calcext:value-type="float">
            <text:p>10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4" calcext:value-type="float">
            <text:p>24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Sociale Geografie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7" calcext:value-type="float">
            <text:p>247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 table:style-name="Default"/>
          <table:table-cell table:style-name="ce24" office:value-type="float" office:value="426" calcext:value-type="float">
            <text:p>42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82" calcext:value-type="float">
            <text:p>1482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870" calcext:value-type="float">
            <text:p>2870</text:p>
          </table:table-cell>
          <table:table-cell table:style-name="ce39" office:value-type="float" office:value="82" calcext:value-type="float">
            <text:p>82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 table:style-name="Default"/>
          <table:table-cell table:style-name="ce24" office:value-type="float" office:value="89" calcext:value-type="float">
            <text:p>8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28" calcext:value-type="float">
            <text:p>62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70" calcext:value-type="float">
            <text:p>770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Technische wetenschap., w.o.</text:p>
          </table:table-cell>
          <table:table-cell table:style-name="Default"/>
          <table:table-cell table:style-name="ce24" office:value-type="float" office:value="2352" calcext:value-type="float">
            <text:p>235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611" calcext:value-type="float">
            <text:p>2611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531" calcext:value-type="float">
            <text:p>53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76" calcext:value-type="float">
            <text:p>27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471" calcext:value-type="float">
            <text:p>6471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 table:style-name="Default"/>
          <table:table-cell table:style-name="ce24" office:value-type="float" office:value="324" calcext:value-type="float">
            <text:p>32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51" calcext:value-type="float">
            <text:p>105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25" calcext:value-type="float">
            <text:p>1725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Werktuigkunde</text:p>
          </table:table-cell>
          <table:table-cell table:style-name="Default"/>
          <table:table-cell table:style-name="ce24" office:value-type="float" office:value="902" calcext:value-type="float">
            <text:p>90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33" calcext:value-type="float">
            <text:p>63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01" calcext:value-type="float">
            <text:p>200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Electrotechn.</text:p>
          </table:table-cell>
          <table:table-cell table:style-name="Default"/>
          <table:table-cell table:style-name="ce24" office:value-type="float" office:value="487" calcext:value-type="float">
            <text:p>48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9" calcext:value-type="float">
            <text:p>89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36" calcext:value-type="float">
            <text:p>1136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472" calcext:value-type="float">
            <text:p>47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40" calcext:value-type="float">
            <text:p>1140</text:p>
          </table:table-cell>
          <table:table-cell table:style-name="ce39" office:value-type="float" office:value="74" calcext:value-type="float">
            <text:p>74</text:p>
          </table:table-cell>
          <table:table-cell table:number-columns-repeated="994"/>
        </table:table-row>
        <table:table-row table:style-name="ro2">
          <table:table-cell table:style-name="ce8" office:value-type="string" calcext:value-type="string">
            <text:p>Landbouwwetensch.</text:p>
          </table:table-cell>
          <table:table-cell table:style-name="Default"/>
          <table:table-cell table:style-name="ce24" office:value-type="float" office:value="41" calcext:value-type="float">
            <text:p>4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8" calcext:value-type="float">
            <text:p>108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35" calcext:value-type="float">
            <text:p>53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68" calcext:value-type="float">
            <text:p>968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4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/>
          <table:table-cell table:style-name="ce77" office:value-type="float" office:value="4245" calcext:value-type="float">
            <text:p>4245</text:p>
          </table:table-cell>
          <table:table-cell table:style-name="ce78" office:value-type="float" office:value="396" calcext:value-type="float">
            <text:p>396</text:p>
          </table:table-cell>
          <table:table-cell table:style-name="ce78" office:value-type="float" office:value="197" calcext:value-type="float">
            <text:p>197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5" calcext:value-type="float">
            <text:p>115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028" calcext:value-type="float">
            <text:p>1028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672" calcext:value-type="float">
            <text:p>672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681" calcext:value-type="float">
            <text:p>681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567" calcext:value-type="float">
            <text:p>567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20365" calcext:value-type="float">
            <text:p>20365</text:p>
          </table:table-cell>
          <table:table-cell table:style-name="ce78" office:value-type="float" office:value="1905" calcext:value-type="float">
            <text:p>1905</text:p>
          </table:table-cell>
          <table:table-cell table:style-name="ce78" office:value-type="float" office:value="4294" calcext:value-type="float">
            <text:p>4294</text:p>
          </table:table-cell>
          <table:table-cell table:style-name="ce78" office:value-type="float" office:value="849" calcext:value-type="float">
            <text:p>849</text:p>
          </table:table-cell>
          <table:table-cell table:style-name="ce78" office:value-type="float" office:value="3027" calcext:value-type="float">
            <text:p>3027</text:p>
          </table:table-cell>
          <table:table-cell table:style-name="ce78" office:value-type="float" office:value="64" calcext:value-type="float">
            <text:p>6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342" calcext:value-type="float">
            <text:p>1342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36554" calcext:value-type="float">
            <text:p>36554</text:p>
          </table:table-cell>
          <table:table-cell table:style-name="ce80" office:value-type="float" office:value="3471" calcext:value-type="float">
            <text:p>3471</text:p>
          </table:table-cell>
          <table:table-cell table:number-columns-repeated="99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4" table:style-name="ta15">
        <table:table-column table:style-name="co24" table:default-cell-style-name="ce12"/>
        <table:table-column table:style-name="co12" table:default-cell-style-name="ce12"/>
        <table:table-column table:style-name="co3" table:number-columns-repeated="1022" table:default-cell-style-name="Default"/>
        <table:table-row table:style-name="ro1">
          <table:table-cell table:style-name="ce48" office:value-type="string" calcext:value-type="string">
            <text:p>Tabel 14. Academisch gevormden naar studierichting en voornaamste bedrijfsgroepen (excl. tijdelijk niet werkenden)</text:p>
          </table:table-cell>
          <table:table-cell table:style-name="ce51" table:number-columns-repeated="25"/>
          <table:table-cell table:style-name="ce52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2">
          <table:table-cell table:style-name="ce96" office:value-type="string" calcext:value-type="string" table:number-columns-spanned="1" table:number-rows-spanned="3">
            <text:p>Bedrijfsklasse en -groep</text:p>
          </table:table-cell>
          <table:table-cell table:style-name="ce2"/>
          <table:table-cell table:style-name="ce143" office:value-type="string" calcext:value-type="string" table:number-columns-spanned="1" table:number-rows-spanned="3">
            <text:p>Godgeleerdheid</text:p>
          </table:table-cell>
          <table:table-cell table:style-name="ce145" office:value-type="string" calcext:value-type="string" table:number-columns-spanned="1" table:number-rows-spanned="3">
            <text:p>Rechtsgeleerdh.</text:p>
          </table:table-cell>
          <table:table-cell table:style-name="ce145" office:value-type="string" calcext:value-type="string" table:number-columns-spanned="1" table:number-rows-spanned="3">
            <text:p>Geneeskunde</text:p>
          </table:table-cell>
          <table:table-cell table:style-name="ce145" office:value-type="string" calcext:value-type="string" table:number-columns-spanned="1" table:number-rows-spanned="3">
            <text:p>Tandheelkunde</text:p>
          </table:table-cell>
          <table:table-cell table:style-name="ce44" office:value-type="string" calcext:value-type="string" table:number-columns-spanned="6" table:number-rows-spanned="1">
            <text:p>Wis- en Natuurkunde</text:p>
          </table:table-cell>
          <table:covered-table-cell table:number-columns-repeated="5" table:style-name="ce44"/>
          <table:table-cell table:style-name="ce44" office:value-type="string" calcext:value-type="string" table:number-columns-spanned="4" table:number-rows-spanned="1">
            <text:p>Lett. en Wijsbeg.</text:p>
          </table:table-cell>
          <table:covered-table-cell table:number-columns-repeated="3" table:style-name="ce44"/>
          <table:table-cell table:style-name="ce145" office:value-type="string" calcext:value-type="string" table:number-columns-spanned="1" table:number-rows-spanned="3">
            <text:p>Indologie</text:p>
          </table:table-cell>
          <table:table-cell table:style-name="ce145" office:value-type="string" calcext:value-type="string" table:number-columns-spanned="1" table:number-rows-spanned="3">
            <text:p>Sociale geografie</text:p>
          </table:table-cell>
          <table:table-cell table:style-name="ce145" office:value-type="string" calcext:value-type="string" table:number-columns-spanned="1" table:number-rows-spanned="3">
            <text:p>Economie</text:p>
          </table:table-cell>
          <table:table-cell table:style-name="ce145" office:value-type="string" calcext:value-type="string" table:number-columns-spanned="1" table:number-rows-spanned="3">
            <text:p>Veeartsenijkunde</text:p>
          </table:table-cell>
          <table:table-cell table:style-name="ce44" office:value-type="string" calcext:value-type="string" table:number-columns-spanned="5" table:number-rows-spanned="1">
            <text:p>Techn. Wetensch.</text:p>
          </table:table-cell>
          <table:covered-table-cell table:number-columns-repeated="4" table:style-name="ce44"/>
          <table:table-cell table:style-name="ce145" office:value-type="string" calcext:value-type="string" table:number-columns-spanned="1" table:number-rows-spanned="3">
            <text:p>Landbouwwetensch.</text:p>
          </table:table-cell>
          <table:table-cell table:style-name="ce147" office:value-type="string" calcext:value-type="string" table:number-columns-spanned="1" table:number-rows-spanned="3">
            <text:p>Totaal</text:p>
          </table:table-cell>
          <table:table-cell table:number-columns-repeated="997"/>
        </table:table-row>
        <table:table-row table:style-name="ro2">
          <table:covered-table-cell table:style-name="ce97"/>
          <table:table-cell table:style-name="ce2"/>
          <table:covered-table-cell table:style-name="ce144"/>
          <table:covered-table-cell table:number-columns-repeated="3" table:style-name="ce28"/>
          <table:table-cell table:style-name="ce146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5" table:number-rows-spanned="1">
            <text:p>waaronder</text:p>
          </table:table-cell>
          <table:covered-table-cell table:number-columns-repeated="4" table:style-name="ce28"/>
          <table:table-cell table:style-name="ce146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3" table:number-rows-spanned="1">
            <text:p>waaronder</text:p>
          </table:table-cell>
          <table:covered-table-cell table:number-columns-repeated="6" table:style-name="ce28"/>
          <table:table-cell table:style-name="ce146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4" table:number-rows-spanned="1">
            <text:p>waaronder</text:p>
          </table:table-cell>
          <table:covered-table-cell table:number-columns-repeated="4" table:style-name="ce28"/>
          <table:covered-table-cell table:style-name="ce36"/>
          <table:table-cell table:number-columns-repeated="997"/>
        </table:table-row>
        <table:table-row table:style-name="ro6">
          <table:covered-table-cell table:style-name="ce98"/>
          <table:table-cell table:style-name="ce2"/>
          <table:covered-table-cell table:style-name="ce123"/>
          <table:covered-table-cell table:number-columns-repeated="3" table:style-name="ce28"/>
          <table:covered-table-cell table:style-name="ce124"/>
          <table:table-cell table:style-name="ce146" office:value-type="string" calcext:value-type="string">
            <text:p>Wiskunde</text:p>
          </table:table-cell>
          <table:table-cell table:style-name="ce146" office:value-type="string" calcext:value-type="string">
            <text:p>Natuurkunde</text:p>
          </table:table-cell>
          <table:table-cell table:style-name="ce146" office:value-type="string" calcext:value-type="string">
            <text:p>Scheikunde</text:p>
          </table:table-cell>
          <table:table-cell table:style-name="ce146" office:value-type="string" calcext:value-type="string">
            <text:p>Biologie</text:p>
          </table:table-cell>
          <table:table-cell table:style-name="ce146" office:value-type="string" calcext:value-type="string">
            <text:p>Pharmacie</text:p>
          </table:table-cell>
          <table:covered-table-cell table:style-name="ce124"/>
          <table:table-cell table:style-name="ce146" office:value-type="string" calcext:value-type="string">
            <text:p>Mod. talen</text:p>
          </table:table-cell>
          <table:table-cell table:style-name="ce146" office:value-type="string" calcext:value-type="string">
            <text:p>Oude. talen</text:p>
          </table:table-cell>
          <table:table-cell table:style-name="ce146" office:value-type="string" calcext:value-type="string">
            <text:p>Geschiedenus</text:p>
          </table:table-cell>
          <table:covered-table-cell table:number-columns-repeated="4" table:style-name="ce28"/>
          <table:covered-table-cell table:style-name="ce124"/>
          <table:table-cell table:style-name="ce146" office:value-type="string" calcext:value-type="string">
            <text:p>Civiel</text:p>
          </table:table-cell>
          <table:table-cell table:style-name="ce146" office:value-type="string" calcext:value-type="string">
            <text:p>Werktuigkunde</text:p>
          </table:table-cell>
          <table:table-cell table:style-name="ce146" office:value-type="string" calcext:value-type="string">
            <text:p>Electrotechn.</text:p>
          </table:table-cell>
          <table:table-cell table:style-name="ce146" office:value-type="string" calcext:value-type="string">
            <text:p>Scheikunde</text:p>
          </table:table-cell>
          <table:covered-table-cell table:style-name="ce28"/>
          <table:covered-table-cell table:style-name="ce36"/>
          <table:table-cell table:number-columns-repeated="99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01 Aardewerk, glas, kalk, stenen</text:p>
          </table:table-cell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4" calcext:value-type="float">
            <text:p>4</text:p>
          </table:table-cell>
          <table:table-cell table:style-name="ce38" office:value-type="float" office:value="109" calcext:value-type="float">
            <text:p>109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<text:s text:c="4"/>01 Baksteenfabrieken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<text:s text:c="4"/>05 Aardewerk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<text:s text:c="4"/>10 Cementfabrieken <text:s/>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<text:s text:c="4"/>13 Andere glas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/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2 Diamant e.a. edelsten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3 Grafische nijverheid. Fotografie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9" calcext:value-type="float">
            <text:p>19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997"/>
        </table:table-row>
        <table:table-row table:style-name="ro2">
          <table:table-cell table:style-name="ce142" office:value-type="string" calcext:value-type="string">
            <text:p><text:s text:c="4"/>01 Boekdrukkerijen e.d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997"/>
        </table:table-row>
        <table:table-row table:style-name="ro2">
          <table:table-cell table:style-name="ce142" office:value-type="string" calcext:value-type="string">
            <text:p><text:s text:c="4"/>07 Fotografische bedrijv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4 Bouwnijverheid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220" calcext:value-type="float">
            <text:p>22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Grond- en waterbouwk.werken <text:s text:c="3"/>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5 Burgerlijke en utiliteitsbouw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144" calcext:value-type="float">
            <text:p>14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5 Chemische nijverheid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06" calcext:value-type="float">
            <text:p>100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5" calcext:value-type="float">
            <text:p>5</text:p>
          </table:table-cell>
          <table:table-cell table:style-name="ce39" office:value-type="float" office:value="1349" calcext:value-type="float">
            <text:p>134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Superfosfaat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Stikstof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7 Raffinaderijen v. petroleum e.d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3 Andere verfstoffen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4 Verfmalerijen, lakstokerij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1" calcext:value-type="float">
            <text:p>3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1 Zeep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2 Sodaraffinaderij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3 Fabrieken v. genees- en verbandmiddel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186" calcext:value-type="float">
            <text:p>18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4 Apothekersbedrijv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69" calcext:value-type="float">
            <text:p>769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58" calcext:value-type="float">
            <text:p>75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786" calcext:value-type="float">
            <text:p>78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6 Essence- en reukstoffenfabr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7 Parfumerie- en tandreinigingsmiddelen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8 Poets- en smeermiddelenfabr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9 Andere chemische 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91" calcext:value-type="float">
            <text:p>9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6 Bewerking van hout, kurk, stro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9 Meubelfabr.en meubelmakerijen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7 Kleding en reiniging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Confectiefabrieken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8 Kunstnijverheid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09 Leder-, wasdoek-, rubbernijverh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Leerlooierij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7 Fabr.v.rubberart.,vulcaniseerinr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0 Mijnbouw, veenderijen, enz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29" calcext:value-type="float">
            <text:p>2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Steenkolenmijn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2"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3" calcext:value-type="float">
            <text:p>43</text:p>
          </table:table-cell>
          <table:table-cell table:number-columns-repeated="2" table:style-name="ce31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99" calcext:value-type="float">
            <text:p>19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Oliewinning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1 Metaalnijverheid, scheepsbouw,enz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44" calcext:value-type="float">
            <text:p>1044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578" calcext:value-type="float">
            <text:p>578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1344" calcext:value-type="float">
            <text:p>134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Hoogovenbedrijv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8 IJzer- en staalgieterijen 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4 Metaalwaren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5 Emailewaren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1 Electr.draad- en kabelfabrieken <text:s text:c="2"/>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5 Fabr.v.plaatijzeren en -stalenart. 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6 Gereedschapmakerijen, ijzer- en staalwaren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5 Constructiewerkplaats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8 Machine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22" calcext:value-type="float">
            <text:p>22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1 Scheepswerv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99" calcext:value-type="float">
            <text:p>9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8 Autorep. Inrichting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2 Spoor- en tramwegwerkplaats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7"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3 Wagon- en carosseriefabr,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7 Vliegtuigfabr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8 Gloeilampen- en radiobuizenfabr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91" calcext:value-type="float">
            <text:p>19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9 Electrotechn.apparat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299" calcext:value-type="float">
            <text:p>29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62 Instrumentfabr./makerij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68 Electrotechn.instell.inr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69 Loodgieterijen, aanleg v. centr. verw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4 Papiernijverheid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54" calcext:value-type="float">
            <text:p>5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4 Papier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6 Papierwaren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5 Textielnijverheid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" calcext:value-type="float">
            <text:p>2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02" calcext:value-type="float">
            <text:p>20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9 Wolweverij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Tricotagefabr. en brierij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4 Katoen- en linnenweverij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7 Kunstgarenspinnerij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72" calcext:value-type="float">
            <text:p>7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6 Gas-, electr.-, waterl.bedr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272" calcext:value-type="float">
            <text:p>27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Gas- en cokes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Electriciteitsbedrijv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6 Waterleidingbedrijv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8 Distributiebedrijv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53" calcext:value-type="float">
            <text:p>15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17 Voedings- en geneesmiddelen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23" calcext:value-type="float">
            <text:p>23</text:p>
          </table:table-cell>
          <table:table-cell table:style-name="ce39" office:value-type="float" office:value="500" calcext:value-type="float">
            <text:p>50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Graanmalerijen en veevoederfabr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Meel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Biscuit- en koekfabr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6 Beetwortelsuikerfabr. 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9 Cacao- en chocoladefabr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1 Boter- en kaasfabr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4 Fabr.v.gecondenseerde melk enz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5 Olie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6 Margarine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8 Slachthuiz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ce31" office:value-type="float" office:value="77" calcext:value-type="float">
            <text:p>77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6 Groenten- en vruchtenconservenfabrieken <text:s text:c="3"/>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7 Gist- en spiritusfabr., branderij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8 Distilleerderijen en likeurstokerij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1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9 Bierbrouwerij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9" office:value-type="float" office:value="68" calcext:value-type="float">
            <text:p>6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3 Sigarenfabrie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5 Koffiebranderij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20 Landbouw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6" calcext:value-type="float">
            <text:p>96</text:p>
          </table:table-cell>
          <table:table-cell table:style-name="ce39" office:value-type="float" office:value="188" calcext:value-type="float">
            <text:p>18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Akkerbouw en veehouderij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8" calcext:value-type="float">
            <text:p>28</text:p>
          </table:table-cell>
          <table:table-cell table:style-name="ce39" office:value-type="float" office:value="73" calcext:value-type="float">
            <text:p>7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Groenten- en ooftteelt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7 Bosbouw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8" calcext:value-type="float">
            <text:p>48</text:p>
          </table:table-cell>
          <table:table-cell table:style-name="ce39" office:value-type="float" office:value="59" calcext:value-type="float">
            <text:p>5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8 Ontginning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30 Visserij en jacht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40 Winkels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126" calcext:value-type="float">
            <text:p>12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Warenhuiz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5 Boeken, schrijfbehoeften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Schilderijen, kunstart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8 Dames- en herenconfectie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41 Overige handel</text:p>
          </table:table-cell>
          <table:table-cell table:style-name="Default"/>
          <table:table-cell table:style-name="ce24" office:value-type="float" office:value="9" calcext:value-type="float">
            <text:p>9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29" calcext:value-type="float">
            <text:p>29</text:p>
          </table:table-cell>
          <table:table-cell table:number-columns-repeated="2"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78" calcext:value-type="float">
            <text:p>278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40" calcext:value-type="float">
            <text:p>40</text:p>
          </table:table-cell>
          <table:table-cell table:style-name="ce39" office:value-type="float" office:value="1067" calcext:value-type="float">
            <text:p>106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6 Bouwmaterial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9 Chemicaliën, geneesmiddel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Hout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9 Brandstoff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0 Petroleum, techn.oliën en vetten, benzine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1 Ertsen, metal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2 Machineriën, ijzerwaren, electrotechn. en sanitaire art. <text:s/>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171" calcext:value-type="float">
            <text:p>17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3 Kantoormeubelen, - machines, - artikel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6 Automobiel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8 Uurwerken, fotoart., instrumenten, optiek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1 Papier, papierwar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4 Textiek, vloerbedekking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6 Granen, zaden, veev.four., enz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2 Melk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style-name="ce31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4 Margarine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8 Kruidenierswar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1 Bier, wijnen, gedistell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54 Koffie, thee, cacao en suiker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61 Alg.in- en uitvoer-, agentuuren en commissiehandel 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65 Uitgeversbedrijven</text:p>
          </table:table-cell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3" calcext:value-type="float">
            <text:p>13</text:p>
          </table:table-cell>
          <table:table-cell table:number-columns-repeated="4" table:style-name="ce31" office:value-type="float" office:value="2" calcext:value-type="float">
            <text:p>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134" calcext:value-type="float">
            <text:p>13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68 Bemiddelingsbereau's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70 Exploitatie van en handel in onroerende goeder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42 Verkeer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697" calcext:value-type="float">
            <text:p>69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Luchtvaart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63" calcext:value-type="float">
            <text:p>6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Spoorwege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189" calcext:value-type="float">
            <text:p>18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Tramweg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7 Vrachtwagen- en autotransport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9 Zeescheepvaart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 office:value-type="float" office:value="114" calcext:value-type="float">
            <text:p>1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1 Binnenscheepvaart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9 Stuwadoors, cargadoors e.d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1 Opslagplaatsen v.eigen ond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3. Posterijen, telegrafie, telefonie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28" calcext:value-type="float">
            <text:p>12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6 Radiostations, -distributiebedr. 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8 Pensions en tehuizen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50 Crediet- en bankwezen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9" office:value-type="float" office:value="694" calcext:value-type="float">
            <text:p>69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Geld, effectenhandel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368" calcext:value-type="float">
            <text:p>36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554" calcext:value-type="float">
            <text:p>55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Financieringsinst.v.bijz. doeleind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Landbouwcredietban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5 Hypotheekban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1" calcext:value-type="float">
            <text:p>41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7 Spaarbanken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51 Verzekeringswezen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 office:value-type="float" office:value="287" calcext:value-type="float">
            <text:p>287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594" calcext:value-type="float">
            <text:p>59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60 Overheidsdienst, vrije beroepen</text:p>
          </table:table-cell>
          <table:table-cell table:style-name="Default"/>
          <table:table-cell table:style-name="ce24" office:value-type="float" office:value="147" calcext:value-type="float">
            <text:p>147</text:p>
          </table:table-cell>
          <table:table-cell table:style-name="ce31" office:value-type="float" office:value="5384" calcext:value-type="float">
            <text:p>5384</text:p>
          </table:table-cell>
          <table:table-cell table:style-name="ce31" office:value-type="float" office:value="6804" calcext:value-type="float">
            <text:p>6804</text:p>
          </table:table-cell>
          <table:table-cell table:style-name="ce31" office:value-type="float" office:value="1369" calcext:value-type="float">
            <text:p>1369</text:p>
          </table:table-cell>
          <table:table-cell table:style-name="ce31" office:value-type="float" office:value="1004" calcext:value-type="float">
            <text:p>1004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582" calcext:value-type="float">
            <text:p>582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357" calcext:value-type="float">
            <text:p>1357</text:p>
          </table:table-cell>
          <table:table-cell table:style-name="ce31" office:value-type="float" office:value="616" calcext:value-type="float">
            <text:p>616</text:p>
          </table:table-cell>
          <table:table-cell table:style-name="ce31" office:value-type="float" office:value="2391" calcext:value-type="float">
            <text:p>2391</text:p>
          </table:table-cell>
          <table:table-cell table:style-name="ce31" office:value-type="float" office:value="984" calcext:value-type="float">
            <text:p>984</text:p>
          </table:table-cell>
          <table:table-cell table:style-name="ce31" office:value-type="float" office:value="557" calcext:value-type="float">
            <text:p>557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500" calcext:value-type="float">
            <text:p>500</text:p>
          </table:table-cell>
          <table:table-cell table:style-name="ce39" office:value-type="float" office:value="20282" calcext:value-type="float">
            <text:p>2028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Overheidsdiensten, bedrijfsorg.</text:p>
          </table:table-cell>
          <table:table-cell table:style-name="Default"/>
          <table:table-cell table:style-name="ce24" office:value-type="float" office:value="17" calcext:value-type="float">
            <text:p>17</text:p>
          </table:table-cell>
          <table:table-cell table:style-name="ce31" office:value-type="float" office:value="1515" calcext:value-type="float">
            <text:p>1515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659" calcext:value-type="float">
            <text:p>659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32" calcext:value-type="float">
            <text:p>832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40" calcext:value-type="float">
            <text:p>140</text:p>
          </table:table-cell>
          <table:table-cell table:style-name="ce39" office:value-type="float" office:value="3481" calcext:value-type="float">
            <text:p>348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Diplomatie, consulaatwez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Land-, zee- en luchtmacht</text:p>
          </table:table-cell>
          <table:table-cell table:style-name="Default"/>
          <table:table-cell table:style-name="ce24" office:value-type="float" office:value="35" calcext:value-type="float">
            <text:p>35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16" calcext:value-type="float">
            <text:p>21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4 Belasting en financiewezen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118" calcext:value-type="float">
            <text:p>118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183" calcext:value-type="float">
            <text:p>18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6 Rechts-, politie-, <text:s/>gevangeniswezen</text:p>
          </table:table-cell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31" office:value-type="float" office:value="1127" calcext:value-type="float">
            <text:p>112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1195" calcext:value-type="float">
            <text:p>119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9 Overheidstoezicht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22" calcext:value-type="float">
            <text:p>22</text:p>
          </table:table-cell>
          <table:table-cell table:style-name="ce39" office:value-type="float" office:value="413" calcext:value-type="float">
            <text:p>41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0 Archieven, musea e.a. wetensch. Inst</text:p>
          </table:table-cell>
          <table:table-cell table:style-name="Default"/>
          <table:table-cell table:style-name="ce24" office:value-type="float" office:value="3" calcext:value-type="float">
            <text:p>3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318" calcext:value-type="float">
            <text:p>31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Laboratoria, proefstations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16" calcext:value-type="float">
            <text:p>116</text:p>
          </table:table-cell>
          <table:table-cell table:style-name="ce39" office:value-type="float" office:value="1132" calcext:value-type="float">
            <text:p>113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2 Bureau's v. beroepskeuze 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 office:value-type="float" office:value="82" calcext:value-type="float">
            <text:p>8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3 Bibliotheken en leeszalen</text:p>
          </table:table-cell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6" calcext:value-type="float">
            <text:p>26</text:p>
          </table:table-cell>
          <table:table-cell table:number-columns-repeated="2"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93" calcext:value-type="float">
            <text:p>9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4 Rechtskundige bureau's e.d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522" calcext:value-type="float">
            <text:p>152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580" calcext:value-type="float">
            <text:p>158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6 Notariskantor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72" calcext:value-type="float">
            <text:p>172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7 Accountants- en econ.advieskantoren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53" calcext:value-type="float">
            <text:p>153</text:p>
          </table:table-cell>
          <table:table-cell table:style-name="ce39" office:value-type="float" office:value="814" calcext:value-type="float">
            <text:p>81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8 Ingenieurs- en architectenbur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92" calcext:value-type="float">
            <text:p>592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640" calcext:value-type="float">
            <text:p>64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9 Expertise- en taxatiebureau's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0 Adm.kantoren v.eigen ondern.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136" calcext:value-type="float">
            <text:p>13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2 Adm.kantoren v.buitenl.ondern.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8" calcext:value-type="float">
            <text:p>8</text:p>
          </table:table-cell>
          <table:table-cell table:style-name="ce39" office:value-type="float" office:value="395" calcext:value-type="float">
            <text:p>39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3 Verenigingskantoren </text:p>
          </table:table-cell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2" calcext:value-type="float">
            <text:p>32</text:p>
          </table:table-cell>
          <table:table-cell table:style-name="ce39" office:value-type="float" office:value="301" calcext:value-type="float">
            <text:p>30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4 Journalistiek</text:p>
          </table:table-cell>
          <table:table-cell table:style-name="Default"/>
          <table:table-cell table:style-name="ce24" office:value-type="float" office:value="9" calcext:value-type="float">
            <text:p>9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3" calcext:value-type="float">
            <text:p>1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210" calcext:value-type="float">
            <text:p>21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5 Letterkundigen, kunstschilders e.d.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126" calcext:value-type="float">
            <text:p>12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6 Vertaalburreau's 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0" calcext:value-type="float">
            <text:p>1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7 Dokterspraktij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777" calcext:value-type="float">
            <text:p>477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9" office:value-type="float" office:value="4805" calcext:value-type="float">
            <text:p>480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8 Dierenartspraktij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479" calcext:value-type="float">
            <text:p>479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9" office:value-type="float" office:value="480" calcext:value-type="float">
            <text:p>48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29 Tandartspraktijk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311" calcext:value-type="float">
            <text:p>131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9" office:value-type="float" office:value="1337" calcext:value-type="float">
            <text:p>133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4 Ziekenhuizen e.d. </text:p>
          </table:table-cell>
          <table:table-cell table:style-name="Default"/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647" calcext:value-type="float">
            <text:p>1647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4" calcext:value-type="float">
            <text:p>3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1785" calcext:value-type="float">
            <text:p>178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35 Sociale instellingen</text:p>
          </table:table-cell>
          <table:table-cell table:style-name="Default"/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65" calcext:value-type="float">
            <text:p>16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0 Toneel, muziek, zang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58" calcext:value-type="float">
            <text:p>5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45 Bedrijven en beroepen n.e.g. 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61 Onderwijs</text:p>
          </table:table-cell>
          <table:table-cell table:style-name="Default"/>
          <table:table-cell table:style-name="ce24" office:value-type="float" office:value="245" calcext:value-type="float">
            <text:p>245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305" calcext:value-type="float">
            <text:p>1305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276" calcext:value-type="float">
            <text:p>276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033" calcext:value-type="float">
            <text:p>2033</text:p>
          </table:table-cell>
          <table:table-cell table:style-name="ce31" office:value-type="float" office:value="1070" calcext:value-type="float">
            <text:p>1070</text:p>
          </table:table-cell>
          <table:table-cell table:style-name="ce31" office:value-type="float" office:value="585" calcext:value-type="float">
            <text:p>585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537" calcext:value-type="float">
            <text:p>537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90" calcext:value-type="float">
            <text:p>90</text:p>
          </table:table-cell>
          <table:table-cell table:style-name="ce39" office:value-type="float" office:value="4911" calcext:value-type="float">
            <text:p>4911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1 Hoger onderwijs</text:p>
          </table:table-cell>
          <table:table-cell table:style-name="Default"/>
          <table:table-cell table:style-name="ce24" office:value-type="float" office:value="51" calcext:value-type="float">
            <text:p>51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52" calcext:value-type="float">
            <text:p>152</text:p>
          </table:table-cell>
          <table:table-cell table:number-columns-repeated="2" table:style-name="ce31" office:value-type="float" office:value="35" calcext:value-type="float">
            <text:p>3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26" calcext:value-type="float">
            <text:p>26</text:p>
          </table:table-cell>
          <table:table-cell table:style-name="ce39" office:value-type="float" office:value="1056" calcext:value-type="float">
            <text:p>1056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2 Opl. geestelijke stand</text:p>
          </table:table-cell>
          <table:table-cell table:style-name="Default"/>
          <table:table-cell table:style-name="ce24" office:value-type="float" office:value="165" calcext:value-type="float">
            <text:p>16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287" calcext:value-type="float">
            <text:p>28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3 Gym. en middelbaar onderwijs</text:p>
          </table:table-cell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86" calcext:value-type="float">
            <text:p>786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58" calcext:value-type="float">
            <text:p>1458</text:p>
          </table:table-cell>
          <table:table-cell table:style-name="ce31" office:value-type="float" office:value="828" calcext:value-type="float">
            <text:p>828</text:p>
          </table:table-cell>
          <table:table-cell table:style-name="ce31" office:value-type="float" office:value="439" calcext:value-type="float">
            <text:p>439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2647" calcext:value-type="float">
            <text:p>264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5 Lager en buitengew.lager onderw. 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73" calcext:value-type="float">
            <text:p>73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08 Onderwijzersopleiding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0 Nijverheidsonderwijs v.j.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58" calcext:value-type="float">
            <text:p>25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1 Nijverheidsonderwijs v.m.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2 Land- en tuinbouwonderwijs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5" calcext:value-type="float">
            <text:p>55</text:p>
          </table:table-cell>
          <table:table-cell table:style-name="ce39" office:value-type="float" office:value="88" calcext:value-type="float">
            <text:p>8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3 Muziek- en Toneelschol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4 Muziekonderwijzers (zelfst.)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<text:s text:c="4"/>18 Scholen en cursussen n.e.g.</text:p>
          </table:table-cell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367" calcext:value-type="float">
            <text:p>367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62 Eredienst</text:p>
          </table:table-cell>
          <table:table-cell table:style-name="Default"/>
          <table:table-cell table:style-name="ce24" office:value-type="float" office:value="2895" calcext:value-type="float">
            <text:p>289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3035" calcext:value-type="float">
            <text:p>3035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70 Huiselijke diensten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7"/>
        </table:table-row>
        <table:table-row table:style-name="ro2">
          <table:table-cell table:style-name="ce8" office:value-type="string" calcext:value-type="string">
            <text:p>Beroep onbekend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9" office:value-type="float" office:value="79" calcext:value-type="float">
            <text:p>79</text:p>
          </table:table-cell>
          <table:table-cell table:number-columns-repeated="997"/>
        </table:table-row>
        <table:table-row table:style-name="ro1">
          <table:table-cell table:style-name="ce11" office:value-type="string" calcext:value-type="string">
            <text:p>Algemeen totaal</text:p>
          </table:table-cell>
          <table:table-cell/>
          <table:table-cell table:style-name="ce77" office:value-type="float" office:value="3311" calcext:value-type="float">
            <text:p>3311</text:p>
          </table:table-cell>
          <table:table-cell table:style-name="ce78" office:value-type="float" office:value="7166" calcext:value-type="float">
            <text:p>7166</text:p>
          </table:table-cell>
          <table:table-cell table:style-name="ce78" office:value-type="float" office:value="7253" calcext:value-type="float">
            <text:p>7253</text:p>
          </table:table-cell>
          <table:table-cell table:style-name="ce78" office:value-type="float" office:value="1403" calcext:value-type="float">
            <text:p>1403</text:p>
          </table:table-cell>
          <table:table-cell table:style-name="ce78" office:value-type="float" office:value="3714" calcext:value-type="float">
            <text:p>3714</text:p>
          </table:table-cell>
          <table:table-cell table:style-name="ce78" office:value-type="float" office:value="493" calcext:value-type="float">
            <text:p>493</text:p>
          </table:table-cell>
          <table:table-cell table:style-name="ce78" office:value-type="float" office:value="551" calcext:value-type="float">
            <text:p>551</text:p>
          </table:table-cell>
          <table:table-cell table:style-name="ce78" office:value-type="float" office:value="1023" calcext:value-type="float">
            <text:p>1023</text:p>
          </table:table-cell>
          <table:table-cell table:style-name="ce78" office:value-type="float" office:value="506" calcext:value-type="float">
            <text:p>506</text:p>
          </table:table-cell>
          <table:table-cell table:style-name="ce78" office:value-type="float" office:value="96" calcext:value-type="float">
            <text:p>96</text:p>
          </table:table-cell>
          <table:table-cell table:style-name="ce78" office:value-type="float" office:value="2880" calcext:value-type="float">
            <text:p>2880</text:p>
          </table:table-cell>
          <table:table-cell table:style-name="ce78" office:value-type="float" office:value="1381" calcext:value-type="float">
            <text:p>1381</text:p>
          </table:table-cell>
          <table:table-cell table:style-name="ce78" office:value-type="float" office:value="716" calcext:value-type="float">
            <text:p>716</text:p>
          </table:table-cell>
          <table:table-cell table:style-name="ce78" office:value-type="float" office:value="425" calcext:value-type="float">
            <text:p>425</text:p>
          </table:table-cell>
          <table:table-cell table:style-name="ce78" office:value-type="float" office:value="85" calcext:value-type="float">
            <text:p>85</text:p>
          </table:table-cell>
          <table:table-cell table:style-name="ce78" office:value-type="float" office:value="261" calcext:value-type="float">
            <text:p>261</text:p>
          </table:table-cell>
          <table:table-cell table:style-name="ce78" office:value-type="float" office:value="2648" calcext:value-type="float">
            <text:p>2648</text:p>
          </table:table-cell>
          <table:table-cell table:style-name="ce78" office:value-type="float" office:value="747" calcext:value-type="float">
            <text:p>747</text:p>
          </table:table-cell>
          <table:table-cell table:style-name="ce78" office:value-type="float" office:value="5946" calcext:value-type="float">
            <text:p>5946</text:p>
          </table:table-cell>
          <table:table-cell table:style-name="ce78" office:value-type="float" office:value="1564" calcext:value-type="float">
            <text:p>1564</text:p>
          </table:table-cell>
          <table:table-cell table:style-name="ce78" office:value-type="float" office:value="1832" calcext:value-type="float">
            <text:p>1832</text:p>
          </table:table-cell>
          <table:table-cell table:style-name="ce78" office:value-type="float" office:value="1027" calcext:value-type="float">
            <text:p>1027</text:p>
          </table:table-cell>
          <table:table-cell table:style-name="ce78" office:value-type="float" office:value="1103" calcext:value-type="float">
            <text:p>1103</text:p>
          </table:table-cell>
          <table:table-cell table:style-name="ce78" office:value-type="float" office:value="798" calcext:value-type="float">
            <text:p>798</text:p>
          </table:table-cell>
          <table:table-cell table:style-name="ce80" office:value-type="float" office:value="36212" calcext:value-type="float">
            <text:p>36212</text:p>
          </table:table-cell>
          <table:table-cell table:number-columns-repeated="997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5" table:style-name="ta16">
        <table:table-column table:style-name="co25" table:default-cell-style-name="ce12"/>
        <table:table-column table:style-name="co16" table:default-cell-style-name="ce12"/>
        <table:table-column table:style-name="co14" table:default-cell-style-name="ce12"/>
        <table:table-column table:style-name="co3" table:number-columns-repeated="1021" table:default-cell-style-name="Default"/>
        <table:table-row table:style-name="ro1">
          <table:table-cell table:style-name="ce127" office:value-type="string" calcext:value-type="string">
            <text:p>Tabel 15. Academisch gevormden naar studierichting en aantal beroepen (incl. tijd. niet werkenden)</text:p>
          </table:table-cell>
          <table:table-cell table:style-name="ce132" table:number-columns-repeated="26"/>
          <table:table-cell table:style-name="ce139"/>
          <table:table-cell table:number-columns-repeated="996"/>
        </table:table-row>
        <table:table-row table:style-name="ro1">
          <table:table-cell table:style-name="ce148" table:number-columns-repeated="27"/>
          <table:table-cell table:style-name="ce128"/>
          <table:table-cell table:number-columns-repeated="996"/>
        </table:table-row>
        <table:table-row table:style-name="ro2">
          <table:table-cell table:style-name="ce149" office:value-type="string" calcext:value-type="string" table:number-columns-spanned="1" table:number-rows-spanned="3">
            <text:p>Beroep</text:p>
          </table:table-cell>
          <table:table-cell table:style-name="ce155" office:value-type="string" calcext:value-type="string" table:number-columns-spanned="1" table:number-rows-spanned="3">
            <text:p>Man / Vrouw</text:p>
          </table:table-cell>
          <table:table-cell table:style-name="ce148"/>
          <table:table-cell table:style-name="ce143" office:value-type="string" calcext:value-type="string" table:number-columns-spanned="1" table:number-rows-spanned="3">
            <text:p>Godgeleerdheid</text:p>
          </table:table-cell>
          <table:table-cell table:style-name="ce145" office:value-type="string" calcext:value-type="string" table:number-columns-spanned="1" table:number-rows-spanned="3">
            <text:p>Rechtsgeleerdheid</text:p>
          </table:table-cell>
          <table:table-cell table:style-name="ce145" office:value-type="string" calcext:value-type="string" table:number-columns-spanned="1" table:number-rows-spanned="3">
            <text:p>Geneeskunde</text:p>
          </table:table-cell>
          <table:table-cell table:style-name="ce145" office:value-type="string" calcext:value-type="string" table:number-columns-spanned="1" table:number-rows-spanned="3">
            <text:p>Tandheelkunde</text:p>
          </table:table-cell>
          <table:table-cell table:style-name="ce44" office:value-type="string" calcext:value-type="string" table:number-columns-spanned="6" table:number-rows-spanned="1">
            <text:p>Wis- en Natuurkunde</text:p>
          </table:table-cell>
          <table:covered-table-cell table:number-columns-repeated="5" table:style-name="ce44"/>
          <table:table-cell table:style-name="ce44" office:value-type="string" calcext:value-type="string" table:number-columns-spanned="4" table:number-rows-spanned="1">
            <text:p>Lett. en Wijsbeg.</text:p>
          </table:table-cell>
          <table:covered-table-cell table:number-columns-repeated="3" table:style-name="ce163"/>
          <table:table-cell table:style-name="ce145" office:value-type="string" calcext:value-type="string" table:number-columns-spanned="1" table:number-rows-spanned="3">
            <text:p>Indologie</text:p>
          </table:table-cell>
          <table:table-cell table:style-name="ce145" office:value-type="string" calcext:value-type="string" table:number-columns-spanned="1" table:number-rows-spanned="3">
            <text:p>Sociale geograpfie</text:p>
          </table:table-cell>
          <table:table-cell table:style-name="ce145" office:value-type="string" calcext:value-type="string" table:number-columns-spanned="1" table:number-rows-spanned="3">
            <text:p>Economie</text:p>
          </table:table-cell>
          <table:table-cell table:style-name="ce145" office:value-type="string" calcext:value-type="string" table:number-columns-spanned="1" table:number-rows-spanned="3">
            <text:p>Veeartsenijkunde</text:p>
          </table:table-cell>
          <table:table-cell table:style-name="ce44" office:value-type="string" calcext:value-type="string" table:number-columns-spanned="5" table:number-rows-spanned="1">
            <text:p>Techn. Wetenschappen</text:p>
          </table:table-cell>
          <table:covered-table-cell table:number-columns-repeated="4" table:style-name="ce44"/>
          <table:table-cell table:style-name="ce166" office:value-type="string" calcext:value-type="string" table:number-columns-spanned="1" table:number-rows-spanned="3">
            <text:p>Landbouwwetensch.</text:p>
          </table:table-cell>
          <table:table-cell table:style-name="ce168" office:value-type="string" calcext:value-type="string" table:number-columns-spanned="1" table:number-rows-spanned="3">
            <text:p>Totaal</text:p>
          </table:table-cell>
          <table:table-cell table:number-columns-repeated="996"/>
        </table:table-row>
        <table:table-row table:style-name="ro2">
          <table:covered-table-cell table:style-name="ce150"/>
          <table:covered-table-cell table:style-name="ce156"/>
          <table:table-cell table:style-name="ce148"/>
          <table:covered-table-cell table:style-name="ce162"/>
          <table:covered-table-cell table:number-columns-repeated="3" table:style-name="ce146"/>
          <table:table-cell table:style-name="ce146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5" table:number-rows-spanned="1">
            <text:p>waaronder</text:p>
          </table:table-cell>
          <table:covered-table-cell table:number-columns-repeated="4" table:style-name="ce28"/>
          <table:table-cell table:style-name="ce146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3" table:number-rows-spanned="1">
            <text:p>waaronder</text:p>
          </table:table-cell>
          <table:covered-table-cell table:number-columns-repeated="2" table:style-name="ce164"/>
          <table:covered-table-cell table:number-columns-repeated="4" table:style-name="ce146"/>
          <table:table-cell table:style-name="ce146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4" table:number-rows-spanned="1">
            <text:p>waaronder</text:p>
          </table:table-cell>
          <table:covered-table-cell table:number-columns-repeated="3" table:style-name="ce28"/>
          <table:covered-table-cell table:style-name="ce167"/>
          <table:covered-table-cell table:style-name="ce169"/>
          <table:table-cell table:number-columns-repeated="996"/>
        </table:table-row>
        <table:table-row table:style-name="ro7">
          <table:covered-table-cell table:style-name="ce150"/>
          <table:covered-table-cell table:style-name="ce156"/>
          <table:table-cell table:style-name="ce148"/>
          <table:covered-table-cell table:style-name="ce162"/>
          <table:covered-table-cell table:number-columns-repeated="4" table:style-name="ce146"/>
          <table:table-cell table:style-name="ce146" office:value-type="string" calcext:value-type="string">
            <text:p>Wiskunde</text:p>
          </table:table-cell>
          <table:table-cell table:style-name="ce146" office:value-type="string" calcext:value-type="string">
            <text:p>Natuurkunde</text:p>
          </table:table-cell>
          <table:table-cell table:style-name="ce146" office:value-type="string" calcext:value-type="string">
            <text:p>Scheikunde</text:p>
          </table:table-cell>
          <table:table-cell table:style-name="ce146" office:value-type="string" calcext:value-type="string">
            <text:p>Biologie</text:p>
          </table:table-cell>
          <table:table-cell table:style-name="ce146" office:value-type="string" calcext:value-type="string">
            <text:p>Pharmacie</text:p>
          </table:table-cell>
          <table:covered-table-cell table:style-name="ce28"/>
          <table:table-cell table:style-name="ce146" office:value-type="string" calcext:value-type="string">
            <text:p>Mod. Talen</text:p>
          </table:table-cell>
          <table:table-cell table:style-name="ce146" office:value-type="string" calcext:value-type="string">
            <text:p>Oude Talen</text:p>
          </table:table-cell>
          <table:table-cell table:style-name="ce146" office:value-type="string" calcext:value-type="string">
            <text:p>Gescheidenis</text:p>
          </table:table-cell>
          <table:covered-table-cell table:number-columns-repeated="5" table:style-name="ce146"/>
          <table:table-cell table:style-name="ce146" office:value-type="string" calcext:value-type="string">
            <text:p>Civiel</text:p>
          </table:table-cell>
          <table:table-cell table:style-name="ce146" office:value-type="string" calcext:value-type="string">
            <text:p>Werktuigkunde</text:p>
          </table:table-cell>
          <table:table-cell table:style-name="ce146" office:value-type="string" calcext:value-type="string">
            <text:p>Electro techn.</text:p>
          </table:table-cell>
          <table:table-cell table:style-name="ce146" office:value-type="string" calcext:value-type="string">
            <text:p>Scheikunde</text:p>
          </table:table-cell>
          <table:covered-table-cell table:style-name="ce167"/>
          <table:covered-table-cell table:style-name="ce169"/>
          <table:table-cell table:number-columns-repeated="996"/>
        </table:table-row>
        <table:table-row table:style-name="ro1">
          <table:table-cell table:style-name="ce151" office:value-type="float" office:value="1" calcext:value-type="float" table:number-columns-spanned="2" table:number-rows-spanned="1">
            <text:p>1</text:p>
          </table:table-cell>
          <table:covered-table-cell table:style-name="ce157"/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165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 table:style-name="Default"/>
          <table:table-cell table:style-name="ce158" table:number-columns-repeated="27"/>
          <table:table-cell table:number-columns-repeated="996"/>
        </table:table-row>
        <table:table-row table:style-name="ro2">
          <table:table-cell table:style-name="ce152" office:value-type="string" calcext:value-type="string">
            <text:p>Accountant</text:p>
          </table:table-cell>
          <table:table-cell table:style-name="ce159" office:value-type="string" calcext:value-type="string">
            <text:p>M</text:p>
          </table:table-cell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 office:value-type="float" office:value="251" calcext:value-type="float">
            <text:p>251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ccountant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5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dm personeel (geen overh.pers.)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29" calcext:value-type="float">
            <text:p>29</text:p>
          </table:table-cell>
          <table:table-cell table:style-name="ce31" office:value-type="float" office:value="947" calcext:value-type="float">
            <text:p>94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1" calcext:value-type="float">
            <text:p>131</text:p>
          </table:table-cell>
          <table:table-cell table:number-columns-repeated="2" table:style-name="ce31" office:value-type="float" office:value="23" calcext:value-type="float">
            <text:p>2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805" calcext:value-type="float">
            <text:p>80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616" calcext:value-type="float">
            <text:p>616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106" calcext:value-type="float">
            <text:p>106</text:p>
          </table:table-cell>
          <table:table-cell table:style-name="ce39" office:value-type="float" office:value="2813" calcext:value-type="float">
            <text:p>2813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dm personeel (geen overh.pers.)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95" calcext:value-type="float">
            <text:p>295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dviseur (rechtskundig e.d.) 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86" calcext:value-type="float">
            <text:p>18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364" calcext:value-type="float">
            <text:p>364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dviseur (rechtskundig e.d.) 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22" table:style-name="ce31" office:value-type="float" office:value="0" calcext:value-type="float">
            <text:p>0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dvocaat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496" calcext:value-type="float">
            <text:p>1496</text:p>
          </table:table-cell>
          <table:table-cell table:number-columns-repeated="1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1498" calcext:value-type="float">
            <text:p>1498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dvocaat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14" calcext:value-type="float">
            <text:p>114</text:p>
          </table:table-cell>
          <table:table-cell table:number-columns-repeated="22" table:style-name="ce31" office:value-type="float" office:value="0" calcext:value-type="float">
            <text:p>0</text:p>
          </table:table-cell>
          <table:table-cell table:style-name="ce39" office:value-type="float" office:value="114" calcext:value-type="float">
            <text:p>114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mbtenaar (niet elders genoemd)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31" office:value-type="float" office:value="1580" calcext:value-type="float">
            <text:p>1580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712" calcext:value-type="float">
            <text:p>712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250" calcext:value-type="float">
            <text:p>1250</text:p>
          </table:table-cell>
          <table:table-cell table:style-name="ce31" office:value-type="float" office:value="614" calcext:value-type="float">
            <text:p>614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383" calcext:value-type="float">
            <text:p>383</text:p>
          </table:table-cell>
          <table:table-cell table:style-name="ce39" office:value-type="float" office:value="4675" calcext:value-type="float">
            <text:p>4675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mbtenaar (niet elders genoemd)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386" calcext:value-type="float">
            <text:p>386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nalyst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83" calcext:value-type="float">
            <text:p>83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nalyst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pothekersassistent 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8" calcext:value-type="float">
            <text:p>128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6" calcext:value-type="float">
            <text:p>126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9" office:value-type="float" office:value="131" calcext:value-type="float">
            <text:p>131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pothekersassistent 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7" calcext:value-type="float">
            <text:p>10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3" calcext:value-type="float">
            <text:p>103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9" office:value-type="float" office:value="111" calcext:value-type="float">
            <text:p>111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rchitect 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7" table:style-name="ce31" office:value-type="float" office:value="0" calcext:value-type="float">
            <text:p>0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74" calcext:value-type="float">
            <text:p>17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182" calcext:value-type="float">
            <text:p>182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rchitect 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7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rts 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047" calcext:value-type="float">
            <text:p>7047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 table:style-name="ce31" office:value-type="float" office:value="0" calcext:value-type="float">
            <text:p>0</text:p>
          </table:table-cell>
          <table:table-cell table:style-name="ce39" office:value-type="float" office:value="7048" calcext:value-type="float">
            <text:p>7048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rts 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77" calcext:value-type="float">
            <text:p>67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5" table:style-name="ce31" office:value-type="float" office:value="0" calcext:value-type="float">
            <text:p>0</text:p>
          </table:table-cell>
          <table:table-cell table:style-name="ce39" office:value-type="float" office:value="677" calcext:value-type="float">
            <text:p>677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ssistent bibliotheken en leeszalen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Assistent bibliotheken en leeszalen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Bibliothecaris <text:s/>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Bibliothecaris <text:s/>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Candidaat-notaris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61" calcext:value-type="float">
            <text:p>61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65" calcext:value-type="float">
            <text:p>65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Candidaat-notaris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2" table:style-name="ce31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Expert, taxateur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Expert, taxateur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2" table:style-name="ce31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Geestelijke R.K. Godsdienst 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123" calcext:value-type="float">
            <text:p>12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222" calcext:value-type="float">
            <text:p>222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Geestelijke R.K. Godsdienst 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2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Godsdienstonderwijzer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8" calcext:value-type="float">
            <text:p>8</text:p>
          </table:table-cell>
          <table:table-cell table:number-columns-repeated="9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Godsdienstonderwijzer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Handelsreiziger, vertegenw.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91" calcext:value-type="float">
            <text:p>91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Handelsreiziger, vertegenw.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23" table:style-name="ce3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Hoogleraar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172" calcext:value-type="float">
            <text:p>172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1" office:value-type="float" office:value="16" calcext:value-type="float">
            <text:p>16</text:p>
          </table:table-cell>
          <table:table-cell table:style-name="ce39" office:value-type="float" office:value="838" calcext:value-type="float">
            <text:p>838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Hoogleraar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Journalist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9" calcext:value-type="float">
            <text:p>9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36" calcext:value-type="float">
            <text:p>36</text:p>
          </table:table-cell>
          <table:table-cell table:number-columns-repeated="2"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float" office:value="208" calcext:value-type="float">
            <text:p>208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Journalist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Kunstschilder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Kunstschilder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Landmeter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Landmeter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Leraar (niet elder genoemd)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49" calcext:value-type="float">
            <text:p>49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88" calcext:value-type="float">
            <text:p>888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22" calcext:value-type="float">
            <text:p>1322</text:p>
          </table:table-cell>
          <table:table-cell table:style-name="ce31" office:value-type="float" office:value="646" calcext:value-type="float">
            <text:p>646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66" calcext:value-type="float">
            <text:p>66</text:p>
          </table:table-cell>
          <table:table-cell table:style-name="ce39" office:value-type="float" office:value="3016" calcext:value-type="float">
            <text:p>3016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Leraar (niet elder genoemd)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344" calcext:value-type="float">
            <text:p>344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718" calcext:value-type="float">
            <text:p>718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Letterkundige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66" calcext:value-type="float">
            <text:p>66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Letterkundige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Lid Hoge Colleges van Staat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299" calcext:value-type="float">
            <text:p>299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Lid Hoge Colleges van Staat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2" table:style-name="ce31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Militair (beroeps)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98" calcext:value-type="float">
            <text:p>98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Militair (beroeps)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23" table:style-name="ce3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Muziekleraar, - onderwijzer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Muziekleraar, - onderwijzer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Notaris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09" calcext:value-type="float">
            <text:p>109</text:p>
          </table:table-cell>
          <table:table-cell table:number-columns-repeated="22" table:style-name="ce31" office:value-type="float" office:value="0" calcext:value-type="float">
            <text:p>0</text:p>
          </table:table-cell>
          <table:table-cell table:style-name="ce39" office:value-type="float" office:value="109" calcext:value-type="float">
            <text:p>109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Notaris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23" table:style-name="ce3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Onderwijzer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Onderwijzer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Politiepersoneel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37" calcext:value-type="float">
            <text:p>37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Politiepersoneel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12" table:style-name="ce31" office:value-type="float" office:value="0" calcext:value-type="float">
            <text:p>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Predikant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2817" calcext:value-type="float">
            <text:p>2817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 office:value-type="float" office:value="2825" calcext:value-type="float">
            <text:p>2825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Predikant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53" calcext:value-type="float">
            <text:p>5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1" table:style-name="ce31" office:value-type="float" office:value="0" calcext:value-type="float">
            <text:p>0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Rechter, ambtenaar O.M.,enz.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864" calcext:value-type="float">
            <text:p>864</text:p>
          </table:table-cell>
          <table:table-cell table:number-columns-repeated="1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866" calcext:value-type="float">
            <text:p>866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Rechter, ambtenaar O.M.,enz.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22" table:style-name="ce31" office:value-type="float" office:value="0" calcext:value-type="float">
            <text:p>0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Sociaal werker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Sociaal werker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Tandarts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53" calcext:value-type="float">
            <text:p>1353</text:p>
          </table:table-cell>
          <table:table-cell table:number-columns-repeated="20" table:style-name="ce31" office:value-type="float" office:value="0" calcext:value-type="float">
            <text:p>0</text:p>
          </table:table-cell>
          <table:table-cell table:style-name="ce39" office:value-type="float" office:value="1365" calcext:value-type="float">
            <text:p>1365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Tandarts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86" calcext:value-type="float">
            <text:p>186</text:p>
          </table:table-cell>
          <table:table-cell table:number-columns-repeated="20" table:style-name="ce31" office:value-type="float" office:value="0" calcext:value-type="float">
            <text:p>0</text:p>
          </table:table-cell>
          <table:table-cell table:style-name="ce39" office:value-type="float" office:value="188" calcext:value-type="float">
            <text:p>188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Tekenaar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Tekenaar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23" table:style-name="ce3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Tolk, vertaler 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8" calcext:value-type="float">
            <text:p>8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Tolk, vertaler 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number-columns-repeated="12" table:style-name="ce31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Toneelspeler 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Toneelspeler 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Toonkunstenaar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Toonkunstenaar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Veearts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6" table:style-name="ce31" office:value-type="float" office:value="0" calcext:value-type="float">
            <text:p>0</text:p>
          </table:table-cell>
          <table:table-cell table:style-name="ce31" office:value-type="float" office:value="598" calcext:value-type="float">
            <text:p>598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9" office:value-type="float" office:value="598" calcext:value-type="float">
            <text:p>598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Veearts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16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Verpleger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0" calcext:value-type="float">
            <text:p>0</text:p>
          </table:table-cell>
          <table:table-cell table:number-columns-repeated="23" table:style-name="ce31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Verpleger</text:p>
          </table:table-cell>
          <table:table-cell table:style-name="ce160" office:value-type="string" calcext:value-type="string">
            <text:p>V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number-columns-repeated="2"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996"/>
        </table:table-row>
        <table:table-row table:style-name="ro2">
          <table:table-cell table:style-name="ce153" office:value-type="string" calcext:value-type="string">
            <text:p>Verzekeringsagent</text:p>
          </table:table-cell>
          <table:table-cell table:style-name="ce160" office:value-type="string" calcext:value-type="string">
            <text:p>M</text:p>
          </table:table-cell>
          <table:table-cell table:style-name="Default"/>
          <table:table-cell table:style-name="ce24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996"/>
        </table:table-row>
        <table:table-row table:style-name="ro1">
          <table:table-cell table:style-name="ce154" office:value-type="string" calcext:value-type="string">
            <text:p>Verzekeringsagent</text:p>
          </table:table-cell>
          <table:table-cell table:style-name="ce161" office:value-type="string" calcext:value-type="string">
            <text:p>V</text:p>
          </table:table-cell>
          <table:table-cell table:style-name="Default"/>
          <table:table-cell table:style-name="ce77" office:value-type="float" office:value="0" calcext:value-type="float">
            <text:p>0</text:p>
          </table:table-cell>
          <table:table-cell table:number-columns-repeated="23" table:style-name="ce7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 16" table:style-name="ta17">
        <table:table-column table:style-name="co23" table:default-cell-style-name="ce12"/>
        <table:table-column table:style-name="co26" table:default-cell-style-name="ce12"/>
        <table:table-column table:style-name="co27" table:number-columns-repeated="16" table:default-cell-style-name="ce12"/>
        <table:table-column table:style-name="co3" table:number-columns-repeated="17" table:default-cell-style-name="Default"/>
        <table:table-column table:style-name="co28" table:number-columns-repeated="2" table:default-cell-style-name="ce12"/>
        <table:table-column table:style-name="co3" table:number-columns-repeated="987" table:default-cell-style-name="Default"/>
        <table:table-row table:style-name="ro1">
          <table:table-cell table:style-name="ce48" office:value-type="string" calcext:value-type="string">
            <text:p>Tabel 16. Academisch gevormden naar studierichting en overheidsdienst (incl. tijdelijk niet werkenden)</text:p>
          </table:table-cell>
          <table:table-cell table:style-name="ce51" table:number-columns-repeated="16"/>
          <table:table-cell table:style-name="ce52"/>
          <table:table-cell table:style-name="ce2" table:number-columns-repeated="1006"/>
        </table:table-row>
        <table:table-row table:style-name="ro1">
          <table:table-cell table:style-name="ce170"/>
          <table:table-cell table:style-name="ce16" table:number-columns-repeated="17"/>
          <table:table-cell table:style-name="ce2" table:number-columns-repeated="1006"/>
        </table:table-row>
        <table:table-row table:style-name="ro8">
          <table:table-cell table:style-name="ce3" office:value-type="string" calcext:value-type="string" table:number-columns-spanned="1" table:number-rows-spanned="4">
            <text:p>Studierichting</text:p>
          </table:table-cell>
          <table:table-cell table:style-name="ce172"/>
          <table:table-cell table:style-name="ce102" office:value-type="string" calcext:value-type="string" table:number-columns-spanned="12" table:number-rows-spanned="1">
            <text:p>In dienst van</text:p>
          </table:table-cell>
          <table:covered-table-cell table:number-columns-repeated="11" table:style-name="ce108"/>
          <table:table-cell table:style-name="ce108" office:value-type="string" calcext:value-type="string" table:number-columns-spanned="2" table:number-rows-spanned="3">
            <text:p>Niet in overheids-dienst</text:p>
          </table:table-cell>
          <table:covered-table-cell table:style-name="ce105"/>
          <table:table-cell table:style-name="ce118" office:value-type="string" calcext:value-type="string" table:number-columns-spanned="2" table:number-rows-spanned="3">
            <text:p>Totaal</text:p>
          </table:table-cell>
          <table:covered-table-cell table:style-name="ce173"/>
          <table:table-cell table:style-name="ce2" table:number-columns-repeated="1006"/>
        </table:table-row>
        <table:table-row table:style-name="ro9">
          <table:covered-table-cell table:style-name="ce41"/>
          <table:table-cell table:style-name="ce172"/>
          <table:table-cell table:style-name="ce43" office:value-type="string" calcext:value-type="string" table:number-columns-spanned="4" table:number-rows-spanned="1">
            <text:p>de Staat</text:p>
          </table:table-cell>
          <table:covered-table-cell table:number-columns-repeated="3" table:style-name="ce45"/>
          <table:table-cell table:style-name="ce45" office:value-type="string" calcext:value-type="string" table:number-columns-spanned="2" table:number-rows-spanned="2">
            <text:p>de Provincie</text:p>
          </table:table-cell>
          <table:covered-table-cell table:style-name="ce119"/>
          <table:table-cell table:style-name="ce45" office:value-type="string" calcext:value-type="string" table:number-columns-spanned="2" table:number-rows-spanned="2">
            <text:p>de Gemeente</text:p>
          </table:table-cell>
          <table:covered-table-cell table:style-name="ce119"/>
          <table:table-cell table:style-name="ce45" office:value-type="string" calcext:value-type="string" table:number-columns-spanned="2" table:number-rows-spanned="2">
            <text:p>waterschap veenschap veenpolder </text:p>
          </table:table-cell>
          <table:covered-table-cell table:style-name="ce119"/>
          <table:table-cell table:style-name="ce45" office:value-type="string" calcext:value-type="string" table:number-columns-spanned="2" table:number-rows-spanned="2">
            <text:p>publiek rechtelijke bedrijfs-organisatie</text:p>
          </table:table-cell>
          <table:covered-table-cell table:style-name="ce119"/>
          <table:covered-table-cell table:style-name="ce113"/>
          <table:covered-table-cell table:style-name="ce116"/>
          <table:covered-table-cell table:style-name="ce113"/>
          <table:covered-table-cell table:style-name="ce174"/>
          <table:table-cell table:style-name="ce2" table:number-columns-repeated="1006"/>
        </table:table-row>
        <table:table-row table:style-name="ro2">
          <table:covered-table-cell table:style-name="ce41"/>
          <table:table-cell table:style-name="ce172"/>
          <table:table-cell table:style-name="ce43" office:value-type="string" calcext:value-type="string" table:number-columns-spanned="2" table:number-rows-spanned="1">
            <text:p>als militair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als burger</text:p>
          </table:table-cell>
          <table:covered-table-cell table:style-name="ce45"/>
          <table:covered-table-cell table:style-name="ce114"/>
          <table:covered-table-cell table:style-name="ce117"/>
          <table:covered-table-cell table:style-name="ce114"/>
          <table:covered-table-cell table:style-name="ce117"/>
          <table:covered-table-cell table:style-name="ce114"/>
          <table:covered-table-cell table:style-name="ce117"/>
          <table:covered-table-cell table:style-name="ce114"/>
          <table:covered-table-cell table:style-name="ce117"/>
          <table:covered-table-cell table:style-name="ce114"/>
          <table:covered-table-cell table:style-name="ce117"/>
          <table:covered-table-cell table:style-name="ce114"/>
          <table:covered-table-cell table:style-name="ce175"/>
          <table:table-cell table:style-name="ce2" table:number-columns-repeated="1006"/>
        </table:table-row>
        <table:table-row table:style-name="ro2">
          <table:covered-table-cell table:style-name="ce41"/>
          <table:table-cell table:style-name="ce172"/>
          <table:table-cell table:style-name="ce43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table-cell table:style-name="ce2" table:number-columns-repeated="1006"/>
        </table:table-row>
        <table:table-row table:style-name="ro1">
          <table:table-cell table:style-name="ce58" office:value-type="float" office:value="1" calcext:value-type="float">
            <text:p>1</text:p>
          </table:table-cell>
          <table:table-cell table:style-name="ce172"/>
          <table:table-cell table:style-name="ce62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71" office:value-type="float" office:value="17" calcext:value-type="float">
            <text:p>17</text:p>
          </table:table-cell>
          <table:table-cell table:style-name="ce2" table:number-columns-repeated="1006"/>
        </table:table-row>
        <table:table-row table:style-name="ro1">
          <table:table-cell table:style-name="ce6"/>
          <table:table-cell table:style-name="Default"/>
          <table:table-cell table:style-name="ce6" table:number-columns-repeated="12"/>
          <table:table-cell table:style-name="ce158" table:number-columns-repeated="4"/>
          <table:table-cell table:number-columns-repeated="1006"/>
        </table:table-row>
        <table:table-row table:style-name="ro2">
          <table:table-cell table:style-name="ce7" office:value-type="string" calcext:value-type="string">
            <text:p>Godgeleerheid</text:p>
          </table:table-cell>
          <table:table-cell table:style-name="Default"/>
          <table:table-cell table:style-name="ce23" office:value-type="float" office:value="79" calcext:value-type="float">
            <text:p>7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181" calcext:value-type="float">
            <text:p>318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3334" calcext:value-type="float">
            <text:p>3334</text:p>
          </table:table-cell>
          <table:table-cell table:style-name="ce38" office:value-type="float" office:value="80" calcext:value-type="float">
            <text:p>80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Rechtsgeleerdheid</text:p>
          </table:table-cell>
          <table:table-cell table:style-name="Default"/>
          <table:table-cell table:style-name="ce24" office:value-type="float" office:value="363" calcext:value-type="float">
            <text:p>36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059" calcext:value-type="float">
            <text:p>2059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74" calcext:value-type="float">
            <text:p>474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092" calcext:value-type="float">
            <text:p>4092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7262" calcext:value-type="float">
            <text:p>7262</text:p>
          </table:table-cell>
          <table:table-cell table:style-name="ce39" office:value-type="float" office:value="742" calcext:value-type="float">
            <text:p>742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Geneeskunde</text:p>
          </table:table-cell>
          <table:table-cell table:style-name="Default"/>
          <table:table-cell table:style-name="ce24" office:value-type="float" office:value="724" calcext:value-type="float">
            <text:p>72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85" calcext:value-type="float">
            <text:p>585</text:p>
          </table:table-cell>
          <table:table-cell table:style-name="ce31" office:value-type="float" office:value="97" calcext:value-type="float">
            <text:p>9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565" calcext:value-type="float">
            <text:p>5565</text:p>
          </table:table-cell>
          <table:table-cell table:style-name="ce31" office:value-type="float" office:value="610" calcext:value-type="float">
            <text:p>610</text:p>
          </table:table-cell>
          <table:table-cell table:style-name="ce31" office:value-type="float" office:value="7359" calcext:value-type="float">
            <text:p>7359</text:p>
          </table:table-cell>
          <table:table-cell table:style-name="ce39" office:value-type="float" office:value="745" calcext:value-type="float">
            <text:p>745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Tandheelkunde</text:p>
          </table:table-cell>
          <table:table-cell table:style-name="Default"/>
          <table:table-cell table:style-name="ce24" office:value-type="float" office:value="174" calcext:value-type="float">
            <text:p>17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185" calcext:value-type="float">
            <text:p>1185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1384" calcext:value-type="float">
            <text:p>1384</text:p>
          </table:table-cell>
          <table:table-cell table:style-name="ce39" office:value-type="float" office:value="207" calcext:value-type="float">
            <text:p>207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Wis- en Natuurkunde, w.o.</text:p>
          </table:table-cell>
          <table:table-cell table:style-name="Default"/>
          <table:table-cell table:style-name="ce24" office:value-type="float" office:value="125" calcext:value-type="float">
            <text:p>12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83" calcext:value-type="float">
            <text:p>683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72" calcext:value-type="float">
            <text:p>7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171" calcext:value-type="float">
            <text:p>2171</text:p>
          </table:table-cell>
          <table:table-cell table:style-name="ce31" office:value-type="float" office:value="481" calcext:value-type="float">
            <text:p>481</text:p>
          </table:table-cell>
          <table:table-cell table:style-name="ce31" office:value-type="float" office:value="3383" calcext:value-type="float">
            <text:p>3383</text:p>
          </table:table-cell>
          <table:table-cell table:style-name="ce39" office:value-type="float" office:value="637" calcext:value-type="float">
            <text:p>637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Wiskunde</text:p>
          </table:table-cell>
          <table:table-cell table:style-name="Default"/>
          <table:table-cell table:style-name="ce24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3" calcext:value-type="float">
            <text:p>483</text:p>
          </table:table-cell>
          <table:table-cell table:style-name="ce39" office:value-type="float" office:value="38" calcext:value-type="float">
            <text:p>38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Natuurkunde</text:p>
          </table:table-cell>
          <table:table-cell table:style-name="Default"/>
          <table:table-cell table:style-name="ce24" office:value-type="float" office:value="34" calcext:value-type="float">
            <text:p>3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65" calcext:value-type="float">
            <text:p>565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Scheikunde</text:p>
          </table:table-cell>
          <table:table-cell table:style-name="Default"/>
          <table:table-cell table:style-name="ce24" office:value-type="float" office:value="33" calcext:value-type="float">
            <text:p>3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3" calcext:value-type="float">
            <text:p>1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07" calcext:value-type="float">
            <text:p>707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025" calcext:value-type="float">
            <text:p>1025</text:p>
          </table:table-cell>
          <table:table-cell table:style-name="ce39" office:value-type="float" office:value="84" calcext:value-type="float">
            <text:p>84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Biologie</text:p>
          </table:table-cell>
          <table:table-cell table:style-name="Default"/>
          <table:table-cell table:style-name="ce24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440" calcext:value-type="float">
            <text:p>440</text:p>
          </table:table-cell>
          <table:table-cell table:style-name="ce39" office:value-type="float" office:value="122" calcext:value-type="float">
            <text:p>122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Pharmacie</text:p>
          </table:table-cell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584" calcext:value-type="float">
            <text:p>584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672" calcext:value-type="float">
            <text:p>672</text:p>
          </table:table-cell>
          <table:table-cell table:style-name="ce39" office:value-type="float" office:value="351" calcext:value-type="float">
            <text:p>351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Letteren en Wijsbegeerte, w.o.</text:p>
          </table:table-cell>
          <table:table-cell table:style-name="Default"/>
          <table:table-cell table:style-name="ce24" office:value-type="float" office:value="61" calcext:value-type="float">
            <text:p>6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403" calcext:value-type="float">
            <text:p>1403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2262" calcext:value-type="float">
            <text:p>2262</text:p>
          </table:table-cell>
          <table:table-cell table:style-name="ce39" office:value-type="float" office:value="818" calcext:value-type="float">
            <text:p>818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Moderne talen</text:p>
          </table:table-cell>
          <table:table-cell table:style-name="Default"/>
          <table:table-cell table:style-name="ce24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60" calcext:value-type="float">
            <text:p>6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125" calcext:value-type="float">
            <text:p>125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578" calcext:value-type="float">
            <text:p>578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969" calcext:value-type="float">
            <text:p>969</text:p>
          </table:table-cell>
          <table:table-cell table:style-name="ce39" office:value-type="float" office:value="505" calcext:value-type="float">
            <text:p>505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Oude talen</text:p>
          </table:table-cell>
          <table:table-cell table:style-name="Default"/>
          <table:table-cell table:style-name="ce24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612" calcext:value-type="float">
            <text:p>612</text:p>
          </table:table-cell>
          <table:table-cell table:style-name="ce39" office:value-type="float" office:value="158" calcext:value-type="float">
            <text:p>158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Geschiedenis</text:p>
          </table:table-cell>
          <table:table-cell table:style-name="Default"/>
          <table:table-cell table:style-name="ce24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349" calcext:value-type="float">
            <text:p>349</text:p>
          </table:table-cell>
          <table:table-cell table:style-name="ce39" office:value-type="float" office:value="103" calcext:value-type="float">
            <text:p>103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Indologie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4" calcext:value-type="float">
            <text:p>24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Soc. geografie</text:p>
          </table:table-cell>
          <table:table-cell table:style-name="Default"/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47" calcext:value-type="float">
            <text:p>247</text:p>
          </table:table-cell>
          <table:table-cell table:style-name="ce39" office:value-type="float" office:value="43" calcext:value-type="float">
            <text:p>43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Economie</text:p>
          </table:table-cell>
          <table:table-cell table:style-name="Default"/>
          <table:table-cell table:style-name="ce24" office:value-type="float" office:value="156" calcext:value-type="float">
            <text:p>15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914" calcext:value-type="float">
            <text:p>1914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2870" calcext:value-type="float">
            <text:p>2870</text:p>
          </table:table-cell>
          <table:table-cell table:style-name="ce39" office:value-type="float" office:value="82" calcext:value-type="float">
            <text:p>82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Veeartsenijkunde</text:p>
          </table:table-cell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9" calcext:value-type="float">
            <text:p>159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70" calcext:value-type="float">
            <text:p>770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8" office:value-type="string" calcext:value-type="string">
            <text:p>Technische wetenschappen, w.o.</text:p>
          </table:table-cell>
          <table:table-cell table:style-name="Default"/>
          <table:table-cell table:style-name="ce24" office:value-type="float" office:value="213" calcext:value-type="float">
            <text:p>21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057" calcext:value-type="float">
            <text:p>105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73" calcext:value-type="float">
            <text:p>47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587" calcext:value-type="float">
            <text:p>4587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6471" calcext:value-type="float">
            <text:p>6471</text:p>
          </table:table-cell>
          <table:table-cell table:style-name="ce39"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Civiel</text:p>
          </table:table-cell>
          <table:table-cell table:style-name="Default"/>
          <table:table-cell table:style-name="ce24" office:value-type="float" office:value="46" calcext:value-type="float">
            <text:p>4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76" calcext:value-type="float">
            <text:p>97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725" calcext:value-type="float">
            <text:p>1725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Werktuigkundig</text:p>
          </table:table-cell>
          <table:table-cell table:style-name="Default"/>
          <table:table-cell table:style-name="ce24" office:value-type="float" office:value="70" calcext:value-type="float">
            <text:p>7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1" calcext:value-type="float">
            <text:p>8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595" calcext:value-type="float">
            <text:p>159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001" calcext:value-type="float">
            <text:p>2001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Electrotechnisch</text:p>
          </table:table-cell>
          <table:table-cell table:style-name="Default"/>
          <table:table-cell table:style-name="ce24" office:value-type="float" office:value="42" calcext:value-type="float">
            <text:p>4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824" calcext:value-type="float">
            <text:p>82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36" calcext:value-type="float">
            <text:p>1136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9" office:value-type="string" calcext:value-type="string">
            <text:p>Scheikundig</text:p>
          </table:table-cell>
          <table:table-cell table:style-name="Default"/>
          <table:table-cell table:style-name="ce24" office:value-type="float" office:value="35" calcext:value-type="float">
            <text:p>3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50" calcext:value-type="float">
            <text:p>850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140" calcext:value-type="float">
            <text:p>1140</text:p>
          </table:table-cell>
          <table:table-cell table:style-name="ce39" office:value-type="float" office:value="74" calcext:value-type="float">
            <text:p>74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2">
          <table:table-cell table:style-name="ce10" office:value-type="string" calcext:value-type="string">
            <text:p>Landbouwwetenschappen</text:p>
          </table:table-cell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968" calcext:value-type="float">
            <text:p>968</text:p>
          </table:table-cell>
          <table:table-cell table:style-name="ce39" office:value-type="float" office:value="11" calcext:value-type="float">
            <text:p>11</text:p>
          </table:table-cell>
          <table:table-cell/>
          <table:table-cell table:style-name="ce12" table:number-columns-repeated="2"/>
          <table:table-cell table:number-columns-repeated="1003"/>
        </table:table-row>
        <table:table-row table:style-name="ro1">
          <table:table-cell table:style-name="ce11" office:value-type="string" calcext:value-type="string">
            <text:p>Totaal</text:p>
          </table:table-cell>
          <table:table-cell/>
          <table:table-cell table:style-name="ce77" office:value-type="float" office:value="1942" calcext:value-type="float">
            <text:p>194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5869" calcext:value-type="float">
            <text:p>5869</text:p>
          </table:table-cell>
          <table:table-cell table:style-name="ce78" office:value-type="float" office:value="448" calcext:value-type="float">
            <text:p>448</text:p>
          </table:table-cell>
          <table:table-cell table:style-name="ce78" office:value-type="float" office:value="252" calcext:value-type="float">
            <text:p>252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2687" calcext:value-type="float">
            <text:p>2687</text:p>
          </table:table-cell>
          <table:table-cell table:style-name="ce78" office:value-type="float" office:value="452" calcext:value-type="float">
            <text:p>452</text:p>
          </table:table-cell>
          <table:table-cell table:style-name="ce78" office:value-type="float" office:value="46" calcext:value-type="float">
            <text:p>4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63" calcext:value-type="float">
            <text:p>363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5395" calcext:value-type="float">
            <text:p>25395</text:p>
          </table:table-cell>
          <table:table-cell table:style-name="ce78" office:value-type="float" office:value="2522" calcext:value-type="float">
            <text:p>2522</text:p>
          </table:table-cell>
          <table:table-cell table:style-name="ce78" office:value-type="float" office:value="36554" calcext:value-type="float">
            <text:p>36554</text:p>
          </table:table-cell>
          <table:table-cell table:style-name="ce80" office:value-type="float" office:value="3471" calcext:value-type="float">
            <text:p>3471</text:p>
          </table:table-cell>
          <table:table-cell table:style-name="ce12" table:number-columns-repeated="17"/>
          <table:table-cell table:style-name="Default" table:number-columns-repeated="2"/>
          <table:table-cell table:style-name="ce12" table:number-columns-repeated="987"/>
        </table:table-row>
        <table:table-row table:style-name="ro2">
          <table:table-cell table:style-name="ce171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text> £</number:text>
      <number:number number:decimal-places="2" number:min-integer-digits="1" number:grouping="true"/>
    </number:number-style>
    <number:number-style style:name="N114P1" style:volatile="true">
      <number:text>-£</number:text>
      <number:number number:decimal-places="2" number:min-integer-digits="1" number:grouping="true"/>
    </number:number-style>
    <number:number-style style:name="N114P2" style:volatile="true">
      <number:text> £-</number:text>
      <number:number number:decimal-places="0" number:min-integer-digits="0"/>
    </number:number-style>
    <number:text-style style:name="N114">
      <number:text-content/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</number:number-style>
    <number:number-style style:name="N134P1" style:volatile="true"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€ </number:text>
      <number:number number:decimal-places="0" number:min-integer-digits="1" number:grouping="true"/>
    </number:number-style>
    <number:number-style style:name="N144">
      <number:text>€ </number:text>
      <number:number number:decimal-places="0" number:min-integer-digits="1" number:grouping="true"/>
      <number:text>-</number:text>
      <style:map style:condition="value()&gt;=0" style:apply-style-name="N144P0"/>
    </number:number-style>
    <number:number-style style:name="N145P0" style:volatile="true">
      <number:text>€ </number:text>
      <number:number number:decimal-places="0" number:min-integer-digits="1" number:grouping="true"/>
    </number:number-style>
    <number:number-style style:name="N145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5P0"/>
    </number:number-style>
    <number:number-style style:name="N147P0" style:volatile="true">
      <number:text>€ </number:text>
      <number:number number:decimal-places="2" number:min-integer-digits="1" number:grouping="true"/>
    </number:number-style>
    <number:number-style style:name="N147">
      <number:text>€ </number:text>
      <number:number number:decimal-places="2" number:min-integer-digits="1" number:grouping="true"/>
      <number:text>-</number:text>
      <style:map style:condition="value()&gt;=0" style:apply-style-name="N147P0"/>
    </number:number-style>
    <number:number-style style:name="N148P0" style:volatile="true">
      <number:text>€ </number:text>
      <number:number number:decimal-places="2" number:min-integer-digits="1" number:grouping="true"/>
    </number:number-style>
    <number:number-style style:name="N148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8P0"/>
    </number:number-style>
    <number:number-style style:name="N152P0" style:volatile="true">
      <number:text> € </number:text>
      <number:number number:decimal-places="0" number:min-integer-digits="1" number:grouping="true"/>
    </number:number-style>
    <number:number-style style:name="N152P1" style:volatile="true">
      <number:text> € </number:text>
      <number:number number:decimal-places="0" number:min-integer-digits="1" number:grouping="true"/>
      <number:text>-</number:text>
    </number:number-style>
    <number:number-style style:name="N152P2" style:volatile="true">
      <number:text> € - </number:text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</number:number-style>
    <number:number-style style:name="N154P1" style:volatile="true">
      <number:number number:decimal-places="0" number:min-integer-digits="1" number:grouping="true"/>
      <number:text>-</number:text>
    </number:number-style>
    <number:number-style style:name="N154P2" style:volatile="true">
      <number:text>- </number:text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 </number:text>
      <number:number number:decimal-places="2" number:min-integer-digits="1" number:grouping="true"/>
    </number:number-style>
    <number:number-style style:name="N158P1" style:volatile="true">
      <number:text> € </number:text>
      <number:number number:decimal-places="2" number:min-integer-digits="1" number:grouping="true"/>
      <number:text>-</number:text>
    </number:number-style>
    <number:number-style style:name="N158P2" style:volatile="true">
      <number:text> € -</number:text>
      <number:number number:decimal-places="0" number:min-integer-digits="0"/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</number:number-style>
    <number:number-style style:name="N160P1" style:volatile="true">
      <number:number number:decimal-places="2" number:min-integer-digits="1" number:grouping="true"/>
      <number:text>-</number:text>
    </number:number-style>
    <number:number-style style:name="N160P2" style:volatile="true">
      <number:text>-</number:text>
      <number:number number:decimal-places="0" number:min-integer-digits="0"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£</number:text>
      <number:number number:decimal-places="0" number:min-integer-digits="1" number:grouping="true"/>
    </number:number-style>
    <number:number-style style:name="N162">
      <number:text>-£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-£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£</number:text>
      <number:number number:decimal-places="2" number:min-integer-digits="1" number:grouping="true"/>
    </number:number-style>
    <number:number-style style:name="N165">
      <number:text>-£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-£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£</number:text>
      <number:number number:decimal-places="0" number:min-integer-digits="1" number:grouping="true"/>
    </number:number-style>
    <number:number-style style:name="N170P1" style:volatile="true">
      <number:text>-£</number:text>
      <number:number number:decimal-places="0" number:min-integer-digits="1" number:grouping="true"/>
    </number:number-style>
    <number:number-style style:name="N170P2" style:volatile="true">
      <number:text> £- </number:text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</number:number-style>
    <number:number-style style:name="N172P1" style:volatile="true">
      <number:text>-</number:text>
      <number:number number:decimal-places="0" number:min-integer-digits="1" number:grouping="true"/>
    </number:number-style>
    <number:number-style style:name="N172P2" style:volatile="true">
      <number:text>- </number:text>
    </number:number-style>
    <number:text-style style:name="N172">
      <number:text-content/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</number:number-style>
    <number:number-style style:name="N174P1" style:volatile="true">
      <number:text>-</number:text>
      <number:number number:decimal-places="2" number:min-integer-digits="1" number:grouping="true"/>
    </number:number-style>
    <number:number-style style:name="N174P2" style:volatile="true">
      <number:text>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4">
      <style:table-cell-properties fo:padding="0.071cm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7:54.342101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display-name="PageStyle_Tabe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display-name="PageStyle_Tabel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6" style:display-name="PageStyle_Tabel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display-name="PageStyle_Tabel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8" style:display-name="PageStyle_Tabel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9" style:display-name="PageStyle_Tabel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0" style:display-name="PageStyle_Tabel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1" style:display-name="PageStyle_Tabel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2" style:display-name="PageStyle_Tabel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3" style:display-name="PageStyle_Tabel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3A" style:display-name="PageStyle_Tabel 1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4" style:display-name="PageStyle_Tabel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5" style:display-name="PageStyle_Tabel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16" style:display-name="PageStyle_Tabel 1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. David Hardy</meta:initial-creator>
    <meta:creation-date>2004-08-10T09:45:57</meta:creation-date>
    <dc:creator>Helpdesk</dc:creator>
    <dc:date>2004-12-21T11:28:09</dc:date>
    <meta:generator>LibreOffice/4.2.8.2$Linux_X86_64 LibreOffice_project/420m0$Build-2</meta:generator>
    <meta:document-statistic meta:table-count="17" meta:cell-count="17855" meta:object-count="0"/>
  </office:meta>
</office:document-meta>
</file>